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43in"/>
    </style:style>
    <style:style style:name="co2" style:family="table-column">
      <style:table-column-properties fo:break-before="auto" style:column-width="1.0173in"/>
    </style:style>
    <style:style style:name="co3" style:family="table-column">
      <style:table-column-properties fo:break-before="auto" style:column-width="2.4138in"/>
    </style:style>
    <style:style style:name="co4" style:family="table-column">
      <style:table-column-properties fo:break-before="auto" style:column-width="0.578in"/>
    </style:style>
    <style:style style:name="co5" style:family="table-column">
      <style:table-column-properties fo:break-before="auto" style:column-width="1.0091in"/>
    </style:style>
    <style:style style:name="co6" style:family="table-column">
      <style:table-column-properties fo:break-before="auto" style:column-width="1.5in"/>
    </style:style>
    <style:style style:name="co7" style:family="table-column">
      <style:table-column-properties fo:break-before="auto" style:column-width="0.828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0.9055in"/>
    </style:style>
    <style:style style:name="co10" style:family="table-column">
      <style:table-column-properties fo:break-before="auto" style:column-width="1.0437in"/>
    </style:style>
    <style:style style:name="co11" style:family="table-column">
      <style:table-column-properties fo:break-before="auto" style:column-width="2.0953in"/>
    </style:style>
    <style:style style:name="co12" style:family="table-column">
      <style:table-column-properties fo:break-before="auto" style:column-width="2.3535in"/>
    </style:style>
    <style:style style:name="co13" style:family="table-column">
      <style:table-column-properties fo:break-before="auto" style:column-width="1.9484in"/>
    </style:style>
    <style:style style:name="co14" style:family="table-column">
      <style:table-column-properties fo:break-before="auto" style:column-width="1.9311in"/>
    </style:style>
    <style:style style:name="co15" style:family="table-column">
      <style:table-column-properties fo:break-before="auto" style:column-width="1.6209in"/>
    </style:style>
    <style:style style:name="co16" style:family="table-column">
      <style:table-column-properties fo:break-before="auto" style:column-width="3.8354in"/>
    </style:style>
    <style:style style:name="co17" style:family="table-column">
      <style:table-column-properties fo:break-before="auto" style:column-width="0.8882in"/>
    </style:style>
    <style:style style:name="co18" style:family="table-column">
      <style:table-column-properties fo:break-before="auto" style:column-width="1.1984in"/>
    </style:style>
    <style:style style:name="co19" style:family="table-column">
      <style:table-column-properties fo:break-before="auto" style:column-width="0.8193in"/>
    </style:style>
    <style:style style:name="co20" style:family="table-column">
      <style:table-column-properties fo:break-before="auto" style:column-width="0.9138in"/>
    </style:style>
    <style:style style:name="co21" style:family="table-column">
      <style:table-column-properties fo:break-before="auto" style:column-width="1.3535in"/>
    </style:style>
    <style:style style:name="co22" style:family="table-column">
      <style:table-column-properties fo:break-before="auto" style:column-width="1.0953in"/>
    </style:style>
    <style:style style:name="co23" style:family="table-column">
      <style:table-column-properties fo:break-before="auto" style:column-width="1.25in"/>
    </style:style>
    <style:style style:name="co24" style:family="table-column">
      <style:table-column-properties fo:break-before="auto" style:column-width="1.3626in"/>
    </style:style>
    <style:style style:name="co25" style:family="table-column">
      <style:table-column-properties fo:break-before="auto" style:column-width="0.8626in"/>
    </style:style>
    <style:style style:name="co26" style:family="table-column">
      <style:table-column-properties fo:break-before="auto" style:column-width="0.9571in"/>
    </style:style>
    <style:style style:name="co27" style:family="table-column">
      <style:table-column-properties fo:break-before="auto" style:column-width="1.3965in"/>
    </style:style>
    <style:style style:name="co28" style:family="table-column">
      <style:table-column-properties fo:break-before="auto" style:column-width="1.1382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2.5953in"/>
    </style:style>
    <style:style style:name="co32" style:family="table-column">
      <style:table-column-properties fo:break-before="auto" style:column-width="5.0854in"/>
    </style:style>
    <style:style style:name="co33" style:family="table-column">
      <style:table-column-properties fo:break-before="auto" style:column-width="6.0335in"/>
    </style:style>
    <style:style style:name="co34" style:family="table-column">
      <style:table-column-properties fo:break-before="auto" style:column-width="1.6354in"/>
    </style:style>
    <style:style style:name="co35" style:family="table-column">
      <style:table-column-properties fo:break-before="auto" style:column-width="0.9228in"/>
    </style:style>
    <style:style style:name="co36" style:family="table-column">
      <style:table-column-properties fo:break-before="auto" style:column-width="1.3799in"/>
    </style:style>
    <style:style style:name="co37" style:family="table-column">
      <style:table-column-properties fo:break-before="auto" style:column-width="0.8453in"/>
    </style:style>
    <style:style style:name="co38" style:family="table-column">
      <style:table-column-properties fo:break-before="auto" style:column-width="0.6984in"/>
    </style:style>
    <style:style style:name="co39" style:family="table-column">
      <style:table-column-properties fo:break-before="auto" style:column-width="0.7244in"/>
    </style:style>
    <style:style style:name="co40" style:family="table-column">
      <style:table-column-properties fo:break-before="auto" style:column-width="1.1555in"/>
    </style:style>
    <style:style style:name="co41" style:family="table-column">
      <style:table-column-properties fo:break-before="auto" style:column-width="0.6902in"/>
    </style:style>
    <style:style style:name="co42" style:family="table-column">
      <style:table-column-properties fo:break-before="auto" style:column-width="1.1902in"/>
    </style:style>
    <style:style style:name="co43" style:family="table-column">
      <style:table-column-properties fo:break-before="auto" style:column-width="1.4744in"/>
    </style:style>
    <style:style style:name="co44" style:family="table-column">
      <style:table-column-properties fo:break-before="auto" style:column-width="1.5953in"/>
    </style:style>
    <style:style style:name="co45" style:family="table-column">
      <style:table-column-properties fo:break-before="auto" style:column-width="1.2673in"/>
    </style:style>
    <style:style style:name="co46" style:family="table-column">
      <style:table-column-properties fo:break-before="auto" style:column-width="1.2244in"/>
    </style:style>
    <style:style style:name="co47" style:family="table-column">
      <style:table-column-properties fo:break-before="auto" style:column-width="1.052in"/>
    </style:style>
    <style:style style:name="co48" style:family="table-column">
      <style:table-column-properties fo:break-before="auto" style:column-width="2.1382in"/>
    </style:style>
    <style:style style:name="co49" style:family="table-column">
      <style:table-column-properties fo:break-before="auto" style:column-width="0.9835in"/>
    </style:style>
    <style:style style:name="co50" style:family="table-column">
      <style:table-column-properties fo:break-before="auto" style:column-width="0.8366in"/>
    </style:style>
    <style:style style:name="co51" style:family="table-column">
      <style:table-column-properties fo:break-before="auto" style:column-width="1.7161in"/>
    </style:style>
    <style:style style:name="co52" style:family="table-column">
      <style:table-column-properties fo:break-before="auto" style:column-width="1.7071in"/>
    </style:style>
    <style:style style:name="co53" style:family="table-column">
      <style:table-column-properties fo:break-before="auto" style:column-width="1.6465in"/>
    </style:style>
    <style:style style:name="co54" style:family="table-column">
      <style:table-column-properties fo:break-before="auto" style:column-width="1.4402in"/>
    </style:style>
    <style:style style:name="co55" style:family="table-column">
      <style:table-column-properties fo:break-before="auto" style:column-width="1.4484in"/>
    </style:style>
    <style:style style:name="co56" style:family="table-column">
      <style:table-column-properties fo:break-before="auto" style:column-width="1.1811in"/>
    </style:style>
    <style:style style:name="co57" style:family="table-column">
      <style:table-column-properties fo:break-before="auto" style:column-width="0.9016in"/>
    </style:style>
    <style:style style:name="co58" style:family="table-column">
      <style:table-column-properties fo:break-before="auto" style:column-width="1.9354in"/>
    </style:style>
    <style:style style:name="co59" style:family="table-column">
      <style:table-column-properties fo:break-before="auto" style:column-width="0.7311in"/>
    </style:style>
    <style:style style:name="co60" style:family="table-column">
      <style:table-column-properties fo:break-before="auto" style:column-width="1.0366in"/>
    </style:style>
    <style:style style:name="co61" style:family="table-column">
      <style:table-column-properties fo:break-before="auto" style:column-width="0.7654in"/>
    </style:style>
    <style:style style:name="co62" style:family="table-column">
      <style:table-column-properties fo:break-before="auto" style:column-width="0.7319in"/>
    </style:style>
    <style:style style:name="co63" style:family="table-column">
      <style:table-column-properties fo:break-before="auto" style:column-width="1.3181in"/>
    </style:style>
    <style:style style:name="co64" style:family="table-column">
      <style:table-column-properties fo:break-before="auto" style:column-width="0.9409in"/>
    </style:style>
    <style:style style:name="co65" style:family="table-column">
      <style:table-column-properties fo:break-before="auto" style:column-width="0.8209in"/>
    </style:style>
    <style:style style:name="co66" style:family="table-column">
      <style:table-column-properties fo:break-before="auto" style:column-width="1.7827in"/>
    </style:style>
    <style:style style:name="co67" style:family="table-column">
      <style:table-column-properties fo:break-before="auto" style:column-width="2.3555in"/>
    </style:style>
    <style:style style:name="co68" style:family="table-column">
      <style:table-column-properties fo:break-before="auto" style:column-width="1.3102in"/>
    </style:style>
    <style:style style:name="co69" style:family="table-column">
      <style:table-column-properties fo:break-before="auto" style:column-width="2.4689in"/>
    </style:style>
    <style:style style:name="co70" style:family="table-column">
      <style:table-column-properties fo:break-before="auto" style:column-width="1.4138in"/>
    </style:style>
    <style:style style:name="co71" style:family="table-column">
      <style:table-column-properties fo:break-before="auto" style:column-width="3.9126in"/>
    </style:style>
    <style:style style:name="co72" style:family="table-column">
      <style:table-column-properties fo:break-before="auto" style:column-width="0.9484in"/>
    </style:style>
    <style:style style:name="co73" style:family="table-column">
      <style:table-column-properties fo:break-before="auto" style:column-width="1.0346in"/>
    </style:style>
    <style:style style:name="co74" style:family="table-column">
      <style:table-column-properties fo:break-before="auto" style:column-width="3.8362in"/>
    </style:style>
    <style:style style:name="ro1" style:family="table-row">
      <style:table-row-properties style:row-height="0.2228in" fo:break-before="auto" style:use-optimal-row-height="true"/>
    </style:style>
    <style:style style:name="ro2" style:family="table-row">
      <style:table-row-properties style:row-height="0.21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5772in" fo:break-before="auto" style:use-optimal-row-height="true"/>
    </style:style>
    <style:style style:name="ro5" style:family="table-row">
      <style:table-row-properties style:row-height="0.5693in" fo:break-before="auto" style:use-optimal-row-height="true"/>
    </style:style>
    <style:style style:name="ta1" style:family="table" style:master-page-name="PageStyle_5f_mas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maestro-yii-person">
      <style:table-properties table:display="true" style:writing-mode="lr-tb"/>
    </style:style>
    <style:style style:name="ta4" style:family="table" style:master-page-name="PageStyle_5f_oo7-res.users">
      <style:table-properties table:display="true" style:writing-mode="lr-tb"/>
    </style:style>
    <style:style style:name="ta5" style:family="table" style:master-page-name="PageStyle_5f_tryton-user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>
      <style:table-cell-properties fo:border-bottom="none" fo:border-left="0.0102in solid #000000" fo:border-right="0.0102in solid #000000" fo:border-top="0.0102in solid #000000"/>
    </style:style>
    <style:style style:name="ce2" style:family="table-cell" style:parent-style-name="Excel_20_Built-in_20_Normal">
      <style:table-cell-properties fo:border-bottom="0.0102in solid #000000" fo:border-left="0.0102in solid #000000" fo:border-right="0.0102in solid #000000" fo:border-top="none"/>
    </style:style>
    <style:style style:name="ce3" style:family="table-cell" style:parent-style-name="Excel_20_Built-in_20_Normal">
      <style:table-cell-properties fo:border-bottom="none" style:text-align-source="fix" style:repeat-content="false" fo:border-left="0.0102in solid #000000" fo:border-right="0.0102in solid #000000" fo:border-top="none"/>
      <style:paragraph-properties fo:text-align="center" fo:margin-left="0in"/>
    </style:style>
    <style:style style:name="ce4" style:family="table-cell" style:parent-style-name="Excel_20_Built-in_20_Normal">
      <style:table-cell-properties fo:border-bottom="0.0102in solid #000000" style:text-align-source="fix" style:repeat-content="false" fo:border-left="0.0102in solid #000000" fo:border-right="0.0102in solid #000000" fo:border-top="none"/>
      <style:paragraph-properties fo:text-align="center" fo:margin-left="0in"/>
    </style:style>
    <style:style style:name="ce5" style:family="table-cell" style:parent-style-name="Excel_20_Built-in_20_Normal">
      <style:table-cell-properties fo:border-bottom="none" fo:border-left="none" fo:border-right="none" fo:border-top="0.0102in solid #000000"/>
    </style:style>
    <style:style style:name="ce6" style:family="table-cell" style:parent-style-name="Excel_20_Built-in_20_Normal">
      <style:table-cell-properties fo:border-bottom="0.0102in solid #000000" fo:border-left="none" fo:border-right="none" fo:border-top="none"/>
    </style:style>
    <style:style style:name="ce7" style:family="table-cell" style:parent-style-name="Excel_20_Built-in_20_Normal">
      <style:table-cell-properties fo:border-bottom="none" fo:border-left="0.0102in solid #000000" fo:border-right="none" fo:border-top="none"/>
    </style:style>
    <style:style style:name="ce8" style:family="table-cell" style:parent-style-name="Excel_20_Built-in_20_Normal">
      <style:table-cell-properties fo:border-bottom="0.0102in solid #000000" fo:border-left="0.0102in solid #000000" fo:border-right="none" fo:border-top="none"/>
    </style:style>
    <style:style style:name="ce9" style:family="table-cell" style:parent-style-name="Excel_20_Built-in_20_Normal" style:data-style-name="N84">
      <style:table-cell-properties fo:border-bottom="none" fo:border-left="none" fo:border-right="0.0102in solid #000000" fo:border-top="none"/>
    </style:style>
    <style:style style:name="ce10" style:family="table-cell" style:parent-style-name="Excel_20_Built-in_20_Normal" style:data-style-name="N84">
      <style:table-cell-properties fo:border-bottom="0.0102in solid #000000" fo:border-left="none" fo:border-right="0.0102in solid #000000" fo:border-top="none"/>
    </style:style>
    <style:style style:name="ce11" style:family="table-cell" style:parent-style-name="Excel_20_Built-in_20_Normal">
      <style:table-cell-properties fo:border-bottom="none" fo:border-left="none" fo:border-right="0.0102in solid #000000" fo:border-top="none"/>
    </style:style>
    <style:style style:name="ce12" style:family="table-cell" style:parent-style-name="Excel_20_Built-in_20_Normal">
      <style:table-cell-properties fo:border-bottom="0.0102in solid #000000" fo:border-left="none" fo:border-right="0.0102in solid #000000" fo:border-top="none"/>
    </style:style>
    <style:style style:name="ce13" style:family="table-cell" style:parent-style-name="Excel_20_Built-in_20_Normal">
      <style:table-cell-properties fo:border-bottom="none" fo:border-left="none" fo:border-right="0.0102in solid #000000" fo:border-top="0.0102in solid #000000"/>
    </style:style>
    <style:style style:name="ce14" style:family="table-cell" style:parent-style-name="Default">
      <style:text-properties fo:color="#000000"/>
    </style:style>
    <style:style style:name="ce15" style:family="table-cell" style:parent-style-name="Default" style:data-style-name="N84"/>
    <style:style style:name="gr1" style:family="graphic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83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42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333333" style:text-outline="false" style:text-line-through-styl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" table:style-name="ta1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number-columns-repeated="2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number-columns-repeated="227" table:default-cell-style-name="Excel_20_Built-in_20_Normal"/>
        <table:table-row table:style-name="ro1">
          <table:table-cell table:style-name="ce1" office:value-type="string">
            <text:p>Status</text:p>
          </table:table-cell>
          <table:table-cell table:style-name="ce5" office:value-type="string">
            <text:p>PERSONAL</text:p>
          </table:table-cell>
          <table:table-cell table:style-name="ce5" table:number-columns-repeated="3"/>
          <table:table-cell table:style-name="ce5" office:value-type="string">
            <text:p>AUTHENTICATION</text:p>
          </table:table-cell>
          <table:table-cell table:style-name="ce5" table:number-columns-repeated="4"/>
          <table:table-cell table:style-name="ce5" office:value-type="string">
            <text:p>EMPLOYER</text:p>
          </table:table-cell>
          <table:table-cell table:style-name="ce5" table:number-columns-repeated="13"/>
          <table:table-cell table:style-name="ce5" office:value-type="string">
            <text:p>RESIDENCE</text:p>
          </table:table-cell>
          <table:table-cell table:style-name="ce5" table:number-columns-repeated="3"/>
          <table:table-cell table:style-name="ce13"/>
          <table:table-cell table:number-columns-repeated="227"/>
        </table:table-row>
        <table:table-row table:style-name="ro1">
          <table:table-cell table:style-name="ce2" office:value-type="string">
            <office:annotation draw:style-name="gr1" draw:text-style-name="P1" svg:width="1.5146in" svg:height="0.8252in" svg:x="1.0362in" svg:y="0.1122in" draw:caption-point-x="-0.1894in" draw:caption-point-y="0.1142in">
              <dc:creator>DRS</dc:creator>
              <dc:date>2014-06-30T00:00:00</dc:date>
              <text:p text:style-name="P1"><text:span text:style-name="T1">dale:</text:span></text:p>
              <text:p text:style-name="P1"><text:span text:style-name="T2">0=inactive</text:span></text:p>
              <text:p text:style-name="P1"><text:span text:style-name="T2">1=active</text:span></text:p>
              <text:p text:style-name="P1"><text:span text:style-name="T2"/></text:p>
            </office:annotation>
            <text:p>0=inactive</text:p>
          </table:table-cell>
          <table:table-cell table:style-name="ce6" office:value-type="string">
            <text:p>First Name</text:p>
          </table:table-cell>
          <table:table-cell table:style-name="ce6" office:value-type="string">
            <text:p>Last Name</text:p>
          </table:table-cell>
          <table:table-cell table:style-name="ce6" office:value-type="string">
            <text:p>Initials</text:p>
          </table:table-cell>
          <table:table-cell table:style-name="ce6" office:value-type="string">
            <text:p>Date of Birth</text:p>
          </table:table-cell>
          <table:table-cell table:style-name="ce6" office:value-type="string">
            <text:p>Username</text:p>
          </table:table-cell>
          <table:table-cell table:style-name="ce6" office:value-type="string">
            <text:p>Password</text:p>
          </table:table-cell>
          <table:table-cell table:style-name="ce6" office:value-type="string">
            <text:p>Profile1</text:p>
          </table:table-cell>
          <table:table-cell table:style-name="ce6" office:value-type="string">
            <text:p>ProfileNum</text:p>
          </table:table-cell>
          <table:table-cell table:style-name="ce6" office:value-type="string">
            <text:p>ProfileName</text:p>
          </table:table-cell>
          <table:table-cell table:style-name="ce6" office:value-type="string">
            <text:p>Company</text:p>
          </table:table-cell>
          <table:table-cell table:style-name="ce6" office:value-type="string">
            <text:p>Title</text:p>
          </table:table-cell>
          <table:table-cell table:style-name="ce6" office:value-type="string">
            <text:p>Email</text:p>
          </table:table-cell>
          <table:table-cell table:style-name="ce6" office:value-type="string">
            <text:p>Function Level</text:p>
          </table:table-cell>
          <table:table-cell table:style-name="ce6" office:value-type="string">
            <text:p>Department</text:p>
          </table:table-cell>
          <table:table-cell table:style-name="ce6" office:value-type="string">
            <text:p>Role</text:p>
          </table:table-cell>
          <table:table-cell table:style-name="ce6" office:value-type="string">
            <text:p>Supervisor</text:p>
          </table:table-cell>
          <table:table-cell table:style-name="ce6" office:value-type="string">
            <text:p>Work Address1</text:p>
          </table:table-cell>
          <table:table-cell table:style-name="ce6" office:value-type="string">
            <text:p>Work City</text:p>
          </table:table-cell>
          <table:table-cell table:style-name="ce6" office:value-type="string">
            <text:p>Work State</text:p>
          </table:table-cell>
          <table:table-cell table:style-name="ce6" office:value-type="string">
            <text:p>Work PostalCode</text:p>
          </table:table-cell>
          <table:table-cell table:style-name="ce6" office:value-type="string">
            <text:p>Work Country</text:p>
          </table:table-cell>
          <table:table-cell table:style-name="ce6" office:value-type="string">
            <text:p>Work Phone</text:p>
          </table:table-cell>
          <table:table-cell table:style-name="ce6" office:value-type="string">
            <text:p>Work Fax</text:p>
          </table:table-cell>
          <table:table-cell table:style-name="ce6" office:value-type="string">
            <text:p>Home Address1</text:p>
          </table:table-cell>
          <table:table-cell table:style-name="ce6" office:value-type="string">
            <text:p>Home City</text:p>
          </table:table-cell>
          <table:table-cell table:style-name="ce6" office:value-type="string">
            <text:p>Home State</text:p>
          </table:table-cell>
          <table:table-cell table:style-name="ce6" office:value-type="string">
            <text:p>Home PostalCode</text:p>
          </table:table-cell>
          <table:table-cell table:style-name="ce12" office:value-type="string">
            <text:p>Home Country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Barcoe</text:p>
          </table:table-cell>
          <table:table-cell office:value-type="string">
            <text:p>Jenks</text:p>
          </table:table-cell>
          <table:table-cell table:formula="of:=CONCATENATE(LEFT([.B3]);LEFT([.C3]))" office:value-type="string" office:string-value="BJ">
            <text:p>BJ</text:p>
          </table:table-cell>
          <table:table-cell table:style-name="ce9" office:value-type="date" office:date-value="1959-01-01">
            <text:p>1959-01-01</text:p>
          </table:table-cell>
          <table:table-cell table:style-name="ce7" office:value-type="string">
            <text:p>bjenks</text:p>
          </table:table-cell>
          <table:table-cell office:value-type="string">
            <text:p>appleton</text:p>
          </table:table-cell>
          <table:table-cell office:value-type="string">
            <text:p>Team Member</text:p>
          </table:table-cell>
          <table:table-cell office:value-type="float" office:value="2">
            <text:p>2</text:p>
          </table:table-cell>
          <table:table-cell table:style-name="ce11" office:value-type="string">
            <text:p>grpEng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Electronics Engineer</text:p>
          </table:table-cell>
          <table:table-cell table:formula="of:=CONCATENATE([.F3];&quot;@whizzer.local&quot;)" office:value-type="string" office:string-value="bjenks@whizzer.local">
            <text:p>bjenks@whizzer.local</text:p>
          </table:table-cell>
          <table:table-cell office:value-type="string">
            <text:p>Professional Technical 08</text:p>
          </table:table-cell>
          <table:table-cell office:value-type="string">
            <text:p>Engineering</text:p>
          </table:table-cell>
          <table:table-cell office:value-type="string">
            <text:p>Specifies electronics parts and BOMs, and suppliers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Barton</text:p>
          </table:table-cell>
          <table:table-cell office:value-type="string">
            <text:p>Swift</text:p>
          </table:table-cell>
          <table:table-cell table:formula="of:=CONCATENATE(LEFT([.B4]);LEFT([.C4]))" office:value-type="string" office:string-value="BS">
            <text:p>BS</text:p>
          </table:table-cell>
          <table:table-cell table:style-name="ce9" office:value-type="date" office:date-value="1939-02-01">
            <text:p>1939-02-01</text:p>
          </table:table-cell>
          <table:table-cell table:style-name="ce7" office:value-type="string">
            <text:p>bswift</text:p>
          </table:table-cell>
          <table:table-cell office:value-type="string">
            <text:p>appleton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1" office:value-type="string">
            <text:p>grpView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President</text:p>
          </table:table-cell>
          <table:table-cell table:formula="of:=CONCATENATE([.F4];&quot;@whizzer.local&quot;)" office:value-type="string" office:string-value="bswift@whizzer.local">
            <text:p>bswift@whizzer.local</text:p>
          </table:table-cell>
          <table:table-cell office:value-type="string">
            <text:p>Management 13</text:p>
          </table:table-cell>
          <table:table-cell office:value-type="string">
            <text:p>Management</text:p>
          </table:table-cell>
          <table:table-cell office:value-type="string">
            <text:p>Manager</text:p>
          </table:table-cell>
          <table:table-cell/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2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Bub</text:p>
          </table:table-cell>
          <table:table-cell office:value-type="string">
            <text:p>Armstrong</text:p>
          </table:table-cell>
          <table:table-cell table:formula="of:=CONCATENATE(LEFT([.B5]);LEFT([.C5]))" office:value-type="string" office:string-value="BA">
            <text:p>BA</text:p>
          </table:table-cell>
          <table:table-cell table:style-name="ce9" office:value-type="date" office:date-value="1959-03-01">
            <text:p>1959-03-01</text:p>
          </table:table-cell>
          <table:table-cell table:style-name="ce7" office:value-type="string">
            <text:p>barmstrong</text:p>
          </table:table-cell>
          <table:table-cell office:value-type="string">
            <text:p>appleton</text:p>
          </table:table-cell>
          <table:table-cell office:value-type="string">
            <text:p>Team Member</text:p>
          </table:table-cell>
          <table:table-cell office:value-type="float" office:value="2">
            <text:p>2</text:p>
          </table:table-cell>
          <table:table-cell table:style-name="ce11" office:value-type="string">
            <text:p>grpEng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Mechanical Engineer</text:p>
          </table:table-cell>
          <table:table-cell table:formula="of:=CONCATENATE([.F5];&quot;@whizzer.local&quot;)" office:value-type="string" office:string-value="barmstrong@whizzer.local">
            <text:p>barmstrong@whizzer.local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mechanical parts and BOMs, and suppliers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3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Frank</text:p>
          </table:table-cell>
          <table:table-cell office:value-type="string">
            <text:p>Mason</text:p>
          </table:table-cell>
          <table:table-cell table:formula="of:=CONCATENATE(LEFT([.B6]);LEFT([.C6]))" office:value-type="string" office:string-value="FM">
            <text:p>FM</text:p>
          </table:table-cell>
          <table:table-cell table:style-name="ce9" office:value-type="date" office:date-value="1959-04-01">
            <text:p>1959-04-01</text:p>
          </table:table-cell>
          <table:table-cell table:style-name="ce7" office:value-type="string">
            <text:p>fmason</text:p>
          </table:table-cell>
          <table:table-cell office:value-type="string">
            <text:p>appleton</text:p>
          </table:table-cell>
          <table:table-cell office:value-type="string">
            <text:p>Team Member</text:p>
          </table:table-cell>
          <table:table-cell office:value-type="float" office:value="2">
            <text:p>2</text:p>
          </table:table-cell>
          <table:table-cell table:style-name="ce11" office:value-type="string">
            <text:p>grpEng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Engineering Project Coordinator</text:p>
          </table:table-cell>
          <table:table-cell table:formula="of:=CONCATENATE([.F6];&quot;@whizzer.local&quot;)" office:value-type="string" office:string-value="fmason@whizzer.local">
            <text:p>fmason@whizzer.local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misc parts and BOMs, and suppliers (e.g., mktg, manuals, etc.)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4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Garret</text:p>
          </table:table-cell>
          <table:table-cell office:value-type="string">
            <text:p>Jackson</text:p>
          </table:table-cell>
          <table:table-cell table:formula="of:=CONCATENATE(LEFT([.B7]);LEFT([.C7]))" office:value-type="string" office:string-value="GJ">
            <text:p>GJ</text:p>
          </table:table-cell>
          <table:table-cell table:style-name="ce9" office:value-type="date" office:date-value="1959-05-01">
            <text:p>1959-05-01</text:p>
          </table:table-cell>
          <table:table-cell table:style-name="ce7" office:value-type="string">
            <text:p>gjackson</text:p>
          </table:table-cell>
          <table:table-cell office:value-type="string">
            <text:p>appleton</text:p>
          </table:table-cell>
          <table:table-cell office:value-type="string">
            <text:p>Team Member</text:p>
          </table:table-cell>
          <table:table-cell office:value-type="float" office:value="3">
            <text:p>3</text:p>
          </table:table-cell>
          <table:table-cell table:style-name="ce11" office:value-type="string">
            <text:p>grpMfgBuild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Production Planner</text:p>
          </table:table-cell>
          <table:table-cell table:formula="of:=CONCATENATE([.F7];&quot;@whizzer.local&quot;)" office:value-type="string" office:string-value="gjackson@whizzer.local">
            <text:p>gjackson@whizzer.local</text:p>
          </table:table-cell>
          <table:table-cell office:value-type="string">
            <text:p>Management 06</text:p>
          </table:table-cell>
          <table:table-cell office:value-type="string">
            <text:p>Manufacturing</text:p>
          </table:table-cell>
          <table:table-cell office:value-type="string">
            <text:p>Plans and manages builds, issues material, sets overkit and minimum stocking level quantities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5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Hank</text:p>
          </table:table-cell>
          <table:table-cell office:value-type="string">
            <text:p>Baldwin</text:p>
          </table:table-cell>
          <table:table-cell table:formula="of:=CONCATENATE(LEFT([.B8]);LEFT([.C8]))" office:value-type="string" office:string-value="HB">
            <text:p>HB</text:p>
          </table:table-cell>
          <table:table-cell table:style-name="ce9" office:value-type="date" office:date-value="1959-06-01">
            <text:p>1959-06-01</text:p>
          </table:table-cell>
          <table:table-cell table:style-name="ce7" office:value-type="string">
            <text:p>hbaldwin</text:p>
          </table:table-cell>
          <table:table-cell office:value-type="string">
            <text:p>appleton</text:p>
          </table:table-cell>
          <table:table-cell office:value-type="string">
            <text:p>Team Member</text:p>
          </table:table-cell>
          <table:table-cell office:value-type="float" office:value="1">
            <text:p>1</text:p>
          </table:table-cell>
          <table:table-cell table:style-name="ce11" office:value-type="string">
            <text:p>grpView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Lead Hand</text:p>
          </table:table-cell>
          <table:table-cell table:formula="of:=CONCATENATE([.F8];&quot;@whizzer.local&quot;)" office:value-type="string" office:string-value="hbaldwin@whizzer.local">
            <text:p>hbaldwin@whizzer.local</text:p>
          </table:table-cell>
          <table:table-cell office:value-type="string">
            <text:p>Production 05</text:p>
          </table:table-cell>
          <table:table-cell office:value-type="string">
            <text:p>Manufacturing</text:p>
          </table:table-cell>
          <table:table-cell office:value-type="string">
            <text:p>Assembles product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6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Helen</text:p>
          </table:table-cell>
          <table:table-cell office:value-type="string">
            <text:p>Randall</text:p>
          </table:table-cell>
          <table:table-cell table:formula="of:=CONCATENATE(LEFT([.B9]);LEFT([.C9]))" office:value-type="string" office:string-value="HR">
            <text:p>HR</text:p>
          </table:table-cell>
          <table:table-cell table:style-name="ce9" office:value-type="date" office:date-value="1959-07-01">
            <text:p>1959-07-01</text:p>
          </table:table-cell>
          <table:table-cell table:style-name="ce7" office:value-type="string">
            <text:p>hrandall</text:p>
          </table:table-cell>
          <table:table-cell office:value-type="string">
            <text:p>appleton</text:p>
          </table:table-cell>
          <table:table-cell office:value-type="string">
            <text:p>Team Member</text:p>
          </table:table-cell>
          <table:table-cell office:value-type="float" office:value="4">
            <text:p>4</text:p>
          </table:table-cell>
          <table:table-cell table:style-name="ce11" office:value-type="string">
            <text:p>grpFinance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AP Clerk</text:p>
          </table:table-cell>
          <table:table-cell table:formula="of:=CONCATENATE([.F9];&quot;@whizzer.local&quot;)" office:value-type="string" office:string-value="hrandall@whizzer.local">
            <text:p>hrandall@whizzer.local</text:p>
          </table:table-cell>
          <table:table-cell office:value-type="string">
            <text:p>Clerical 02</text:p>
          </table:table-cell>
          <table:table-cell office:value-type="string">
            <text:p>Finance</text:p>
          </table:table-cell>
          <table:table-cell office:value-type="string">
            <text:p>Maintains appropriate financial data for PO's (date closed) and Vendors (account info)</text:p>
          </table:table-cell>
          <table:table-cell office:value-type="string">
            <text:p>Ned Newton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7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Jacab</text:p>
          </table:table-cell>
          <table:table-cell office:value-type="string">
            <text:p>Wood</text:p>
          </table:table-cell>
          <table:table-cell table:formula="of:=CONCATENATE(LEFT([.B10]);LEFT([.C10]))" office:value-type="string" office:string-value="JW">
            <text:p>JW</text:p>
          </table:table-cell>
          <table:table-cell table:style-name="ce9" office:value-type="date" office:date-value="1959-08-01">
            <text:p>1959-08-01</text:p>
          </table:table-cell>
          <table:table-cell table:style-name="ce7" office:value-type="string">
            <text:p>jwood</text:p>
          </table:table-cell>
          <table:table-cell office:value-type="string">
            <text:p>appleton</text:p>
          </table:table-cell>
          <table:table-cell office:value-type="string">
            <text:p>Team Member</text:p>
          </table:table-cell>
          <table:table-cell office:value-type="float" office:value="5">
            <text:p>5</text:p>
          </table:table-cell>
          <table:table-cell table:style-name="ce11" office:value-type="string">
            <text:p>grpSales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Sales Agent</text:p>
          </table:table-cell>
          <table:table-cell table:formula="of:=CONCATENATE([.F10];&quot;@whizzer.local&quot;)" office:value-type="string" office:string-value="jwood@whizzer.local">
            <text:p>jwood@whizzer.local</text:p>
          </table:table-cell>
          <table:table-cell office:value-type="string">
            <text:p>Sales &amp; Marketing 07</text:p>
          </table:table-cell>
          <table:table-cell office:value-type="string">
            <text:p>Sales &amp; Marketing</text:p>
          </table:table-cell>
          <table:table-cell office:value-type="string">
            <text:p>Creates and maintains appropriate customer data (contact, addresses, etc.), creates and maintains appropriate job data (created data, promised date, shipped date, customer order, etc.).</text:p>
          </table:table-cell>
          <table:table-cell office:value-type="string">
            <text:p>James Period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8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James</text:p>
          </table:table-cell>
          <table:table-cell office:value-type="string">
            <text:p>Period</text:p>
          </table:table-cell>
          <table:table-cell table:formula="of:=CONCATENATE(LEFT([.B11]);LEFT([.C11]))" office:value-type="string" office:string-value="JP">
            <text:p>JP</text:p>
          </table:table-cell>
          <table:table-cell table:style-name="ce9" office:value-type="date" office:date-value="1959-09-01">
            <text:p>1959-09-01</text:p>
          </table:table-cell>
          <table:table-cell table:style-name="ce7" office:value-type="string">
            <text:p>jperiod</text:p>
          </table:table-cell>
          <table:table-cell office:value-type="string">
            <text:p>appleton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1" office:value-type="string">
            <text:p>grpView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Director, Sales &amp; Marketing</text:p>
          </table:table-cell>
          <table:table-cell table:formula="of:=CONCATENATE([.F11];&quot;@whizzer.local&quot;)" office:value-type="string" office:string-value="jperiod@whizzer.local">
            <text:p>jperiod@whizzer.local</text:p>
          </table:table-cell>
          <table:table-cell office:value-type="string">
            <text:p>Management 10</text:p>
          </table:table-cell>
          <table:table-cell office:value-type="string">
            <text:p>Sales &amp; Marketing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9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Jennie</text:p>
          </table:table-cell>
          <table:table-cell office:value-type="string">
            <text:p>Haddon</text:p>
          </table:table-cell>
          <table:table-cell table:formula="of:=CONCATENATE(LEFT([.B12]);LEFT([.C12]))" office:value-type="string" office:string-value="JH">
            <text:p>JH</text:p>
          </table:table-cell>
          <table:table-cell table:style-name="ce9" office:value-type="date" office:date-value="1959-10-01">
            <text:p>1959-10-01</text:p>
          </table:table-cell>
          <table:table-cell table:style-name="ce7" office:value-type="string">
            <text:p>jhaddon</text:p>
          </table:table-cell>
          <table:table-cell office:value-type="string">
            <text:p>appleton</text:p>
          </table:table-cell>
          <table:table-cell office:value-type="string">
            <text:p>Team Member</text:p>
          </table:table-cell>
          <table:table-cell office:value-type="float" office:value="6">
            <text:p>6</text:p>
          </table:table-cell>
          <table:table-cell table:style-name="ce11" office:value-type="string">
            <text:p>grpPurchRcv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Buyer</text:p>
          </table:table-cell>
          <table:table-cell table:formula="of:=CONCATENATE([.F12];&quot;@whizzer.local&quot;)" office:value-type="string" office:string-value="jhaddon@whizzer.local">
            <text:p>jhaddon@whizzer.local</text:p>
          </table:table-cell>
          <table:table-cell office:value-type="string">
            <text:p>Clerical 03</text:p>
          </table:table-cell>
          <table:table-cell office:value-type="string">
            <text:p>Manufacturing</text:p>
          </table:table-cell>
          <table:table-cell office:value-type="string">
            <text:p>Issues PO's and manages delivery of goods.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10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Jennie</text:p>
          </table:table-cell>
          <table:table-cell office:value-type="string">
            <text:p>Morse</text:p>
          </table:table-cell>
          <table:table-cell table:formula="of:=CONCATENATE(LEFT([.B13]);LEFT([.C13]))" office:value-type="string" office:string-value="JM">
            <text:p>JM</text:p>
          </table:table-cell>
          <table:table-cell table:style-name="ce9" office:value-type="date" office:date-value="1959-11-01">
            <text:p>1959-11-01</text:p>
          </table:table-cell>
          <table:table-cell table:style-name="ce7" office:value-type="string">
            <text:p>jmorse</text:p>
          </table:table-cell>
          <table:table-cell office:value-type="string">
            <text:p>appleton</text:p>
          </table:table-cell>
          <table:table-cell office:value-type="string">
            <text:p>Team Member</text:p>
          </table:table-cell>
          <table:table-cell office:value-type="float" office:value="4">
            <text:p>4</text:p>
          </table:table-cell>
          <table:table-cell table:style-name="ce11" office:value-type="string">
            <text:p>grpFinance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AR Clerk</text:p>
          </table:table-cell>
          <table:table-cell table:formula="of:=CONCATENATE([.F13];&quot;@whizzer.local&quot;)" office:value-type="string" office:string-value="jmorse@whizzer.local">
            <text:p>jmorse@whizzer.local</text:p>
          </table:table-cell>
          <table:table-cell office:value-type="string">
            <text:p>Clerical 04</text:p>
          </table:table-cell>
          <table:table-cell office:value-type="string">
            <text:p>Finance</text:p>
          </table:table-cell>
          <table:table-cell office:value-type="string">
            <text:p>Maintains appropriate financial data for Customers (account info) and Jobs <text:s/>(invoiced date, completed date)</text:p>
          </table:table-cell>
          <table:table-cell office:value-type="string">
            <text:p>Ned Newton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1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John</text:p>
          </table:table-cell>
          <table:table-cell office:value-type="string">
            <text:p>Sharp</text:p>
          </table:table-cell>
          <table:table-cell table:formula="of:=CONCATENATE(LEFT([.B14]);LEFT([.C14]))" office:value-type="string" office:string-value="JS">
            <text:p>JS</text:p>
          </table:table-cell>
          <table:table-cell table:style-name="ce9" office:value-type="date" office:date-value="1959-12-01">
            <text:p>1959-12-01</text:p>
          </table:table-cell>
          <table:table-cell table:style-name="ce7" office:value-type="string">
            <text:p>jsharp</text:p>
          </table:table-cell>
          <table:table-cell office:value-type="string">
            <text:p>appleton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1" office:value-type="string">
            <text:p>grpView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Director, Prod Mgmt</text:p>
          </table:table-cell>
          <table:table-cell table:formula="of:=CONCATENATE([.F14];&quot;@whizzer.local&quot;)" office:value-type="string" office:string-value="jsharp@whizzer.local">
            <text:p>jsharp@whizzer.local</text:p>
          </table:table-cell>
          <table:table-cell office:value-type="string">
            <text:p>Management 10</text:p>
          </table:table-cell>
          <table:table-cell office:value-type="string">
            <text:p>Product Management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12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Martha</text:p>
          </table:table-cell>
          <table:table-cell office:value-type="string">
            <text:p>Baggert</text:p>
          </table:table-cell>
          <table:table-cell table:formula="of:=CONCATENATE(LEFT([.B15]);LEFT([.C15]))" office:value-type="string" office:string-value="MB">
            <text:p>MB</text:p>
          </table:table-cell>
          <table:table-cell table:style-name="ce9" office:value-type="date" office:date-value="1935-01-01">
            <text:p>1935-01-01</text:p>
          </table:table-cell>
          <table:table-cell table:style-name="ce7" office:value-type="string">
            <text:p>mbaggert</text:p>
          </table:table-cell>
          <table:table-cell office:value-type="string">
            <text:p>appleton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1" office:value-type="string">
            <text:p>grpView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Director, Human Resources</text:p>
          </table:table-cell>
          <table:table-cell table:formula="of:=CONCATENATE([.F15];&quot;@whizzer.local&quot;)" office:value-type="string" office:string-value="mbaggert@whizzer.local">
            <text:p>mbaggert@whizzer.local</text:p>
          </table:table-cell>
          <table:table-cell office:value-type="string">
            <text:p>Management 10</text:p>
          </table:table-cell>
          <table:table-cell office:value-type="string">
            <text:p>Human Resources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13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Mary</text:p>
          </table:table-cell>
          <table:table-cell office:value-type="string">
            <text:p>Nestor</text:p>
          </table:table-cell>
          <table:table-cell table:formula="of:=CONCATENATE(LEFT([.B16]);LEFT([.C16]))" office:value-type="string" office:string-value="MN">
            <text:p>MN</text:p>
          </table:table-cell>
          <table:table-cell table:style-name="ce9" office:value-type="date" office:date-value="1965-03-14">
            <text:p>1965-03-14</text:p>
          </table:table-cell>
          <table:table-cell table:style-name="ce7" office:value-type="string">
            <text:p>mnestor</text:p>
          </table:table-cell>
          <table:table-cell office:value-type="string">
            <text:p>appleton</text:p>
          </table:table-cell>
          <table:table-cell office:value-type="string">
            <text:p>Sysadmin</text:p>
          </table:table-cell>
          <table:table-cell office:value-type="float" office:value="0">
            <text:p>0</text:p>
          </table:table-cell>
          <table:table-cell table:style-name="ce11" office:value-type="string">
            <text:p>PVAdmin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Director, MIS-IT</text:p>
          </table:table-cell>
          <table:table-cell table:formula="of:=CONCATENATE([.F16];&quot;@whizzer.local&quot;)" office:value-type="string" office:string-value="mnestor@whizzer.local">
            <text:p>mnestor@whizzer.local</text:p>
          </table:table-cell>
          <table:table-cell office:value-type="string">
            <text:p>Management 10</text:p>
          </table:table-cell>
          <table:table-cell office:value-type="string">
            <text:p>MIS/IT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14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Minnie</text:p>
          </table:table-cell>
          <table:table-cell office:value-type="string">
            <text:p>Blair</text:p>
          </table:table-cell>
          <table:table-cell table:formula="of:=CONCATENATE(LEFT([.B17]);LEFT([.C17]))" office:value-type="string" office:string-value="MB">
            <text:p>MB</text:p>
          </table:table-cell>
          <table:table-cell table:style-name="ce9" office:value-type="date" office:date-value="1960-03-01">
            <text:p>1960-03-01</text:p>
          </table:table-cell>
          <table:table-cell table:style-name="ce7" office:value-type="string">
            <text:p>mblair</text:p>
          </table:table-cell>
          <table:table-cell office:value-type="string">
            <text:p>appleton</text:p>
          </table:table-cell>
          <table:table-cell office:value-type="string">
            <text:p>Team Member</text:p>
          </table:table-cell>
          <table:table-cell office:value-type="float" office:value="2">
            <text:p>2</text:p>
          </table:table-cell>
          <table:table-cell table:style-name="ce11" office:value-type="string">
            <text:p>grpEng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Software Engineer</text:p>
          </table:table-cell>
          <table:table-cell table:formula="of:=CONCATENATE([.F17];&quot;@whizzer.local&quot;)" office:value-type="string" office:string-value="mblair@whizzer.local">
            <text:p>mblair@whizzer.local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software as supporting document to electronics hardware assembly. Submits software files to the document repository.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15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Miquel</text:p>
          </table:table-cell>
          <table:table-cell office:value-type="string">
            <text:p>DeLazes</text:p>
          </table:table-cell>
          <table:table-cell table:formula="of:=CONCATENATE(LEFT([.B18]);LEFT([.C18]))" office:value-type="string" office:string-value="MD">
            <text:p>MD</text:p>
          </table:table-cell>
          <table:table-cell table:style-name="ce9" office:value-type="date" office:date-value="1960-04-01">
            <text:p>1960-04-01</text:p>
          </table:table-cell>
          <table:table-cell table:style-name="ce7" office:value-type="string">
            <text:p>mdelazes</text:p>
          </table:table-cell>
          <table:table-cell office:value-type="string">
            <text:p>appleton</text:p>
          </table:table-cell>
          <table:table-cell office:value-type="string">
            <text:p>Team Member</text:p>
          </table:table-cell>
          <table:table-cell office:value-type="float" office:value="7">
            <text:p>7</text:p>
          </table:table-cell>
          <table:table-cell table:style-name="ce11" office:value-type="string">
            <text:p>grpRelCtrl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Director, Manufacturing</text:p>
          </table:table-cell>
          <table:table-cell table:formula="of:=CONCATENATE([.F18];&quot;@whizzer.local&quot;)" office:value-type="string" office:string-value="mdelazes@whizzer.local">
            <text:p>mdelazes@whizzer.local</text:p>
          </table:table-cell>
          <table:table-cell office:value-type="string">
            <text:p>Management 09</text:p>
          </table:table-cell>
          <table:table-cell office:value-type="string">
            <text:p>Manufacturing</text:p>
          </table:table-cell>
          <table:table-cell office:value-type="string">
            <text:p>Changes part Status to Released when part is deemed “released”. Upon a change request, archives current revision BOM and changes Status to Unreleased with new rev level. Otherwise has only grpView permissions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16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Ned</text:p>
          </table:table-cell>
          <table:table-cell office:value-type="string">
            <text:p>Newton</text:p>
          </table:table-cell>
          <table:table-cell table:formula="of:=CONCATENATE(LEFT([.B19]);LEFT([.C19]))" office:value-type="string" office:string-value="NN">
            <text:p>NN</text:p>
          </table:table-cell>
          <table:table-cell table:style-name="ce9" office:value-type="date" office:date-value="1960-05-01">
            <text:p>1960-05-01</text:p>
          </table:table-cell>
          <table:table-cell table:style-name="ce7" office:value-type="string">
            <text:p>nnewton</text:p>
          </table:table-cell>
          <table:table-cell office:value-type="string">
            <text:p>appleton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1" office:value-type="string">
            <text:p>grpView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Chief Financial Officer</text:p>
          </table:table-cell>
          <table:table-cell table:formula="of:=CONCATENATE([.F19];&quot;@whizzer.local&quot;)" office:value-type="string" office:string-value="nnewton@whizzer.local">
            <text:p>nnewton@whizzer.local</text:p>
          </table:table-cell>
          <table:table-cell office:value-type="string">
            <text:p>Management 11</text:p>
          </table:table-cell>
          <table:table-cell office:value-type="string">
            <text:p>Finance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17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Rad</text:p>
          </table:table-cell>
          <table:table-cell office:value-type="string">
            <text:p>Sampson</text:p>
          </table:table-cell>
          <table:table-cell table:formula="of:=CONCATENATE(LEFT([.B20]);LEFT([.C20]))" office:value-type="string" office:string-value="RS">
            <text:p>RS</text:p>
          </table:table-cell>
          <table:table-cell table:style-name="ce9" office:value-type="date" office:date-value="1937-06-01">
            <text:p>1937-06-01</text:p>
          </table:table-cell>
          <table:table-cell table:style-name="ce7" office:value-type="string">
            <text:p>rsampson</text:p>
          </table:table-cell>
          <table:table-cell office:value-type="string">
            <text:p>appleton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1" office:value-type="string">
            <text:p>grpView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Director, Quality</text:p>
          </table:table-cell>
          <table:table-cell table:formula="of:=CONCATENATE([.F20];&quot;@whizzer.local&quot;)" office:value-type="string" office:string-value="rsampson@whizzer.local">
            <text:p>rsampson@whizzer.local</text:p>
          </table:table-cell>
          <table:table-cell office:value-type="string">
            <text:p>Management 10</text:p>
          </table:table-cell>
          <table:table-cell office:value-type="string">
            <text:p>Quality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18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Sarah</text:p>
          </table:table-cell>
          <table:table-cell office:value-type="string">
            <text:p>Malloy</text:p>
          </table:table-cell>
          <table:table-cell table:formula="of:=CONCATENATE(LEFT([.B21]);LEFT([.C21]))" office:value-type="string" office:string-value="SM">
            <text:p>SM</text:p>
          </table:table-cell>
          <table:table-cell table:style-name="ce9" office:value-type="date" office:date-value="1960-07-01">
            <text:p>1960-07-01</text:p>
          </table:table-cell>
          <table:table-cell table:style-name="ce7" office:value-type="string">
            <text:p>smalloy</text:p>
          </table:table-cell>
          <table:table-cell office:value-type="string">
            <text:p>appleton</text:p>
          </table:table-cell>
          <table:table-cell office:value-type="string">
            <text:p>Team Member</text:p>
          </table:table-cell>
          <table:table-cell office:value-type="float" office:value="6">
            <text:p>6</text:p>
          </table:table-cell>
          <table:table-cell table:style-name="ce11" office:value-type="string">
            <text:p>grpPurchRcv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Receiver</text:p>
          </table:table-cell>
          <table:table-cell table:formula="of:=CONCATENATE([.F21];&quot;@whizzer.local&quot;)" office:value-type="string" office:string-value="smalloy@whizzer.local">
            <text:p>smalloy@whizzer.local</text:p>
          </table:table-cell>
          <table:table-cell office:value-type="string">
            <text:p>Production 02</text:p>
          </table:table-cell>
          <table:table-cell office:value-type="string">
            <text:p>Manufacturing</text:p>
          </table:table-cell>
          <table:table-cell office:value-type="string">
            <text:p>Receives goods into stock and assigns stock location.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19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Tom</text:p>
          </table:table-cell>
          <table:table-cell office:value-type="string">
            <text:p>Swift</text:p>
          </table:table-cell>
          <table:table-cell table:formula="of:=CONCATENATE(LEFT([.B22]);LEFT([.C22]))" office:value-type="string" office:string-value="TS">
            <text:p>TS</text:p>
          </table:table-cell>
          <table:table-cell table:style-name="ce9" office:value-type="date" office:date-value="1959-11-25">
            <text:p>1959-11-25</text:p>
          </table:table-cell>
          <table:table-cell table:style-name="ce7" office:value-type="string">
            <text:p>tswift</text:p>
          </table:table-cell>
          <table:table-cell office:value-type="string">
            <text:p>appleton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table:style-name="ce11" office:value-type="string">
            <text:p>grpView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Director, Engineering</text:p>
          </table:table-cell>
          <table:table-cell table:formula="of:=CONCATENATE([.F22];&quot;@whizzer.local&quot;)" office:value-type="string" office:string-value="tswift@whizzer.local">
            <text:p>tswift@whizzer.local</text:p>
          </table:table-cell>
          <table:table-cell office:value-type="string">
            <text:p>Management 12</text:p>
          </table:table-cell>
          <table:table-cell office:value-type="string">
            <text:p>Engineering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20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Wakefield</text:p>
          </table:table-cell>
          <table:table-cell office:value-type="string">
            <text:p>Damon</text:p>
          </table:table-cell>
          <table:table-cell table:formula="of:=CONCATENATE(LEFT([.B23]);LEFT([.C23]))" office:value-type="string" office:string-value="WD">
            <text:p>WD</text:p>
          </table:table-cell>
          <table:table-cell table:style-name="ce9" office:value-type="date" office:date-value="1960-09-01">
            <text:p>1960-09-01</text:p>
          </table:table-cell>
          <table:table-cell table:style-name="ce7" office:value-type="string">
            <text:p>wdamon</text:p>
          </table:table-cell>
          <table:table-cell office:value-type="string">
            <text:p>appleton</text:p>
          </table:table-cell>
          <table:table-cell office:value-type="string">
            <text:p>Team Member</text:p>
          </table:table-cell>
          <table:table-cell office:value-type="float" office:value="1">
            <text:p>1</text:p>
          </table:table-cell>
          <table:table-cell table:style-name="ce11" office:value-type="string">
            <text:p>grpView</text:p>
          </table:table-cell>
          <table:table-cell table:style-name="ce7" office:value-type="string">
            <text:p>Swift Construction Company</text:p>
          </table:table-cell>
          <table:table-cell office:value-type="string">
            <text:p>Technical Writer</text:p>
          </table:table-cell>
          <table:table-cell table:formula="of:=CONCATENATE([.F23];&quot;@whizzer.local&quot;)" office:value-type="string" office:string-value="wdamon@whizzer.local">
            <text:p>wdamon@whizzer.local</text:p>
          </table:table-cell>
          <table:table-cell office:value-type="string">
            <text:p>Technical 07</text:p>
          </table:table-cell>
          <table:table-cell office:value-type="string">
            <text:p>Product Management</text:p>
          </table:table-cell>
          <table:table-cell office:value-type="string">
            <text:p>Provides documents to Eng Prj Coordinator, who updates parts &amp; BOMs. Submits documents to the document repository.</text:p>
          </table:table-cell>
          <table:table-cell office:value-type="string">
            <text:p>John Sharp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11" office:value-type="string">
            <text:p>1-315-123-4568</text:p>
          </table:table-cell>
          <table:table-cell table:style-name="ce7" office:value-type="string">
            <text:p>#2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11" office:value-type="string">
            <text:p>USA</text:p>
          </table:table-cell>
          <table:table-cell table:number-columns-repeated="227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William</text:p>
          </table:table-cell>
          <table:table-cell table:style-name="ce6" office:value-type="string">
            <text:p>Crawford</text:p>
          </table:table-cell>
          <table:table-cell table:style-name="ce6" table:formula="of:=CONCATENATE(LEFT([.B24]);LEFT([.C24]))" office:value-type="string" office:string-value="WC">
            <text:p>WC</text:p>
          </table:table-cell>
          <table:table-cell table:style-name="ce10" office:value-type="date" office:date-value="1960-10-01">
            <text:p>1960-10-01</text:p>
          </table:table-cell>
          <table:table-cell table:style-name="ce8" office:value-type="string">
            <text:p>wcrawford</text:p>
          </table:table-cell>
          <table:table-cell table:style-name="ce6" office:value-type="string">
            <text:p>appleton</text:p>
          </table:table-cell>
          <table:table-cell table:style-name="ce6" office:value-type="string">
            <text:p>Manager</text:p>
          </table:table-cell>
          <table:table-cell table:style-name="ce6" office:value-type="float" office:value="1">
            <text:p>1</text:p>
          </table:table-cell>
          <table:table-cell table:style-name="ce12" office:value-type="string">
            <text:p>grpView</text:p>
          </table:table-cell>
          <table:table-cell table:style-name="ce8" office:value-type="string">
            <text:p>Swift Construction Company</text:p>
          </table:table-cell>
          <table:table-cell table:style-name="ce6" office:value-type="string">
            <text:p>Director, Legal</text:p>
          </table:table-cell>
          <table:table-cell table:style-name="ce6" table:formula="of:=CONCATENATE([.F24];&quot;@whizzer.local&quot;)" office:value-type="string" office:string-value="wcrawford@whizzer.local">
            <text:p>wcrawford@whizzer.local</text:p>
          </table:table-cell>
          <table:table-cell table:style-name="ce6" office:value-type="string">
            <text:p>Management 11</text:p>
          </table:table-cell>
          <table:table-cell table:style-name="ce6" office:value-type="string">
            <text:p>Legal</text:p>
          </table:table-cell>
          <table:table-cell table:style-name="ce6" office:value-type="string">
            <text:p>Manager</text:p>
          </table:table-cell>
          <table:table-cell table:style-name="ce6" office:value-type="string">
            <text:p>Barton Swift</text:p>
          </table:table-cell>
          <table:table-cell table:style-name="ce6" office:value-type="string">
            <text:p>1 Swift Way</text:p>
          </table:table-cell>
          <table:table-cell table:style-name="ce6" office:value-type="string">
            <text:p>Shopton</text:p>
          </table:table-cell>
          <table:table-cell table:style-name="ce6" office:value-type="string">
            <text:p>NY</text:p>
          </table:table-cell>
          <table:table-cell table:style-name="ce6" office:value-type="float" office:value="13054">
            <text:p>13054</text:p>
          </table:table-cell>
          <table:table-cell table:style-name="ce6" office:value-type="string">
            <text:p>USA</text:p>
          </table:table-cell>
          <table:table-cell table:style-name="ce6" office:value-type="string">
            <text:p>1-315-123-4567</text:p>
          </table:table-cell>
          <table:table-cell table:style-name="ce12" office:value-type="string">
            <text:p>1-315-123-4568</text:p>
          </table:table-cell>
          <table:table-cell table:style-name="ce8" office:value-type="string">
            <text:p>#22 - 2 Swift Way</text:p>
          </table:table-cell>
          <table:table-cell table:style-name="ce6" office:value-type="string">
            <text:p>Shopton</text:p>
          </table:table-cell>
          <table:table-cell table:style-name="ce6" office:value-type="string">
            <text:p>NY</text:p>
          </table:table-cell>
          <table:table-cell table:style-name="ce6" office:value-type="float" office:value="13054">
            <text:p>13054</text:p>
          </table:table-cell>
          <table:table-cell table:style-name="ce12" office:value-type="string">
            <text:p>USA</text:p>
          </table:table-cell>
          <table:table-cell table:number-columns-repeated="227"/>
        </table:table-row>
        <table:table-row table:style-name="ro1">
          <table:table-cell table:number-columns-repeated="6"/>
          <table:table-cell table:number-columns-repeated="2"/>
          <table:table-cell table:number-columns-repeated="248"/>
        </table:table-row>
        <table:table-row table:style-name="ro1">
          <table:table-cell table:number-columns-repeated="6"/>
          <table:table-cell table:number-columns-repeated="2"/>
          <table:table-cell table:number-columns-repeated="248"/>
        </table:table-row>
        <table:table-row table:style-name="ro1" table:number-rows-repeated="1048549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sys-freebsd" table:style-name="ta2">
        <office:forms form:automatic-focus="false" form:apply-design-mode="false"/>
        <table:table-column table:style-name="co29" table:number-columns-repeated="6" table:default-cell-style-name="Default"/>
        <table:table-column table:style-name="co31" table:default-cell-style-name="Default"/>
        <table:table-column table:style-name="co29" table:number-columns-repeated="3" table:default-cell-style-name="Default"/>
        <table:table-column table:style-name="co32" table:default-cell-style-name="Default"/>
        <table:table-row table:style-name="ro1">
          <table:table-cell office:value-type="string">
            <text:p>Username</text:p>
          </table:table-cell>
          <table:table-cell office:value-type="string">
            <text:p>uid</text:p>
          </table:table-cell>
          <table:table-cell office:value-type="string">
            <text:p>gid</text:p>
          </table:table-cell>
          <table:table-cell office:value-type="string">
            <text:p>class</text:p>
          </table:table-cell>
          <table:table-cell office:value-type="string">
            <text:p>change</text:p>
          </table:table-cell>
          <table:table-cell office:value-type="string">
            <text:p>expire</text:p>
          </table:table-cell>
          <table:table-cell office:value-type="string">
            <text:p>gecos</text:p>
          </table:table-cell>
          <table:table-cell office:value-type="string">
            <text:p>home_dir</text:p>
          </table:table-cell>
          <table:table-cell office:value-type="string">
            <text:p>shell</text:p>
          </table:table-cell>
          <table:table-cell office:value-type="string">
            <text:p>Password</text:p>
          </table:table-cell>
          <table:table-cell office:value-type="string">
            <text:p>user file record</text:p>
          </table:table-cell>
        </table:table-row>
        <table:table-row table:style-name="ro1">
          <table:table-cell table:formula="of:=[$master.F3]" office:value-type="string" office:string-value="bjenks">
            <text:p>bjenks</text:p>
          </table:table-cell>
          <table:table-cell table:number-columns-repeated="5"/>
          <table:table-cell table:formula="of:=CONCATENATE([$master.B3];&quot; &quot;;[$master.C3];&quot;, &quot;;[$master.L3])" office:value-type="string" office:string-value="Barcoe Jenks, Electronics Engineer">
            <text:p>Barcoe Jenks, Electronics Engineer</text:p>
          </table:table-cell>
          <table:table-cell/>
          <table:table-cell office:value-type="string">
            <text:p>tcsh</text:p>
          </table:table-cell>
          <table:table-cell table:formula="of:=[$master.G3]" office:value-type="string" office:string-value="appleton">
            <text:p>appleton</text:p>
          </table:table-cell>
          <table:table-cell table:formula="of:=CONCATENATE([.A2];&quot;:&quot;;[.B2];&quot;:&quot;;[.C2];&quot;:&quot;;[.D2];&quot;:&quot;;[.E2];&quot;:&quot;;[.F2];&quot;:&quot;;[.G2];&quot;:&quot;;[.H2];&quot;:&quot;;[.I2];&quot;:&quot;;[.J2])" office:value-type="string" office:string-value="bjenks::::::Barcoe Jenks, Electronics Engineer::tcsh:appleton">
            <text:p>bjenks::::::Barcoe Jenks, Electronics Engineer::tcsh:appleton</text:p>
          </table:table-cell>
        </table:table-row>
        <table:table-row table:style-name="ro1">
          <table:table-cell table:formula="of:=[$master.F4]" office:value-type="string" office:string-value="bswift">
            <text:p>bswift</text:p>
          </table:table-cell>
          <table:table-cell table:number-columns-repeated="5"/>
          <table:table-cell table:formula="of:=CONCATENATE([$master.B4];&quot; &quot;;[$master.C4];&quot;, &quot;;[$master.L4])" office:value-type="string" office:string-value="Barton Swift, President">
            <text:p>Barton Swift, President</text:p>
          </table:table-cell>
          <table:table-cell/>
          <table:table-cell office:value-type="string">
            <text:p>tcsh</text:p>
          </table:table-cell>
          <table:table-cell table:formula="of:=[$master.G4]" office:value-type="string" office:string-value="appleton">
            <text:p>appleton</text:p>
          </table:table-cell>
          <table:table-cell table:formula="of:=CONCATENATE([.A3];&quot;:&quot;;[.B3];&quot;:&quot;;[.C3];&quot;:&quot;;[.D3];&quot;:&quot;;[.E3];&quot;:&quot;;[.F3];&quot;:&quot;;[.G3];&quot;:&quot;;[.H3];&quot;:&quot;;[.I3];&quot;:&quot;;[.J3])" office:value-type="string" office:string-value="bswift::::::Barton Swift, President::tcsh:appleton">
            <text:p>bswift::::::Barton Swift, President::tcsh:appleton</text:p>
          </table:table-cell>
        </table:table-row>
        <table:table-row table:style-name="ro1">
          <table:table-cell table:formula="of:=[$master.F5]" office:value-type="string" office:string-value="barmstrong">
            <text:p>barmstrong</text:p>
          </table:table-cell>
          <table:table-cell table:number-columns-repeated="5"/>
          <table:table-cell table:formula="of:=CONCATENATE([$master.B5];&quot; &quot;;[$master.C5];&quot;, &quot;;[$master.L5])" office:value-type="string" office:string-value="Bub Armstrong, Mechanical Engineer">
            <text:p>Bub Armstrong, Mechanical Engineer</text:p>
          </table:table-cell>
          <table:table-cell/>
          <table:table-cell office:value-type="string">
            <text:p>tcsh</text:p>
          </table:table-cell>
          <table:table-cell table:formula="of:=[$master.G5]" office:value-type="string" office:string-value="appleton">
            <text:p>appleton</text:p>
          </table:table-cell>
          <table:table-cell table:formula="of:=CONCATENATE([.A4];&quot;:&quot;;[.B4];&quot;:&quot;;[.C4];&quot;:&quot;;[.D4];&quot;:&quot;;[.E4];&quot;:&quot;;[.F4];&quot;:&quot;;[.G4];&quot;:&quot;;[.H4];&quot;:&quot;;[.I4];&quot;:&quot;;[.J4])" office:value-type="string" office:string-value="barmstrong::::::Bub Armstrong, Mechanical Engineer::tcsh:appleton">
            <text:p>barmstrong::::::Bub Armstrong, Mechanical Engineer::tcsh:appleton</text:p>
          </table:table-cell>
        </table:table-row>
        <table:table-row table:style-name="ro1">
          <table:table-cell table:formula="of:=[$master.F6]" office:value-type="string" office:string-value="fmason">
            <text:p>fmason</text:p>
          </table:table-cell>
          <table:table-cell table:number-columns-repeated="5"/>
          <table:table-cell table:formula="of:=CONCATENATE([$master.B6];&quot; &quot;;[$master.C6];&quot;, &quot;;[$master.L6])" office:value-type="string" office:string-value="Frank Mason, Engineering Project Coordinator">
            <text:p>Frank Mason, Engineering Project Coordinator</text:p>
          </table:table-cell>
          <table:table-cell/>
          <table:table-cell office:value-type="string">
            <text:p>tcsh</text:p>
          </table:table-cell>
          <table:table-cell table:formula="of:=[$master.G6]" office:value-type="string" office:string-value="appleton">
            <text:p>appleton</text:p>
          </table:table-cell>
          <table:table-cell table:formula="of:=CONCATENATE([.A5];&quot;:&quot;;[.B5];&quot;:&quot;;[.C5];&quot;:&quot;;[.D5];&quot;:&quot;;[.E5];&quot;:&quot;;[.F5];&quot;:&quot;;[.G5];&quot;:&quot;;[.H5];&quot;:&quot;;[.I5];&quot;:&quot;;[.J5])" office:value-type="string" office:string-value="fmason::::::Frank Mason, Engineering Project Coordinator::tcsh:appleton">
            <text:p>fmason::::::Frank Mason, Engineering Project Coordinator::tcsh:appleton</text:p>
          </table:table-cell>
        </table:table-row>
        <table:table-row table:style-name="ro1">
          <table:table-cell table:formula="of:=[$master.F7]" office:value-type="string" office:string-value="gjackson">
            <text:p>gjackson</text:p>
          </table:table-cell>
          <table:table-cell table:number-columns-repeated="5"/>
          <table:table-cell table:formula="of:=CONCATENATE([$master.B7];&quot; &quot;;[$master.C7];&quot;, &quot;;[$master.L7])" office:value-type="string" office:string-value="Garret Jackson, Production Planner">
            <text:p>Garret Jackson, Production Planner</text:p>
          </table:table-cell>
          <table:table-cell/>
          <table:table-cell office:value-type="string">
            <text:p>tcsh</text:p>
          </table:table-cell>
          <table:table-cell table:formula="of:=[$master.G7]" office:value-type="string" office:string-value="appleton">
            <text:p>appleton</text:p>
          </table:table-cell>
          <table:table-cell table:formula="of:=CONCATENATE([.A6];&quot;:&quot;;[.B6];&quot;:&quot;;[.C6];&quot;:&quot;;[.D6];&quot;:&quot;;[.E6];&quot;:&quot;;[.F6];&quot;:&quot;;[.G6];&quot;:&quot;;[.H6];&quot;:&quot;;[.I6];&quot;:&quot;;[.J6])" office:value-type="string" office:string-value="gjackson::::::Garret Jackson, Production Planner::tcsh:appleton">
            <text:p>gjackson::::::Garret Jackson, Production Planner::tcsh:appleton</text:p>
          </table:table-cell>
        </table:table-row>
        <table:table-row table:style-name="ro1">
          <table:table-cell table:formula="of:=[$master.F8]" office:value-type="string" office:string-value="hbaldwin">
            <text:p>hbaldwin</text:p>
          </table:table-cell>
          <table:table-cell table:number-columns-repeated="5"/>
          <table:table-cell table:formula="of:=CONCATENATE([$master.B8];&quot; &quot;;[$master.C8];&quot;, &quot;;[$master.L8])" office:value-type="string" office:string-value="Hank Baldwin, Lead Hand">
            <text:p>Hank Baldwin, Lead Hand</text:p>
          </table:table-cell>
          <table:table-cell/>
          <table:table-cell office:value-type="string">
            <text:p>tcsh</text:p>
          </table:table-cell>
          <table:table-cell table:formula="of:=[$master.G8]" office:value-type="string" office:string-value="appleton">
            <text:p>appleton</text:p>
          </table:table-cell>
          <table:table-cell table:formula="of:=CONCATENATE([.A7];&quot;:&quot;;[.B7];&quot;:&quot;;[.C7];&quot;:&quot;;[.D7];&quot;:&quot;;[.E7];&quot;:&quot;;[.F7];&quot;:&quot;;[.G7];&quot;:&quot;;[.H7];&quot;:&quot;;[.I7];&quot;:&quot;;[.J7])" office:value-type="string" office:string-value="hbaldwin::::::Hank Baldwin, Lead Hand::tcsh:appleton">
            <text:p>hbaldwin::::::Hank Baldwin, Lead Hand::tcsh:appleton</text:p>
          </table:table-cell>
        </table:table-row>
        <table:table-row table:style-name="ro1">
          <table:table-cell table:formula="of:=[$master.F9]" office:value-type="string" office:string-value="hrandall">
            <text:p>hrandall</text:p>
          </table:table-cell>
          <table:table-cell table:number-columns-repeated="5"/>
          <table:table-cell table:formula="of:=CONCATENATE([$master.B9];&quot; &quot;;[$master.C9];&quot;, &quot;;[$master.L9])" office:value-type="string" office:string-value="Helen Randall, AP Clerk">
            <text:p>Helen Randall, AP Clerk</text:p>
          </table:table-cell>
          <table:table-cell/>
          <table:table-cell office:value-type="string">
            <text:p>tcsh</text:p>
          </table:table-cell>
          <table:table-cell table:formula="of:=[$master.G9]" office:value-type="string" office:string-value="appleton">
            <text:p>appleton</text:p>
          </table:table-cell>
          <table:table-cell table:formula="of:=CONCATENATE([.A8];&quot;:&quot;;[.B8];&quot;:&quot;;[.C8];&quot;:&quot;;[.D8];&quot;:&quot;;[.E8];&quot;:&quot;;[.F8];&quot;:&quot;;[.G8];&quot;:&quot;;[.H8];&quot;:&quot;;[.I8];&quot;:&quot;;[.J8])" office:value-type="string" office:string-value="hrandall::::::Helen Randall, AP Clerk::tcsh:appleton">
            <text:p>hrandall::::::Helen Randall, AP Clerk::tcsh:appleton</text:p>
          </table:table-cell>
        </table:table-row>
        <table:table-row table:style-name="ro1">
          <table:table-cell table:formula="of:=[$master.F10]" office:value-type="string" office:string-value="jwood">
            <text:p>jwood</text:p>
          </table:table-cell>
          <table:table-cell table:number-columns-repeated="5"/>
          <table:table-cell table:formula="of:=CONCATENATE([$master.B10];&quot; &quot;;[$master.C10];&quot;, &quot;;[$master.L10])" office:value-type="string" office:string-value="Jacab Wood, Sales Agent">
            <text:p>Jacab Wood, Sales Agent</text:p>
          </table:table-cell>
          <table:table-cell/>
          <table:table-cell office:value-type="string">
            <text:p>tcsh</text:p>
          </table:table-cell>
          <table:table-cell table:formula="of:=[$master.G10]" office:value-type="string" office:string-value="appleton">
            <text:p>appleton</text:p>
          </table:table-cell>
          <table:table-cell table:formula="of:=CONCATENATE([.A9];&quot;:&quot;;[.B9];&quot;:&quot;;[.C9];&quot;:&quot;;[.D9];&quot;:&quot;;[.E9];&quot;:&quot;;[.F9];&quot;:&quot;;[.G9];&quot;:&quot;;[.H9];&quot;:&quot;;[.I9];&quot;:&quot;;[.J9])" office:value-type="string" office:string-value="jwood::::::Jacab Wood, Sales Agent::tcsh:appleton">
            <text:p>jwood::::::Jacab Wood, Sales Agent::tcsh:appleton</text:p>
          </table:table-cell>
        </table:table-row>
        <table:table-row table:style-name="ro1">
          <table:table-cell table:formula="of:=[$master.F11]" office:value-type="string" office:string-value="jperiod">
            <text:p>jperiod</text:p>
          </table:table-cell>
          <table:table-cell table:number-columns-repeated="5"/>
          <table:table-cell table:formula="of:=CONCATENATE([$master.B11];&quot; &quot;;[$master.C11];&quot;, &quot;;[$master.L11])" office:value-type="string" office:string-value="James Period, Director, Sales &amp; Marketing">
            <text:p>James Period, Director, Sales &amp; Marketing</text:p>
          </table:table-cell>
          <table:table-cell/>
          <table:table-cell office:value-type="string">
            <text:p>tcsh</text:p>
          </table:table-cell>
          <table:table-cell table:formula="of:=[$master.G11]" office:value-type="string" office:string-value="appleton">
            <text:p>appleton</text:p>
          </table:table-cell>
          <table:table-cell table:formula="of:=CONCATENATE([.A10];&quot;:&quot;;[.B10];&quot;:&quot;;[.C10];&quot;:&quot;;[.D10];&quot;:&quot;;[.E10];&quot;:&quot;;[.F10];&quot;:&quot;;[.G10];&quot;:&quot;;[.H10];&quot;:&quot;;[.I10];&quot;:&quot;;[.J10])" office:value-type="string" office:string-value="jperiod::::::James Period, Director, Sales &amp; Marketing::tcsh:appleton">
            <text:p>jperiod::::::James Period, Director, Sales &amp; Marketing::tcsh:appleton</text:p>
          </table:table-cell>
        </table:table-row>
        <table:table-row table:style-name="ro1">
          <table:table-cell table:formula="of:=[$master.F12]" office:value-type="string" office:string-value="jhaddon">
            <text:p>jhaddon</text:p>
          </table:table-cell>
          <table:table-cell table:number-columns-repeated="5"/>
          <table:table-cell table:formula="of:=CONCATENATE([$master.B12];&quot; &quot;;[$master.C12];&quot;, &quot;;[$master.L12])" office:value-type="string" office:string-value="Jennie Haddon, Buyer">
            <text:p>Jennie Haddon, Buyer</text:p>
          </table:table-cell>
          <table:table-cell/>
          <table:table-cell office:value-type="string">
            <text:p>tcsh</text:p>
          </table:table-cell>
          <table:table-cell table:formula="of:=[$master.G12]" office:value-type="string" office:string-value="appleton">
            <text:p>appleton</text:p>
          </table:table-cell>
          <table:table-cell table:formula="of:=CONCATENATE([.A11];&quot;:&quot;;[.B11];&quot;:&quot;;[.C11];&quot;:&quot;;[.D11];&quot;:&quot;;[.E11];&quot;:&quot;;[.F11];&quot;:&quot;;[.G11];&quot;:&quot;;[.H11];&quot;:&quot;;[.I11];&quot;:&quot;;[.J11])" office:value-type="string" office:string-value="jhaddon::::::Jennie Haddon, Buyer::tcsh:appleton">
            <text:p>jhaddon::::::Jennie Haddon, Buyer::tcsh:appleton</text:p>
          </table:table-cell>
        </table:table-row>
        <table:table-row table:style-name="ro1">
          <table:table-cell table:formula="of:=[$master.F13]" office:value-type="string" office:string-value="jmorse">
            <text:p>jmorse</text:p>
          </table:table-cell>
          <table:table-cell table:number-columns-repeated="5"/>
          <table:table-cell table:formula="of:=CONCATENATE([$master.B13];&quot; &quot;;[$master.C13];&quot;, &quot;;[$master.L13])" office:value-type="string" office:string-value="Jennie Morse, AR Clerk">
            <text:p>Jennie Morse, AR Clerk</text:p>
          </table:table-cell>
          <table:table-cell/>
          <table:table-cell office:value-type="string">
            <text:p>tcsh</text:p>
          </table:table-cell>
          <table:table-cell table:formula="of:=[$master.G13]" office:value-type="string" office:string-value="appleton">
            <text:p>appleton</text:p>
          </table:table-cell>
          <table:table-cell table:formula="of:=CONCATENATE([.A12];&quot;:&quot;;[.B12];&quot;:&quot;;[.C12];&quot;:&quot;;[.D12];&quot;:&quot;;[.E12];&quot;:&quot;;[.F12];&quot;:&quot;;[.G12];&quot;:&quot;;[.H12];&quot;:&quot;;[.I12];&quot;:&quot;;[.J12])" office:value-type="string" office:string-value="jmorse::::::Jennie Morse, AR Clerk::tcsh:appleton">
            <text:p>jmorse::::::Jennie Morse, AR Clerk::tcsh:appleton</text:p>
          </table:table-cell>
        </table:table-row>
        <table:table-row table:style-name="ro1">
          <table:table-cell table:formula="of:=[$master.F14]" office:value-type="string" office:string-value="jsharp">
            <text:p>jsharp</text:p>
          </table:table-cell>
          <table:table-cell table:number-columns-repeated="5"/>
          <table:table-cell table:formula="of:=CONCATENATE([$master.B14];&quot; &quot;;[$master.C14];&quot;, &quot;;[$master.L14])" office:value-type="string" office:string-value="John Sharp, Director, Prod Mgmt">
            <text:p>John Sharp, Director, Prod Mgmt</text:p>
          </table:table-cell>
          <table:table-cell/>
          <table:table-cell office:value-type="string">
            <text:p>tcsh</text:p>
          </table:table-cell>
          <table:table-cell table:formula="of:=[$master.G14]" office:value-type="string" office:string-value="appleton">
            <text:p>appleton</text:p>
          </table:table-cell>
          <table:table-cell table:formula="of:=CONCATENATE([.A13];&quot;:&quot;;[.B13];&quot;:&quot;;[.C13];&quot;:&quot;;[.D13];&quot;:&quot;;[.E13];&quot;:&quot;;[.F13];&quot;:&quot;;[.G13];&quot;:&quot;;[.H13];&quot;:&quot;;[.I13];&quot;:&quot;;[.J13])" office:value-type="string" office:string-value="jsharp::::::John Sharp, Director, Prod Mgmt::tcsh:appleton">
            <text:p>jsharp::::::John Sharp, Director, Prod Mgmt::tcsh:appleton</text:p>
          </table:table-cell>
        </table:table-row>
        <table:table-row table:style-name="ro1">
          <table:table-cell table:formula="of:=[$master.F15]" office:value-type="string" office:string-value="mbaggert">
            <text:p>mbaggert</text:p>
          </table:table-cell>
          <table:table-cell table:number-columns-repeated="5"/>
          <table:table-cell table:formula="of:=CONCATENATE([$master.B15];&quot; &quot;;[$master.C15];&quot;, &quot;;[$master.L15])" office:value-type="string" office:string-value="Martha Baggert, Director, Human Resources">
            <text:p>Martha Baggert, Director, Human Resources</text:p>
          </table:table-cell>
          <table:table-cell/>
          <table:table-cell office:value-type="string">
            <text:p>tcsh</text:p>
          </table:table-cell>
          <table:table-cell table:formula="of:=[$master.G15]" office:value-type="string" office:string-value="appleton">
            <text:p>appleton</text:p>
          </table:table-cell>
          <table:table-cell table:formula="of:=CONCATENATE([.A14];&quot;:&quot;;[.B14];&quot;:&quot;;[.C14];&quot;:&quot;;[.D14];&quot;:&quot;;[.E14];&quot;:&quot;;[.F14];&quot;:&quot;;[.G14];&quot;:&quot;;[.H14];&quot;:&quot;;[.I14];&quot;:&quot;;[.J14])" office:value-type="string" office:string-value="mbaggert::::::Martha Baggert, Director, Human Resources::tcsh:appleton">
            <text:p>mbaggert::::::Martha Baggert, Director, Human Resources::tcsh:appleton</text:p>
          </table:table-cell>
        </table:table-row>
        <table:table-row table:style-name="ro1">
          <table:table-cell table:formula="of:=[$master.F16]" office:value-type="string" office:string-value="mnestor">
            <text:p>mnestor</text:p>
          </table:table-cell>
          <table:table-cell table:number-columns-repeated="5"/>
          <table:table-cell table:formula="of:=CONCATENATE([$master.B16];&quot; &quot;;[$master.C16];&quot;, &quot;;[$master.L16])" office:value-type="string" office:string-value="Mary Nestor, Director, MIS-IT">
            <text:p>Mary Nestor, Director, MIS-IT</text:p>
          </table:table-cell>
          <table:table-cell/>
          <table:table-cell office:value-type="string">
            <text:p>tcsh</text:p>
          </table:table-cell>
          <table:table-cell table:formula="of:=[$master.G16]" office:value-type="string" office:string-value="appleton">
            <text:p>appleton</text:p>
          </table:table-cell>
          <table:table-cell table:formula="of:=CONCATENATE([.A15];&quot;:&quot;;[.B15];&quot;:&quot;;[.C15];&quot;:&quot;;[.D15];&quot;:&quot;;[.E15];&quot;:&quot;;[.F15];&quot;:&quot;;[.G15];&quot;:&quot;;[.H15];&quot;:&quot;;[.I15];&quot;:&quot;;[.J15])" office:value-type="string" office:string-value="mnestor::::::Mary Nestor, Director, MIS-IT::tcsh:appleton">
            <text:p>mnestor::::::Mary Nestor, Director, MIS-IT::tcsh:appleton</text:p>
          </table:table-cell>
        </table:table-row>
        <table:table-row table:style-name="ro1">
          <table:table-cell table:formula="of:=[$master.F17]" office:value-type="string" office:string-value="mblair">
            <text:p>mblair</text:p>
          </table:table-cell>
          <table:table-cell table:number-columns-repeated="5"/>
          <table:table-cell table:formula="of:=CONCATENATE([$master.B17];&quot; &quot;;[$master.C17];&quot;, &quot;;[$master.L17])" office:value-type="string" office:string-value="Minnie Blair, Software Engineer">
            <text:p>Minnie Blair, Software Engineer</text:p>
          </table:table-cell>
          <table:table-cell/>
          <table:table-cell office:value-type="string">
            <text:p>tcsh</text:p>
          </table:table-cell>
          <table:table-cell table:formula="of:=[$master.G17]" office:value-type="string" office:string-value="appleton">
            <text:p>appleton</text:p>
          </table:table-cell>
          <table:table-cell table:formula="of:=CONCATENATE([.A16];&quot;:&quot;;[.B16];&quot;:&quot;;[.C16];&quot;:&quot;;[.D16];&quot;:&quot;;[.E16];&quot;:&quot;;[.F16];&quot;:&quot;;[.G16];&quot;:&quot;;[.H16];&quot;:&quot;;[.I16];&quot;:&quot;;[.J16])" office:value-type="string" office:string-value="mblair::::::Minnie Blair, Software Engineer::tcsh:appleton">
            <text:p>mblair::::::Minnie Blair, Software Engineer::tcsh:appleton</text:p>
          </table:table-cell>
        </table:table-row>
        <table:table-row table:style-name="ro1">
          <table:table-cell table:formula="of:=[$master.F18]" office:value-type="string" office:string-value="mdelazes">
            <text:p>mdelazes</text:p>
          </table:table-cell>
          <table:table-cell table:number-columns-repeated="5"/>
          <table:table-cell table:formula="of:=CONCATENATE([$master.B18];&quot; &quot;;[$master.C18];&quot;, &quot;;[$master.L18])" office:value-type="string" office:string-value="Miquel DeLazes, Director, Manufacturing">
            <text:p>Miquel DeLazes, Director, Manufacturing</text:p>
          </table:table-cell>
          <table:table-cell/>
          <table:table-cell office:value-type="string">
            <text:p>tcsh</text:p>
          </table:table-cell>
          <table:table-cell table:formula="of:=[$master.G18]" office:value-type="string" office:string-value="appleton">
            <text:p>appleton</text:p>
          </table:table-cell>
          <table:table-cell table:formula="of:=CONCATENATE([.A17];&quot;:&quot;;[.B17];&quot;:&quot;;[.C17];&quot;:&quot;;[.D17];&quot;:&quot;;[.E17];&quot;:&quot;;[.F17];&quot;:&quot;;[.G17];&quot;:&quot;;[.H17];&quot;:&quot;;[.I17];&quot;:&quot;;[.J17])" office:value-type="string" office:string-value="mdelazes::::::Miquel DeLazes, Director, Manufacturing::tcsh:appleton">
            <text:p>mdelazes::::::Miquel DeLazes, Director, Manufacturing::tcsh:appleton</text:p>
          </table:table-cell>
        </table:table-row>
        <table:table-row table:style-name="ro1">
          <table:table-cell table:formula="of:=[$master.F19]" office:value-type="string" office:string-value="nnewton">
            <text:p>nnewton</text:p>
          </table:table-cell>
          <table:table-cell table:number-columns-repeated="5"/>
          <table:table-cell table:formula="of:=CONCATENATE([$master.B19];&quot; &quot;;[$master.C19];&quot;, &quot;;[$master.L19])" office:value-type="string" office:string-value="Ned Newton, Chief Financial Officer">
            <text:p>Ned Newton, Chief Financial Officer</text:p>
          </table:table-cell>
          <table:table-cell/>
          <table:table-cell office:value-type="string">
            <text:p>tcsh</text:p>
          </table:table-cell>
          <table:table-cell table:formula="of:=[$master.G19]" office:value-type="string" office:string-value="appleton">
            <text:p>appleton</text:p>
          </table:table-cell>
          <table:table-cell table:formula="of:=CONCATENATE([.A18];&quot;:&quot;;[.B18];&quot;:&quot;;[.C18];&quot;:&quot;;[.D18];&quot;:&quot;;[.E18];&quot;:&quot;;[.F18];&quot;:&quot;;[.G18];&quot;:&quot;;[.H18];&quot;:&quot;;[.I18];&quot;:&quot;;[.J18])" office:value-type="string" office:string-value="nnewton::::::Ned Newton, Chief Financial Officer::tcsh:appleton">
            <text:p>nnewton::::::Ned Newton, Chief Financial Officer::tcsh:appleton</text:p>
          </table:table-cell>
        </table:table-row>
        <table:table-row table:style-name="ro1">
          <table:table-cell table:formula="of:=[$master.F20]" office:value-type="string" office:string-value="rsampson">
            <text:p>rsampson</text:p>
          </table:table-cell>
          <table:table-cell table:number-columns-repeated="5"/>
          <table:table-cell table:formula="of:=CONCATENATE([$master.B20];&quot; &quot;;[$master.C20];&quot;, &quot;;[$master.L20])" office:value-type="string" office:string-value="Rad Sampson, Director, Quality">
            <text:p>Rad Sampson, Director, Quality</text:p>
          </table:table-cell>
          <table:table-cell/>
          <table:table-cell office:value-type="string">
            <text:p>tcsh</text:p>
          </table:table-cell>
          <table:table-cell table:formula="of:=[$master.G20]" office:value-type="string" office:string-value="appleton">
            <text:p>appleton</text:p>
          </table:table-cell>
          <table:table-cell table:formula="of:=CONCATENATE([.A19];&quot;:&quot;;[.B19];&quot;:&quot;;[.C19];&quot;:&quot;;[.D19];&quot;:&quot;;[.E19];&quot;:&quot;;[.F19];&quot;:&quot;;[.G19];&quot;:&quot;;[.H19];&quot;:&quot;;[.I19];&quot;:&quot;;[.J19])" office:value-type="string" office:string-value="rsampson::::::Rad Sampson, Director, Quality::tcsh:appleton">
            <text:p>rsampson::::::Rad Sampson, Director, Quality::tcsh:appleton</text:p>
          </table:table-cell>
        </table:table-row>
        <table:table-row table:style-name="ro1">
          <table:table-cell table:formula="of:=[$master.F21]" office:value-type="string" office:string-value="smalloy">
            <text:p>smalloy</text:p>
          </table:table-cell>
          <table:table-cell table:number-columns-repeated="5"/>
          <table:table-cell table:formula="of:=CONCATENATE([$master.B21];&quot; &quot;;[$master.C21];&quot;, &quot;;[$master.L21])" office:value-type="string" office:string-value="Sarah Malloy, Receiver">
            <text:p>Sarah Malloy, Receiver</text:p>
          </table:table-cell>
          <table:table-cell/>
          <table:table-cell office:value-type="string">
            <text:p>tcsh</text:p>
          </table:table-cell>
          <table:table-cell table:formula="of:=[$master.G21]" office:value-type="string" office:string-value="appleton">
            <text:p>appleton</text:p>
          </table:table-cell>
          <table:table-cell table:formula="of:=CONCATENATE([.A20];&quot;:&quot;;[.B20];&quot;:&quot;;[.C20];&quot;:&quot;;[.D20];&quot;:&quot;;[.E20];&quot;:&quot;;[.F20];&quot;:&quot;;[.G20];&quot;:&quot;;[.H20];&quot;:&quot;;[.I20];&quot;:&quot;;[.J20])" office:value-type="string" office:string-value="smalloy::::::Sarah Malloy, Receiver::tcsh:appleton">
            <text:p>smalloy::::::Sarah Malloy, Receiver::tcsh:appleton</text:p>
          </table:table-cell>
        </table:table-row>
        <table:table-row table:style-name="ro1">
          <table:table-cell table:formula="of:=[$master.F22]" office:value-type="string" office:string-value="tswift">
            <text:p>tswift</text:p>
          </table:table-cell>
          <table:table-cell table:number-columns-repeated="5"/>
          <table:table-cell table:formula="of:=CONCATENATE([$master.B22];&quot; &quot;;[$master.C22];&quot;, &quot;;[$master.L22])" office:value-type="string" office:string-value="Tom Swift, Director, Engineering">
            <text:p>Tom Swift, Director, Engineering</text:p>
          </table:table-cell>
          <table:table-cell/>
          <table:table-cell office:value-type="string">
            <text:p>tcsh</text:p>
          </table:table-cell>
          <table:table-cell table:formula="of:=[$master.G22]" office:value-type="string" office:string-value="appleton">
            <text:p>appleton</text:p>
          </table:table-cell>
          <table:table-cell table:formula="of:=CONCATENATE([.A21];&quot;:&quot;;[.B21];&quot;:&quot;;[.C21];&quot;:&quot;;[.D21];&quot;:&quot;;[.E21];&quot;:&quot;;[.F21];&quot;:&quot;;[.G21];&quot;:&quot;;[.H21];&quot;:&quot;;[.I21];&quot;:&quot;;[.J21])" office:value-type="string" office:string-value="tswift::::::Tom Swift, Director, Engineering::tcsh:appleton">
            <text:p>tswift::::::Tom Swift, Director, Engineering::tcsh:appleton</text:p>
          </table:table-cell>
        </table:table-row>
        <table:table-row table:style-name="ro1">
          <table:table-cell table:formula="of:=[$master.F23]" office:value-type="string" office:string-value="wdamon">
            <text:p>wdamon</text:p>
          </table:table-cell>
          <table:table-cell table:number-columns-repeated="5"/>
          <table:table-cell table:formula="of:=CONCATENATE([$master.B23];&quot; &quot;;[$master.C23];&quot;, &quot;;[$master.L23])" office:value-type="string" office:string-value="Wakefield Damon, Technical Writer">
            <text:p>Wakefield Damon, Technical Writer</text:p>
          </table:table-cell>
          <table:table-cell/>
          <table:table-cell office:value-type="string">
            <text:p>tcsh</text:p>
          </table:table-cell>
          <table:table-cell table:formula="of:=[$master.G23]" office:value-type="string" office:string-value="appleton">
            <text:p>appleton</text:p>
          </table:table-cell>
          <table:table-cell table:formula="of:=CONCATENATE([.A22];&quot;:&quot;;[.B22];&quot;:&quot;;[.C22];&quot;:&quot;;[.D22];&quot;:&quot;;[.E22];&quot;:&quot;;[.F22];&quot;:&quot;;[.G22];&quot;:&quot;;[.H22];&quot;:&quot;;[.I22];&quot;:&quot;;[.J22])" office:value-type="string" office:string-value="wdamon::::::Wakefield Damon, Technical Writer::tcsh:appleton">
            <text:p>wdamon::::::Wakefield Damon, Technical Writer::tcsh:appleton</text:p>
          </table:table-cell>
        </table:table-row>
        <table:table-row table:style-name="ro1">
          <table:table-cell table:formula="of:=[$master.F24]" office:value-type="string" office:string-value="wcrawford">
            <text:p>wcrawford</text:p>
          </table:table-cell>
          <table:table-cell table:number-columns-repeated="5"/>
          <table:table-cell table:formula="of:=CONCATENATE([$master.B24];&quot; &quot;;[$master.C24];&quot;, &quot;;[$master.L24])" office:value-type="string" office:string-value="William Crawford, Director, Legal">
            <text:p>William Crawford, Director, Legal</text:p>
          </table:table-cell>
          <table:table-cell/>
          <table:table-cell office:value-type="string">
            <text:p>tcsh</text:p>
          </table:table-cell>
          <table:table-cell table:formula="of:=[$master.G24]" office:value-type="string" office:string-value="appleton">
            <text:p>appleton</text:p>
          </table:table-cell>
          <table:table-cell table:formula="of:=CONCATENATE([.A23];&quot;:&quot;;[.B23];&quot;:&quot;;[.C23];&quot;:&quot;;[.D23];&quot;:&quot;;[.E23];&quot;:&quot;;[.F23];&quot;:&quot;;[.G23];&quot;:&quot;;[.H23];&quot;:&quot;;[.I23];&quot;:&quot;;[.J23])" office:value-type="string" office:string-value="wcrawford::::::William Crawford, Director, Legal::tcsh:appleton">
            <text:p>wcrawford::::::William Crawford, Director, Legal::tcsh:appleton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ys-centos" table:style-name="ta2" table:print="false">
        <office:forms form:automatic-focus="false" form:apply-design-mode="false"/>
        <table:table-column table:style-name="co29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reate script</text:p>
          </table:table-cell>
          <table:table-cell office:value-type="string">
            <text:p>Delete script</text:p>
          </table:table-cell>
        </table:table-row>
        <table:table-row table:style-name="ro1">
          <table:table-cell table:formula="of:=[$master.F3]" office:value-type="string" office:string-value="bjenks">
            <text:p>bjenks</text:p>
          </table:table-cell>
          <table:table-cell office:value-type="string">
            <text:p>sTr@temeyer</text:p>
          </table:table-cell>
          <table:table-cell table:formula="of:=CONCATENATE(&quot;adduser &quot;;[master.F3];&quot; -c &quot;&quot;&quot;;[$master.B3];&quot; &quot;;[$master.C3];&quot;&quot;&quot;&quot;;&quot; ; &quot;;&quot;echo &quot;;[.A2];&quot;:&quot;;[.B2];&quot; | chpasswd&quot;)" office:value-type="string" office:string-value="adduser bjenks -c &quot;Barcoe Jenks&quot; ; echo bjenks:sTr@temeyer | chpasswd">
            <text:p>adduser bjenks -c "Barcoe Jenks" ; echo bjenks:sTr@temeyer | chpasswd</text:p>
          </table:table-cell>
          <table:table-cell table:formula="of:=CONCATENATE(&quot;userdel -r &quot;;[master.F3])" office:value-type="string" office:string-value="userdel -r bjenks">
            <text:p>userdel -r bjenks</text:p>
          </table:table-cell>
        </table:table-row>
        <table:table-row table:style-name="ro1">
          <table:table-cell table:formula="of:=[$master.F4]" office:value-type="string" office:string-value="bswift">
            <text:p>bswift</text:p>
          </table:table-cell>
          <table:table-cell office:value-type="string">
            <text:p>sTr@temeyer</text:p>
          </table:table-cell>
          <table:table-cell table:formula="of:=CONCATENATE(&quot;adduser &quot;;[master.F4];&quot; -c &quot;&quot;&quot;;[$master.B4];&quot; &quot;;[$master.C4];&quot;&quot;&quot;&quot;;&quot; ; &quot;;&quot;echo &quot;;[.A3];&quot;:&quot;;[.B3];&quot; | chpasswd&quot;)" office:value-type="string" office:string-value="adduser bswift -c &quot;Barton Swift&quot; ; echo bswift:sTr@temeyer | chpasswd">
            <text:p>adduser bswift -c "Barton Swift" ; echo bswift:sTr@temeyer | chpasswd</text:p>
          </table:table-cell>
          <table:table-cell table:formula="of:=CONCATENATE(&quot;userdel -r &quot;;[master.F4])" office:value-type="string" office:string-value="userdel -r bswift">
            <text:p>userdel -r bswift</text:p>
          </table:table-cell>
        </table:table-row>
        <table:table-row table:style-name="ro1">
          <table:table-cell table:formula="of:=[$master.F5]" office:value-type="string" office:string-value="barmstrong">
            <text:p>barmstrong</text:p>
          </table:table-cell>
          <table:table-cell office:value-type="string">
            <text:p>sTr@temeyer</text:p>
          </table:table-cell>
          <table:table-cell table:formula="of:=CONCATENATE(&quot;adduser &quot;;[master.F5];&quot; -c &quot;&quot;&quot;;[$master.B5];&quot; &quot;;[$master.C5];&quot;&quot;&quot;&quot;;&quot; ; &quot;;&quot;echo &quot;;[.A4];&quot;:&quot;;[.B4];&quot; | chpasswd&quot;)" office:value-type="string" office:string-value="adduser barmstrong -c &quot;Bub Armstrong&quot; ; echo barmstrong:sTr@temeyer | chpasswd">
            <text:p>adduser barmstrong -c "Bub Armstrong" ; echo barmstrong:sTr@temeyer | chpasswd</text:p>
          </table:table-cell>
          <table:table-cell table:formula="of:=CONCATENATE(&quot;userdel -r &quot;;[master.F5])" office:value-type="string" office:string-value="userdel -r barmstrong">
            <text:p>userdel -r barmstrong</text:p>
          </table:table-cell>
        </table:table-row>
        <table:table-row table:style-name="ro1">
          <table:table-cell table:formula="of:=[$master.F6]" office:value-type="string" office:string-value="fmason">
            <text:p>fmason</text:p>
          </table:table-cell>
          <table:table-cell office:value-type="string">
            <text:p>sTr@temeyer</text:p>
          </table:table-cell>
          <table:table-cell table:formula="of:=CONCATENATE(&quot;adduser &quot;;[master.F6];&quot; -c &quot;&quot;&quot;;[$master.B6];&quot; &quot;;[$master.C6];&quot;&quot;&quot;&quot;;&quot; ; &quot;;&quot;echo &quot;;[.A5];&quot;:&quot;;[.B5];&quot; | chpasswd&quot;)" office:value-type="string" office:string-value="adduser fmason -c &quot;Frank Mason&quot; ; echo fmason:sTr@temeyer | chpasswd">
            <text:p>adduser fmason -c "Frank Mason" ; echo fmason:sTr@temeyer | chpasswd</text:p>
          </table:table-cell>
          <table:table-cell table:formula="of:=CONCATENATE(&quot;userdel -r &quot;;[master.F6])" office:value-type="string" office:string-value="userdel -r fmason">
            <text:p>userdel -r fmason</text:p>
          </table:table-cell>
        </table:table-row>
        <table:table-row table:style-name="ro1">
          <table:table-cell table:formula="of:=[$master.F7]" office:value-type="string" office:string-value="gjackson">
            <text:p>gjackson</text:p>
          </table:table-cell>
          <table:table-cell office:value-type="string">
            <text:p>sTr@temeyer</text:p>
          </table:table-cell>
          <table:table-cell table:formula="of:=CONCATENATE(&quot;adduser &quot;;[master.F7];&quot; -c &quot;&quot;&quot;;[$master.B7];&quot; &quot;;[$master.C7];&quot;&quot;&quot;&quot;;&quot; ; &quot;;&quot;echo &quot;;[.A6];&quot;:&quot;;[.B6];&quot; | chpasswd&quot;)" office:value-type="string" office:string-value="adduser gjackson -c &quot;Garret Jackson&quot; ; echo gjackson:sTr@temeyer | chpasswd">
            <text:p>adduser gjackson -c "Garret Jackson" ; echo gjackson:sTr@temeyer | chpasswd</text:p>
          </table:table-cell>
          <table:table-cell table:formula="of:=CONCATENATE(&quot;userdel -r &quot;;[master.F7])" office:value-type="string" office:string-value="userdel -r gjackson">
            <text:p>userdel -r gjackson</text:p>
          </table:table-cell>
        </table:table-row>
        <table:table-row table:style-name="ro1">
          <table:table-cell table:formula="of:=[$master.F8]" office:value-type="string" office:string-value="hbaldwin">
            <text:p>hbaldwin</text:p>
          </table:table-cell>
          <table:table-cell office:value-type="string">
            <text:p>sTr@temeyer</text:p>
          </table:table-cell>
          <table:table-cell table:formula="of:=CONCATENATE(&quot;adduser &quot;;[master.F8];&quot; -c &quot;&quot;&quot;;[$master.B8];&quot; &quot;;[$master.C8];&quot;&quot;&quot;&quot;;&quot; ; &quot;;&quot;echo &quot;;[.A7];&quot;:&quot;;[.B7];&quot; | chpasswd&quot;)" office:value-type="string" office:string-value="adduser hbaldwin -c &quot;Hank Baldwin&quot; ; echo hbaldwin:sTr@temeyer | chpasswd">
            <text:p>adduser hbaldwin -c "Hank Baldwin" ; echo hbaldwin:sTr@temeyer | chpasswd</text:p>
          </table:table-cell>
          <table:table-cell table:formula="of:=CONCATENATE(&quot;userdel -r &quot;;[master.F8])" office:value-type="string" office:string-value="userdel -r hbaldwin">
            <text:p>userdel -r hbaldwin</text:p>
          </table:table-cell>
        </table:table-row>
        <table:table-row table:style-name="ro1">
          <table:table-cell table:formula="of:=[$master.F9]" office:value-type="string" office:string-value="hrandall">
            <text:p>hrandall</text:p>
          </table:table-cell>
          <table:table-cell office:value-type="string">
            <text:p>sTr@temeyer</text:p>
          </table:table-cell>
          <table:table-cell table:formula="of:=CONCATENATE(&quot;adduser &quot;;[master.F9];&quot; -c &quot;&quot;&quot;;[$master.B9];&quot; &quot;;[$master.C9];&quot;&quot;&quot;&quot;;&quot; ; &quot;;&quot;echo &quot;;[.A8];&quot;:&quot;;[.B8];&quot; | chpasswd&quot;)" office:value-type="string" office:string-value="adduser hrandall -c &quot;Helen Randall&quot; ; echo hrandall:sTr@temeyer | chpasswd">
            <text:p>adduser hrandall -c "Helen Randall" ; echo hrandall:sTr@temeyer | chpasswd</text:p>
          </table:table-cell>
          <table:table-cell table:formula="of:=CONCATENATE(&quot;userdel -r &quot;;[master.F9])" office:value-type="string" office:string-value="userdel -r hrandall">
            <text:p>userdel -r hrandall</text:p>
          </table:table-cell>
        </table:table-row>
        <table:table-row table:style-name="ro1">
          <table:table-cell table:formula="of:=[$master.F10]" office:value-type="string" office:string-value="jwood">
            <text:p>jwood</text:p>
          </table:table-cell>
          <table:table-cell office:value-type="string">
            <text:p>sTr@temeyer</text:p>
          </table:table-cell>
          <table:table-cell table:formula="of:=CONCATENATE(&quot;adduser &quot;;[master.F10];&quot; -c &quot;&quot;&quot;;[$master.B10];&quot; &quot;;[$master.C10];&quot;&quot;&quot;&quot;;&quot; ; &quot;;&quot;echo &quot;;[.A9];&quot;:&quot;;[.B9];&quot; | chpasswd&quot;)" office:value-type="string" office:string-value="adduser jwood -c &quot;Jacab Wood&quot; ; echo jwood:sTr@temeyer | chpasswd">
            <text:p>adduser jwood -c "Jacab Wood" ; echo jwood:sTr@temeyer | chpasswd</text:p>
          </table:table-cell>
          <table:table-cell table:formula="of:=CONCATENATE(&quot;userdel -r &quot;;[master.F10])" office:value-type="string" office:string-value="userdel -r jwood">
            <text:p>userdel -r jwood</text:p>
          </table:table-cell>
        </table:table-row>
        <table:table-row table:style-name="ro1">
          <table:table-cell table:formula="of:=[$master.F11]" office:value-type="string" office:string-value="jperiod">
            <text:p>jperiod</text:p>
          </table:table-cell>
          <table:table-cell office:value-type="string">
            <text:p>sTr@temeyer</text:p>
          </table:table-cell>
          <table:table-cell table:formula="of:=CONCATENATE(&quot;adduser &quot;;[master.F11];&quot; -c &quot;&quot;&quot;;[$master.B11];&quot; &quot;;[$master.C11];&quot;&quot;&quot;&quot;;&quot; ; &quot;;&quot;echo &quot;;[.A10];&quot;:&quot;;[.B10];&quot; | chpasswd&quot;)" office:value-type="string" office:string-value="adduser jperiod -c &quot;James Period&quot; ; echo jperiod:sTr@temeyer | chpasswd">
            <text:p>adduser jperiod -c "James Period" ; echo jperiod:sTr@temeyer | chpasswd</text:p>
          </table:table-cell>
          <table:table-cell table:formula="of:=CONCATENATE(&quot;userdel -r &quot;;[master.F11])" office:value-type="string" office:string-value="userdel -r jperiod">
            <text:p>userdel -r jperiod</text:p>
          </table:table-cell>
        </table:table-row>
        <table:table-row table:style-name="ro1">
          <table:table-cell table:formula="of:=[$master.F12]" office:value-type="string" office:string-value="jhaddon">
            <text:p>jhaddon</text:p>
          </table:table-cell>
          <table:table-cell office:value-type="string">
            <text:p>sTr@temeyer</text:p>
          </table:table-cell>
          <table:table-cell table:formula="of:=CONCATENATE(&quot;adduser &quot;;[master.F12];&quot; -c &quot;&quot;&quot;;[$master.B12];&quot; &quot;;[$master.C12];&quot;&quot;&quot;&quot;;&quot; ; &quot;;&quot;echo &quot;;[.A11];&quot;:&quot;;[.B11];&quot; | chpasswd&quot;)" office:value-type="string" office:string-value="adduser jhaddon -c &quot;Jennie Haddon&quot; ; echo jhaddon:sTr@temeyer | chpasswd">
            <text:p>adduser jhaddon -c "Jennie Haddon" ; echo jhaddon:sTr@temeyer | chpasswd</text:p>
          </table:table-cell>
          <table:table-cell table:formula="of:=CONCATENATE(&quot;userdel -r &quot;;[master.F12])" office:value-type="string" office:string-value="userdel -r jhaddon">
            <text:p>userdel -r jhaddon</text:p>
          </table:table-cell>
        </table:table-row>
        <table:table-row table:style-name="ro1">
          <table:table-cell table:formula="of:=[$master.F13]" office:value-type="string" office:string-value="jmorse">
            <text:p>jmorse</text:p>
          </table:table-cell>
          <table:table-cell office:value-type="string">
            <text:p>sTr@temeyer</text:p>
          </table:table-cell>
          <table:table-cell table:formula="of:=CONCATENATE(&quot;adduser &quot;;[master.F13];&quot; -c &quot;&quot;&quot;;[$master.B13];&quot; &quot;;[$master.C13];&quot;&quot;&quot;&quot;;&quot; ; &quot;;&quot;echo &quot;;[.A12];&quot;:&quot;;[.B12];&quot; | chpasswd&quot;)" office:value-type="string" office:string-value="adduser jmorse -c &quot;Jennie Morse&quot; ; echo jmorse:sTr@temeyer | chpasswd">
            <text:p>adduser jmorse -c "Jennie Morse" ; echo jmorse:sTr@temeyer | chpasswd</text:p>
          </table:table-cell>
          <table:table-cell table:formula="of:=CONCATENATE(&quot;userdel -r &quot;;[master.F13])" office:value-type="string" office:string-value="userdel -r jmorse">
            <text:p>userdel -r jmorse</text:p>
          </table:table-cell>
        </table:table-row>
        <table:table-row table:style-name="ro1">
          <table:table-cell table:formula="of:=[$master.F14]" office:value-type="string" office:string-value="jsharp">
            <text:p>jsharp</text:p>
          </table:table-cell>
          <table:table-cell office:value-type="string">
            <text:p>sTr@temeyer</text:p>
          </table:table-cell>
          <table:table-cell table:formula="of:=CONCATENATE(&quot;adduser &quot;;[master.F14];&quot; -c &quot;&quot;&quot;;[$master.B14];&quot; &quot;;[$master.C14];&quot;&quot;&quot;&quot;;&quot; ; &quot;;&quot;echo &quot;;[.A13];&quot;:&quot;;[.B13];&quot; | chpasswd&quot;)" office:value-type="string" office:string-value="adduser jsharp -c &quot;John Sharp&quot; ; echo jsharp:sTr@temeyer | chpasswd">
            <text:p>adduser jsharp -c "John Sharp" ; echo jsharp:sTr@temeyer | chpasswd</text:p>
          </table:table-cell>
          <table:table-cell table:formula="of:=CONCATENATE(&quot;userdel -r &quot;;[master.F14])" office:value-type="string" office:string-value="userdel -r jsharp">
            <text:p>userdel -r jsharp</text:p>
          </table:table-cell>
        </table:table-row>
        <table:table-row table:style-name="ro1">
          <table:table-cell table:formula="of:=[$master.F15]" office:value-type="string" office:string-value="mbaggert">
            <text:p>mbaggert</text:p>
          </table:table-cell>
          <table:table-cell office:value-type="string">
            <text:p>sTr@temeyer</text:p>
          </table:table-cell>
          <table:table-cell table:formula="of:=CONCATENATE(&quot;adduser &quot;;[master.F15];&quot; -c &quot;&quot;&quot;;[$master.B15];&quot; &quot;;[$master.C15];&quot;&quot;&quot;&quot;;&quot; ; &quot;;&quot;echo &quot;;[.A14];&quot;:&quot;;[.B14];&quot; | chpasswd&quot;)" office:value-type="string" office:string-value="adduser mbaggert -c &quot;Martha Baggert&quot; ; echo mbaggert:sTr@temeyer | chpasswd">
            <text:p>adduser mbaggert -c "Martha Baggert" ; echo mbaggert:sTr@temeyer | chpasswd</text:p>
          </table:table-cell>
          <table:table-cell table:formula="of:=CONCATENATE(&quot;userdel -r &quot;;[master.F15])" office:value-type="string" office:string-value="userdel -r mbaggert">
            <text:p>userdel -r mbaggert</text:p>
          </table:table-cell>
        </table:table-row>
        <table:table-row table:style-name="ro1">
          <table:table-cell table:formula="of:=[$master.F16]" office:value-type="string" office:string-value="mnestor">
            <text:p>mnestor</text:p>
          </table:table-cell>
          <table:table-cell office:value-type="string">
            <text:p>sTr@temeyer</text:p>
          </table:table-cell>
          <table:table-cell table:formula="of:=CONCATENATE(&quot;adduser &quot;;[master.F16];&quot; -c &quot;&quot;&quot;;[$master.B16];&quot; &quot;;[$master.C16];&quot;&quot;&quot;&quot;;&quot; ; &quot;;&quot;echo &quot;;[.A15];&quot;:&quot;;[.B15];&quot; | chpasswd&quot;)" office:value-type="string" office:string-value="adduser mnestor -c &quot;Mary Nestor&quot; ; echo mnestor:sTr@temeyer | chpasswd">
            <text:p>adduser mnestor -c "Mary Nestor" ; echo mnestor:sTr@temeyer | chpasswd</text:p>
          </table:table-cell>
          <table:table-cell table:formula="of:=CONCATENATE(&quot;userdel -r &quot;;[master.F16])" office:value-type="string" office:string-value="userdel -r mnestor">
            <text:p>userdel -r mnestor</text:p>
          </table:table-cell>
        </table:table-row>
        <table:table-row table:style-name="ro1">
          <table:table-cell table:formula="of:=[$master.F17]" office:value-type="string" office:string-value="mblair">
            <text:p>mblair</text:p>
          </table:table-cell>
          <table:table-cell office:value-type="string">
            <text:p>sTr@temeyer</text:p>
          </table:table-cell>
          <table:table-cell table:formula="of:=CONCATENATE(&quot;adduser &quot;;[master.F17];&quot; -c &quot;&quot;&quot;;[$master.B17];&quot; &quot;;[$master.C17];&quot;&quot;&quot;&quot;;&quot; ; &quot;;&quot;echo &quot;;[.A16];&quot;:&quot;;[.B16];&quot; | chpasswd&quot;)" office:value-type="string" office:string-value="adduser mblair -c &quot;Minnie Blair&quot; ; echo mblair:sTr@temeyer | chpasswd">
            <text:p>adduser mblair -c "Minnie Blair" ; echo mblair:sTr@temeyer | chpasswd</text:p>
          </table:table-cell>
          <table:table-cell table:formula="of:=CONCATENATE(&quot;userdel -r &quot;;[master.F17])" office:value-type="string" office:string-value="userdel -r mblair">
            <text:p>userdel -r mblair</text:p>
          </table:table-cell>
        </table:table-row>
        <table:table-row table:style-name="ro1">
          <table:table-cell table:formula="of:=[$master.F18]" office:value-type="string" office:string-value="mdelazes">
            <text:p>mdelazes</text:p>
          </table:table-cell>
          <table:table-cell office:value-type="string">
            <text:p>sTr@temeyer</text:p>
          </table:table-cell>
          <table:table-cell table:formula="of:=CONCATENATE(&quot;adduser &quot;;[master.F18];&quot; -c &quot;&quot;&quot;;[$master.B18];&quot; &quot;;[$master.C18];&quot;&quot;&quot;&quot;;&quot; ; &quot;;&quot;echo &quot;;[.A17];&quot;:&quot;;[.B17];&quot; | chpasswd&quot;)" office:value-type="string" office:string-value="adduser mdelazes -c &quot;Miquel DeLazes&quot; ; echo mdelazes:sTr@temeyer | chpasswd">
            <text:p>adduser mdelazes -c "Miquel DeLazes" ; echo mdelazes:sTr@temeyer | chpasswd</text:p>
          </table:table-cell>
          <table:table-cell table:formula="of:=CONCATENATE(&quot;userdel -r &quot;;[master.F18])" office:value-type="string" office:string-value="userdel -r mdelazes">
            <text:p>userdel -r mdelazes</text:p>
          </table:table-cell>
        </table:table-row>
        <table:table-row table:style-name="ro1">
          <table:table-cell table:formula="of:=[$master.F19]" office:value-type="string" office:string-value="nnewton">
            <text:p>nnewton</text:p>
          </table:table-cell>
          <table:table-cell office:value-type="string">
            <text:p>sTr@temeyer</text:p>
          </table:table-cell>
          <table:table-cell table:formula="of:=CONCATENATE(&quot;adduser &quot;;[master.F19];&quot; -c &quot;&quot;&quot;;[$master.B19];&quot; &quot;;[$master.C19];&quot;&quot;&quot;&quot;;&quot; ; &quot;;&quot;echo &quot;;[.A18];&quot;:&quot;;[.B18];&quot; | chpasswd&quot;)" office:value-type="string" office:string-value="adduser nnewton -c &quot;Ned Newton&quot; ; echo nnewton:sTr@temeyer | chpasswd">
            <text:p>adduser nnewton -c "Ned Newton" ; echo nnewton:sTr@temeyer | chpasswd</text:p>
          </table:table-cell>
          <table:table-cell table:formula="of:=CONCATENATE(&quot;userdel -r &quot;;[master.F19])" office:value-type="string" office:string-value="userdel -r nnewton">
            <text:p>userdel -r nnewton</text:p>
          </table:table-cell>
        </table:table-row>
        <table:table-row table:style-name="ro1">
          <table:table-cell table:formula="of:=[$master.F20]" office:value-type="string" office:string-value="rsampson">
            <text:p>rsampson</text:p>
          </table:table-cell>
          <table:table-cell office:value-type="string">
            <text:p>sTr@temeyer</text:p>
          </table:table-cell>
          <table:table-cell table:formula="of:=CONCATENATE(&quot;adduser &quot;;[master.F20];&quot; -c &quot;&quot;&quot;;[$master.B20];&quot; &quot;;[$master.C20];&quot;&quot;&quot;&quot;;&quot; ; &quot;;&quot;echo &quot;;[.A19];&quot;:&quot;;[.B19];&quot; | chpasswd&quot;)" office:value-type="string" office:string-value="adduser rsampson -c &quot;Rad Sampson&quot; ; echo rsampson:sTr@temeyer | chpasswd">
            <text:p>adduser rsampson -c "Rad Sampson" ; echo rsampson:sTr@temeyer | chpasswd</text:p>
          </table:table-cell>
          <table:table-cell table:formula="of:=CONCATENATE(&quot;userdel -r &quot;;[master.F20])" office:value-type="string" office:string-value="userdel -r rsampson">
            <text:p>userdel -r rsampson</text:p>
          </table:table-cell>
        </table:table-row>
        <table:table-row table:style-name="ro1">
          <table:table-cell table:formula="of:=[$master.F21]" office:value-type="string" office:string-value="smalloy">
            <text:p>smalloy</text:p>
          </table:table-cell>
          <table:table-cell office:value-type="string">
            <text:p>sTr@temeyer</text:p>
          </table:table-cell>
          <table:table-cell table:formula="of:=CONCATENATE(&quot;adduser &quot;;[master.F21];&quot; -c &quot;&quot;&quot;;[$master.B21];&quot; &quot;;[$master.C21];&quot;&quot;&quot;&quot;;&quot; ; &quot;;&quot;echo &quot;;[.A20];&quot;:&quot;;[.B20];&quot; | chpasswd&quot;)" office:value-type="string" office:string-value="adduser smalloy -c &quot;Sarah Malloy&quot; ; echo smalloy:sTr@temeyer | chpasswd">
            <text:p>adduser smalloy -c "Sarah Malloy" ; echo smalloy:sTr@temeyer | chpasswd</text:p>
          </table:table-cell>
          <table:table-cell table:formula="of:=CONCATENATE(&quot;userdel -r &quot;;[master.F21])" office:value-type="string" office:string-value="userdel -r smalloy">
            <text:p>userdel -r smalloy</text:p>
          </table:table-cell>
        </table:table-row>
        <table:table-row table:style-name="ro1">
          <table:table-cell table:formula="of:=[$master.F22]" office:value-type="string" office:string-value="tswift">
            <text:p>tswift</text:p>
          </table:table-cell>
          <table:table-cell office:value-type="string">
            <text:p>sTr@temeyer</text:p>
          </table:table-cell>
          <table:table-cell table:formula="of:=CONCATENATE(&quot;adduser &quot;;[master.F22];&quot; -c &quot;&quot;&quot;;[$master.B22];&quot; &quot;;[$master.C22];&quot;&quot;&quot;&quot;;&quot; ; &quot;;&quot;echo &quot;;[.A21];&quot;:&quot;;[.B21];&quot; | chpasswd&quot;)" office:value-type="string" office:string-value="adduser tswift -c &quot;Tom Swift&quot; ; echo tswift:sTr@temeyer | chpasswd">
            <text:p>adduser tswift -c "Tom Swift" ; echo tswift:sTr@temeyer | chpasswd</text:p>
          </table:table-cell>
          <table:table-cell table:formula="of:=CONCATENATE(&quot;userdel -r &quot;;[master.F22])" office:value-type="string" office:string-value="userdel -r tswift">
            <text:p>userdel -r tswift</text:p>
          </table:table-cell>
        </table:table-row>
        <table:table-row table:style-name="ro1">
          <table:table-cell table:formula="of:=[$master.F23]" office:value-type="string" office:string-value="wdamon">
            <text:p>wdamon</text:p>
          </table:table-cell>
          <table:table-cell office:value-type="string">
            <text:p>sTr@temeyer</text:p>
          </table:table-cell>
          <table:table-cell table:formula="of:=CONCATENATE(&quot;adduser &quot;;[master.F23];&quot; -c &quot;&quot;&quot;;[$master.B23];&quot; &quot;;[$master.C23];&quot;&quot;&quot;&quot;;&quot; ; &quot;;&quot;echo &quot;;[.A22];&quot;:&quot;;[.B22];&quot; | chpasswd&quot;)" office:value-type="string" office:string-value="adduser wdamon -c &quot;Wakefield Damon&quot; ; echo wdamon:sTr@temeyer | chpasswd">
            <text:p>adduser wdamon -c "Wakefield Damon" ; echo wdamon:sTr@temeyer | chpasswd</text:p>
          </table:table-cell>
          <table:table-cell table:formula="of:=CONCATENATE(&quot;userdel -r &quot;;[master.F23])" office:value-type="string" office:string-value="userdel -r wdamon">
            <text:p>userdel -r wdamon</text:p>
          </table:table-cell>
        </table:table-row>
        <table:table-row table:style-name="ro1">
          <table:table-cell table:formula="of:=[$master.F24]" office:value-type="string" office:string-value="wcrawford">
            <text:p>wcrawford</text:p>
          </table:table-cell>
          <table:table-cell office:value-type="string">
            <text:p>sTr@temeyer</text:p>
          </table:table-cell>
          <table:table-cell table:formula="of:=CONCATENATE(&quot;adduser &quot;;[master.F24];&quot; -c &quot;&quot;&quot;;[$master.B24];&quot; &quot;;[$master.C24];&quot;&quot;&quot;&quot;;&quot; ; &quot;;&quot;echo &quot;;[.A23];&quot;:&quot;;[.B23];&quot; | chpasswd&quot;)" office:value-type="string" office:string-value="adduser wcrawford -c &quot;William Crawford&quot; ; echo wcrawford:sTr@temeyer | chpasswd">
            <text:p>adduser wcrawford -c "William Crawford" ; echo wcrawford:sTr@temeyer | chpasswd</text:p>
          </table:table-cell>
          <table:table-cell table:formula="of:=CONCATENATE(&quot;userdel -r &quot;;[master.F24])" office:value-type="string" office:string-value="userdel -r wcrawford">
            <text:p>userdel -r wcrawford</text:p>
          </table:table-cell>
        </table:table-row>
        <table:table-row table:style-name="ro1" table:number-rows-repeated="1048552">
          <table:table-cell table:number-columns-repeated="4"/>
        </table:table-row>
        <table:table-row table:style-name="ro1">
          <table:table-cell table:number-columns-repeated="4"/>
        </table:table-row>
        <table:named-expressions/>
      </table:table>
      <table:table table:name="pv" table:style-name="ta2">
        <table:table-column table:style-name="co35" table:default-cell-style-name="Default"/>
        <table:table-column table:style-name="co7" table:default-cell-style-name="Default"/>
        <table:table-column table:style-name="co36" table:default-cell-style-name="Default"/>
        <table:table-column table:style-name="co12" table:default-cell-style-name="Default"/>
        <table:table-row table:style-name="ro2">
          <table:table-cell office:value-type="string">
            <text:p>User login</text:p>
          </table:table-cell>
          <table:table-cell office:value-type="string">
            <text:p>Password</text:p>
          </table:table-cell>
          <table:table-cell office:value-type="string">
            <text:p>Permission Group</text:p>
          </table:table-cell>
          <table:table-cell office:value-type="string">
            <office:annotation draw:style-name="gr2" draw:text-style-name="P2" svg:width="1.1413in" svg:height="0.7626in" svg:x="5.7201in" svg:y="0in" draw:caption-point-x="-0.2606in" draw:caption-point-y="0.0043in">
              <dc:date>2014-08-27T00:00:00</dc:date>
              <text:p text:style-name="P2"><text:span text:style-name="T3">For reference only, not imported into P&amp;V</text:span></text:p>
            </office:annotation>
            <text:p>Title</text:p>
          </table:table-cell>
        </table:table-row>
        <table:table-row table:style-name="ro2">
          <table:table-cell table:formula="of:=[$master.F3]" office:value-type="string" office:string-value="bjenks">
            <text:p>bjenks</text:p>
          </table:table-cell>
          <table:table-cell table:formula="of:=[$master.G3]" office:value-type="string" office:string-value="appleton">
            <text:p>appleton</text:p>
          </table:table-cell>
          <table:table-cell table:formula="of:=[$master.J3]" office:value-type="string" office:string-value="grpEng">
            <text:p>grpEng</text:p>
          </table:table-cell>
          <table:table-cell table:formula="of:=[$master.L3]" office:value-type="string" office:string-value="Electronics Engineer">
            <text:p>Electronics Engineer</text:p>
          </table:table-cell>
        </table:table-row>
        <table:table-row table:style-name="ro2">
          <table:table-cell table:formula="of:=[$master.F4]" office:value-type="string" office:string-value="bswift">
            <text:p>bswift</text:p>
          </table:table-cell>
          <table:table-cell table:formula="of:=[$master.G4]" office:value-type="string" office:string-value="appleton">
            <text:p>appleton</text:p>
          </table:table-cell>
          <table:table-cell table:formula="of:=[$master.J4]" office:value-type="string" office:string-value="grpView">
            <text:p>grpView</text:p>
          </table:table-cell>
          <table:table-cell table:formula="of:=[$master.L4]" office:value-type="string" office:string-value="President">
            <text:p>President</text:p>
          </table:table-cell>
        </table:table-row>
        <table:table-row table:style-name="ro2">
          <table:table-cell table:formula="of:=[$master.F5]" office:value-type="string" office:string-value="barmstrong">
            <text:p>barmstrong</text:p>
          </table:table-cell>
          <table:table-cell table:formula="of:=[$master.G5]" office:value-type="string" office:string-value="appleton">
            <text:p>appleton</text:p>
          </table:table-cell>
          <table:table-cell table:formula="of:=[$master.J5]" office:value-type="string" office:string-value="grpEng">
            <text:p>grpEng</text:p>
          </table:table-cell>
          <table:table-cell table:formula="of:=[$master.L5]" office:value-type="string" office:string-value="Mechanical Engineer">
            <text:p>Mechanical Engineer</text:p>
          </table:table-cell>
        </table:table-row>
        <table:table-row table:style-name="ro2">
          <table:table-cell table:formula="of:=[$master.F6]" office:value-type="string" office:string-value="fmason">
            <text:p>fmason</text:p>
          </table:table-cell>
          <table:table-cell table:formula="of:=[$master.G6]" office:value-type="string" office:string-value="appleton">
            <text:p>appleton</text:p>
          </table:table-cell>
          <table:table-cell table:formula="of:=[$master.J6]" office:value-type="string" office:string-value="grpEng">
            <text:p>grpEng</text:p>
          </table:table-cell>
          <table:table-cell table:formula="of:=[$master.L6]" office:value-type="string" office:string-value="Engineering Project Coordinator">
            <text:p>Engineering Project Coordinator</text:p>
          </table:table-cell>
        </table:table-row>
        <table:table-row table:style-name="ro2">
          <table:table-cell table:formula="of:=[$master.F7]" office:value-type="string" office:string-value="gjackson">
            <text:p>gjackson</text:p>
          </table:table-cell>
          <table:table-cell table:formula="of:=[$master.G7]" office:value-type="string" office:string-value="appleton">
            <text:p>appleton</text:p>
          </table:table-cell>
          <table:table-cell table:formula="of:=[$master.J7]" office:value-type="string" office:string-value="grpMfgBuild">
            <text:p>grpMfgBuild</text:p>
          </table:table-cell>
          <table:table-cell table:formula="of:=[$master.L7]" office:value-type="string" office:string-value="Production Planner">
            <text:p>Production Planner</text:p>
          </table:table-cell>
        </table:table-row>
        <table:table-row table:style-name="ro2">
          <table:table-cell table:formula="of:=[$master.F8]" office:value-type="string" office:string-value="hbaldwin">
            <text:p>hbaldwin</text:p>
          </table:table-cell>
          <table:table-cell table:formula="of:=[$master.G8]" office:value-type="string" office:string-value="appleton">
            <text:p>appleton</text:p>
          </table:table-cell>
          <table:table-cell table:formula="of:=[$master.J8]" office:value-type="string" office:string-value="grpView">
            <text:p>grpView</text:p>
          </table:table-cell>
          <table:table-cell table:formula="of:=[$master.L8]" office:value-type="string" office:string-value="Lead Hand">
            <text:p>Lead Hand</text:p>
          </table:table-cell>
        </table:table-row>
        <table:table-row table:style-name="ro2">
          <table:table-cell table:formula="of:=[$master.F9]" office:value-type="string" office:string-value="hrandall">
            <text:p>hrandall</text:p>
          </table:table-cell>
          <table:table-cell table:formula="of:=[$master.G9]" office:value-type="string" office:string-value="appleton">
            <text:p>appleton</text:p>
          </table:table-cell>
          <table:table-cell table:formula="of:=[$master.J9]" office:value-type="string" office:string-value="grpFinance">
            <text:p>grpFinance</text:p>
          </table:table-cell>
          <table:table-cell table:formula="of:=[$master.L9]" office:value-type="string" office:string-value="AP Clerk">
            <text:p>AP Clerk</text:p>
          </table:table-cell>
        </table:table-row>
        <table:table-row table:style-name="ro2">
          <table:table-cell table:formula="of:=[$master.F10]" office:value-type="string" office:string-value="jwood">
            <text:p>jwood</text:p>
          </table:table-cell>
          <table:table-cell table:formula="of:=[$master.G10]" office:value-type="string" office:string-value="appleton">
            <text:p>appleton</text:p>
          </table:table-cell>
          <table:table-cell table:formula="of:=[$master.J10]" office:value-type="string" office:string-value="grpSales">
            <text:p>grpSales</text:p>
          </table:table-cell>
          <table:table-cell table:formula="of:=[$master.L10]" office:value-type="string" office:string-value="Sales Agent">
            <text:p>Sales Agent</text:p>
          </table:table-cell>
        </table:table-row>
        <table:table-row table:style-name="ro2">
          <table:table-cell table:formula="of:=[$master.F11]" office:value-type="string" office:string-value="jperiod">
            <text:p>jperiod</text:p>
          </table:table-cell>
          <table:table-cell table:formula="of:=[$master.G11]" office:value-type="string" office:string-value="appleton">
            <text:p>appleton</text:p>
          </table:table-cell>
          <table:table-cell table:formula="of:=[$master.J11]" office:value-type="string" office:string-value="grpView">
            <text:p>grpView</text:p>
          </table:table-cell>
          <table:table-cell table:formula="of:=[$master.L11]" office:value-type="string" office:string-value="Director, Sales &amp; Marketing">
            <text:p>Director, Sales &amp; Marketing</text:p>
          </table:table-cell>
        </table:table-row>
        <table:table-row table:style-name="ro2">
          <table:table-cell table:formula="of:=[$master.F12]" office:value-type="string" office:string-value="jhaddon">
            <text:p>jhaddon</text:p>
          </table:table-cell>
          <table:table-cell table:formula="of:=[$master.G12]" office:value-type="string" office:string-value="appleton">
            <text:p>appleton</text:p>
          </table:table-cell>
          <table:table-cell table:formula="of:=[$master.J12]" office:value-type="string" office:string-value="grpPurchRcv">
            <text:p>grpPurchRcv</text:p>
          </table:table-cell>
          <table:table-cell table:formula="of:=[$master.L12]" office:value-type="string" office:string-value="Buyer">
            <text:p>Buyer</text:p>
          </table:table-cell>
        </table:table-row>
        <table:table-row table:style-name="ro2">
          <table:table-cell table:formula="of:=[$master.F13]" office:value-type="string" office:string-value="jmorse">
            <text:p>jmorse</text:p>
          </table:table-cell>
          <table:table-cell table:formula="of:=[$master.G13]" office:value-type="string" office:string-value="appleton">
            <text:p>appleton</text:p>
          </table:table-cell>
          <table:table-cell table:formula="of:=[$master.J13]" office:value-type="string" office:string-value="grpFinance">
            <text:p>grpFinance</text:p>
          </table:table-cell>
          <table:table-cell table:formula="of:=[$master.L13]" office:value-type="string" office:string-value="AR Clerk">
            <text:p>AR Clerk</text:p>
          </table:table-cell>
        </table:table-row>
        <table:table-row table:style-name="ro2">
          <table:table-cell table:formula="of:=[$master.F14]" office:value-type="string" office:string-value="jsharp">
            <text:p>jsharp</text:p>
          </table:table-cell>
          <table:table-cell table:formula="of:=[$master.G14]" office:value-type="string" office:string-value="appleton">
            <text:p>appleton</text:p>
          </table:table-cell>
          <table:table-cell table:formula="of:=[$master.J14]" office:value-type="string" office:string-value="grpView">
            <text:p>grpView</text:p>
          </table:table-cell>
          <table:table-cell table:formula="of:=[$master.L14]" office:value-type="string" office:string-value="Director, Prod Mgmt">
            <text:p>Director, Prod Mgmt</text:p>
          </table:table-cell>
        </table:table-row>
        <table:table-row table:style-name="ro2">
          <table:table-cell table:formula="of:=[$master.F15]" office:value-type="string" office:string-value="mbaggert">
            <text:p>mbaggert</text:p>
          </table:table-cell>
          <table:table-cell table:formula="of:=[$master.G15]" office:value-type="string" office:string-value="appleton">
            <text:p>appleton</text:p>
          </table:table-cell>
          <table:table-cell table:formula="of:=[$master.J15]" office:value-type="string" office:string-value="grpView">
            <text:p>grpView</text:p>
          </table:table-cell>
          <table:table-cell table:formula="of:=[$master.L15]" office:value-type="string" office:string-value="Director, Human Resources">
            <text:p>Director, Human Resources</text:p>
          </table:table-cell>
        </table:table-row>
        <table:table-row table:style-name="ro2">
          <table:table-cell table:formula="of:=[$master.F16]" office:value-type="string" office:string-value="mnestor">
            <text:p>mnestor</text:p>
          </table:table-cell>
          <table:table-cell table:formula="of:=[$master.G16]" office:value-type="string" office:string-value="appleton">
            <text:p>appleton</text:p>
          </table:table-cell>
          <table:table-cell table:formula="of:=[$master.J16]" office:value-type="string" office:string-value="PVAdmin">
            <text:p>PVAdmin</text:p>
          </table:table-cell>
          <table:table-cell table:formula="of:=[$master.L16]" office:value-type="string" office:string-value="Director, MIS-IT">
            <text:p>Director, MIS-IT</text:p>
          </table:table-cell>
        </table:table-row>
        <table:table-row table:style-name="ro2">
          <table:table-cell table:formula="of:=[$master.F17]" office:value-type="string" office:string-value="mblair">
            <text:p>mblair</text:p>
          </table:table-cell>
          <table:table-cell table:formula="of:=[$master.G17]" office:value-type="string" office:string-value="appleton">
            <text:p>appleton</text:p>
          </table:table-cell>
          <table:table-cell table:formula="of:=[$master.J17]" office:value-type="string" office:string-value="grpEng">
            <text:p>grpEng</text:p>
          </table:table-cell>
          <table:table-cell table:formula="of:=[$master.L17]" office:value-type="string" office:string-value="Software Engineer">
            <text:p>Software Engineer</text:p>
          </table:table-cell>
        </table:table-row>
        <table:table-row table:style-name="ro2">
          <table:table-cell table:formula="of:=[$master.F18]" office:value-type="string" office:string-value="mdelazes">
            <text:p>mdelazes</text:p>
          </table:table-cell>
          <table:table-cell table:formula="of:=[$master.G18]" office:value-type="string" office:string-value="appleton">
            <text:p>appleton</text:p>
          </table:table-cell>
          <table:table-cell table:formula="of:=[$master.J18]" office:value-type="string" office:string-value="grpRelCtrl">
            <text:p>grpRelCtrl</text:p>
          </table:table-cell>
          <table:table-cell table:formula="of:=[$master.L18]" office:value-type="string" office:string-value="Director, Manufacturing">
            <text:p>Director, Manufacturing</text:p>
          </table:table-cell>
        </table:table-row>
        <table:table-row table:style-name="ro2">
          <table:table-cell table:formula="of:=[$master.F19]" office:value-type="string" office:string-value="nnewton">
            <text:p>nnewton</text:p>
          </table:table-cell>
          <table:table-cell table:formula="of:=[$master.G19]" office:value-type="string" office:string-value="appleton">
            <text:p>appleton</text:p>
          </table:table-cell>
          <table:table-cell table:formula="of:=[$master.J19]" office:value-type="string" office:string-value="grpView">
            <text:p>grpView</text:p>
          </table:table-cell>
          <table:table-cell table:formula="of:=[$master.L19]" office:value-type="string" office:string-value="Chief Financial Officer">
            <text:p>Chief Financial Officer</text:p>
          </table:table-cell>
        </table:table-row>
        <table:table-row table:style-name="ro2">
          <table:table-cell table:formula="of:=[$master.F20]" office:value-type="string" office:string-value="rsampson">
            <text:p>rsampson</text:p>
          </table:table-cell>
          <table:table-cell table:formula="of:=[$master.G20]" office:value-type="string" office:string-value="appleton">
            <text:p>appleton</text:p>
          </table:table-cell>
          <table:table-cell table:formula="of:=[$master.J20]" office:value-type="string" office:string-value="grpView">
            <text:p>grpView</text:p>
          </table:table-cell>
          <table:table-cell table:formula="of:=[$master.L20]" office:value-type="string" office:string-value="Director, Quality">
            <text:p>Director, Quality</text:p>
          </table:table-cell>
        </table:table-row>
        <table:table-row table:style-name="ro2">
          <table:table-cell table:formula="of:=[$master.F21]" office:value-type="string" office:string-value="smalloy">
            <text:p>smalloy</text:p>
          </table:table-cell>
          <table:table-cell table:formula="of:=[$master.G21]" office:value-type="string" office:string-value="appleton">
            <text:p>appleton</text:p>
          </table:table-cell>
          <table:table-cell table:formula="of:=[$master.J21]" office:value-type="string" office:string-value="grpPurchRcv">
            <text:p>grpPurchRcv</text:p>
          </table:table-cell>
          <table:table-cell table:formula="of:=[$master.L21]" office:value-type="string" office:string-value="Receiver">
            <text:p>Receiver</text:p>
          </table:table-cell>
        </table:table-row>
        <table:table-row table:style-name="ro2">
          <table:table-cell table:formula="of:=[$master.F22]" office:value-type="string" office:string-value="tswift">
            <text:p>tswift</text:p>
          </table:table-cell>
          <table:table-cell table:formula="of:=[$master.G22]" office:value-type="string" office:string-value="appleton">
            <text:p>appleton</text:p>
          </table:table-cell>
          <table:table-cell table:formula="of:=[$master.J22]" office:value-type="string" office:string-value="grpView">
            <text:p>grpView</text:p>
          </table:table-cell>
          <table:table-cell table:formula="of:=[$master.L22]" office:value-type="string" office:string-value="Director, Engineering">
            <text:p>Director, Engineering</text:p>
          </table:table-cell>
        </table:table-row>
        <table:table-row table:style-name="ro2">
          <table:table-cell table:formula="of:=[$master.F23]" office:value-type="string" office:string-value="wdamon">
            <text:p>wdamon</text:p>
          </table:table-cell>
          <table:table-cell table:formula="of:=[$master.G23]" office:value-type="string" office:string-value="appleton">
            <text:p>appleton</text:p>
          </table:table-cell>
          <table:table-cell table:formula="of:=[$master.J23]" office:value-type="string" office:string-value="grpView">
            <text:p>grpView</text:p>
          </table:table-cell>
          <table:table-cell table:formula="of:=[$master.L23]" office:value-type="string" office:string-value="Technical Writer">
            <text:p>Technical Writer</text:p>
          </table:table-cell>
        </table:table-row>
        <table:table-row table:style-name="ro2">
          <table:table-cell table:formula="of:=[$master.F24]" office:value-type="string" office:string-value="wcrawford">
            <text:p>wcrawford</text:p>
          </table:table-cell>
          <table:table-cell table:formula="of:=[$master.G24]" office:value-type="string" office:string-value="appleton">
            <text:p>appleton</text:p>
          </table:table-cell>
          <table:table-cell table:formula="of:=[$master.J24]" office:value-type="string" office:string-value="grpView">
            <text:p>grpView</text:p>
          </table:table-cell>
          <table:table-cell table:formula="of:=[$master.L24]" office:value-type="string" office:string-value="Director, Legal">
            <text:p>Director, Legal</text:p>
          </table:table-cell>
        </table:table-row>
        <table:table-row table:style-name="ro2" table:number-rows-repeated="1048552">
          <table:table-cell table:number-columns-repeated="4"/>
        </table:table-row>
        <table:table-row table:style-name="ro2">
          <table:table-cell table:number-columns-repeated="4"/>
        </table:table-row>
        <table:named-expressions/>
      </table:table>
      <table:table table:name="achievo" table:style-name="ta2">
        <table:table-column table:style-name="co35" table:default-cell-style-name="Default"/>
        <table:table-column table:style-name="co37" table:default-cell-style-name="Default"/>
        <table:table-column table:style-name="co7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7" table:default-cell-style-name="Default"/>
        <table:table-row table:style-name="ro2">
          <table:table-cell office:value-type="string">
            <text:p>User-id</text:p>
          </table:table-cell>
          <table:table-cell office:value-type="string">
            <text:p>Lastname</text:p>
          </table:table-cell>
          <table:table-cell office:value-type="string">
            <text:p>Firstname</text:p>
          </table:table-cell>
          <table:table-cell office:value-type="string">
            <text:p>Phonenumber</text:p>
          </table:table-cell>
          <table:table-cell office:value-type="string">
            <text:p>Email</text:p>
          </table:table-cell>
          <table:table-cell office:value-type="string">
            <text:p>Initials</text:p>
          </table:table-cell>
          <table:table-cell office:value-type="string">
            <text:p>Address</text:p>
          </table:table-cell>
          <table:table-cell office:value-type="string">
            <text:p>Zipcode</text:p>
          </table:table-cell>
          <table:table-cell office:value-type="string">
            <text:p>City</text:p>
          </table:table-cell>
          <table:table-cell office:value-type="string">
            <text:p>State/Province</text:p>
          </table:table-cell>
          <table:table-cell office:value-type="string">
            <text:p>Country</text:p>
          </table:table-cell>
          <table:table-cell office:value-type="string">
            <text:p>Job Title</text:p>
          </table:table-cell>
          <table:table-cell office:value-type="string">
            <text:p>Date of Birth</text:p>
          </table:table-cell>
          <table:table-cell office:value-type="string">
            <text:p>Department</text:p>
          </table:table-cell>
          <table:table-cell office:value-type="string">
            <text:p>Employer</text:p>
          </table:table-cell>
          <table:table-cell office:value-type="string">
            <text:p>Supervisor</text:p>
          </table:table-cell>
          <table:table-cell office:value-type="string">
            <text:p>Function Level</text:p>
          </table:table-cell>
          <table:table-cell office:value-type="string">
            <text:p>Security Profile</text:p>
          </table:table-cell>
          <table:table-cell office:value-type="string">
            <text:p>Password</text:p>
          </table:table-cell>
        </table:table-row>
        <table:table-row table:style-name="ro2">
          <table:table-cell table:formula="of:=[$master.F3]" office:value-type="string" office:string-value="bjenks">
            <text:p>bjenks</text:p>
          </table:table-cell>
          <table:table-cell table:formula="of:=[$master.C3]" office:value-type="string" office:string-value="Jenks">
            <text:p>Jenks</text:p>
          </table:table-cell>
          <table:table-cell table:formula="of:=[$master.B3]" office:value-type="string" office:string-value="Barcoe">
            <text:p>Barcoe</text:p>
          </table:table-cell>
          <table:table-cell table:formula="of:=[$master.W3]" office:value-type="string" office:string-value="1-315-123-4567">
            <text:p>1-315-123-4567</text:p>
          </table:table-cell>
          <table:table-cell table:formula="of:=[$master.M3]" office:value-type="string" office:string-value="bjenks@whizzer.local">
            <text:p>bjenks@whizzer.local</text:p>
          </table:table-cell>
          <table:table-cell table:style-name="ce14" table:formula="of:=CONCATENATE(LEFT([.C2];1);LEFT([.B2];1))" office:value-type="string" office:string-value="BJ">
            <text:p>BJ</text:p>
          </table:table-cell>
          <table:table-cell table:formula="of:=[$master.Y3]" office:value-type="string" office:string-value="#1 - 2 Swift Way">
            <text:p>#1 - 2 Swift Way</text:p>
          </table:table-cell>
          <table:table-cell table:formula="of:=[$master.AB3]" office:value-type="float" office:value="13054">
            <text:p>13054</text:p>
          </table:table-cell>
          <table:table-cell table:formula="of:=[$master.Z3]" office:value-type="string" office:string-value="Shopton">
            <text:p>Shopton</text:p>
          </table:table-cell>
          <table:table-cell table:formula="of:=[$master.AA3]" office:value-type="string" office:string-value="NY">
            <text:p>NY</text:p>
          </table:table-cell>
          <table:table-cell table:formula="of:=[$master.AC3]" office:value-type="string" office:string-value="USA">
            <text:p>USA</text:p>
          </table:table-cell>
          <table:table-cell table:formula="of:=[$master.L3]" office:value-type="string" office:string-value="Electronics Engineer">
            <text:p>Electronics Engineer</text:p>
          </table:table-cell>
          <table:table-cell table:style-name="ce15" table:formula="of:=[$master.E3]" office:value-type="date" office:date-value="1959-01-01">
            <text:p>1959-01-01</text:p>
          </table:table-cell>
          <table:table-cell table:formula="of:=[$master.O3]" office:value-type="string" office:string-value="Engineering">
            <text:p>Engineering</text:p>
          </table:table-cell>
          <table:table-cell table:formula="of:=[$master.K3]" office:value-type="string" office:string-value="Swift Construction Company">
            <text:p>Swift Construction Company</text:p>
          </table:table-cell>
          <table:table-cell table:formula="of:=[$master.Q3]" office:value-type="string" office:string-value="Tom Swift">
            <text:p>Tom Swift</text:p>
          </table:table-cell>
          <table:table-cell table:formula="of:=[$master.N3]" office:value-type="string" office:string-value="Professional Technical 08">
            <text:p>Professional Technical 08</text:p>
          </table:table-cell>
          <table:table-cell table:formula="of:=[$master.H3]" office:value-type="string" office:string-value="Team Member">
            <text:p>Team Member</text:p>
          </table:table-cell>
          <table:table-cell table:formula="of:=[$master.G3]" office:value-type="string" office:string-value="appleton">
            <text:p>appleton</text:p>
          </table:table-cell>
        </table:table-row>
        <table:table-row table:style-name="ro2">
          <table:table-cell table:formula="of:=[$master.F4]" office:value-type="string" office:string-value="bswift">
            <text:p>bswift</text:p>
          </table:table-cell>
          <table:table-cell table:formula="of:=[$master.C4]" office:value-type="string" office:string-value="Swift">
            <text:p>Swift</text:p>
          </table:table-cell>
          <table:table-cell table:formula="of:=[$master.B4]" office:value-type="string" office:string-value="Barton">
            <text:p>Barton</text:p>
          </table:table-cell>
          <table:table-cell table:formula="of:=[$master.W4]" office:value-type="string" office:string-value="1-315-123-4567">
            <text:p>1-315-123-4567</text:p>
          </table:table-cell>
          <table:table-cell table:formula="of:=[$master.M4]" office:value-type="string" office:string-value="bswift@whizzer.local">
            <text:p>bswift@whizzer.local</text:p>
          </table:table-cell>
          <table:table-cell table:style-name="ce14" table:formula="of:=CONCATENATE(LEFT([.C3];1);LEFT([.B3];1))" office:value-type="string" office:string-value="BS">
            <text:p>BS</text:p>
          </table:table-cell>
          <table:table-cell table:formula="of:=[$master.Y4]" office:value-type="string" office:string-value="#2 - 2 Swift Way">
            <text:p>#2 - 2 Swift Way</text:p>
          </table:table-cell>
          <table:table-cell table:formula="of:=[$master.AB4]" office:value-type="float" office:value="13054">
            <text:p>13054</text:p>
          </table:table-cell>
          <table:table-cell table:formula="of:=[$master.Z4]" office:value-type="string" office:string-value="Shopton">
            <text:p>Shopton</text:p>
          </table:table-cell>
          <table:table-cell table:formula="of:=[$master.AA4]" office:value-type="string" office:string-value="NY">
            <text:p>NY</text:p>
          </table:table-cell>
          <table:table-cell table:formula="of:=[$master.AC4]" office:value-type="string" office:string-value="USA">
            <text:p>USA</text:p>
          </table:table-cell>
          <table:table-cell table:formula="of:=[$master.L4]" office:value-type="string" office:string-value="President">
            <text:p>President</text:p>
          </table:table-cell>
          <table:table-cell table:style-name="ce15" table:formula="of:=[$master.E4]" office:value-type="date" office:date-value="1939-02-01">
            <text:p>1939-02-01</text:p>
          </table:table-cell>
          <table:table-cell table:formula="of:=[$master.O4]" office:value-type="string" office:string-value="Management">
            <text:p>Management</text:p>
          </table:table-cell>
          <table:table-cell table:formula="of:=[$master.K4]" office:value-type="string" office:string-value="Swift Construction Company">
            <text:p>Swift Construction Company</text:p>
          </table:table-cell>
          <table:table-cell/>
          <table:table-cell table:formula="of:=[$master.N4]" office:value-type="string" office:string-value="Management 13">
            <text:p>Management 13</text:p>
          </table:table-cell>
          <table:table-cell table:formula="of:=[$master.H4]" office:value-type="string" office:string-value="Manager">
            <text:p>Manager</text:p>
          </table:table-cell>
          <table:table-cell table:formula="of:=[$master.G4]" office:value-type="string" office:string-value="appleton">
            <text:p>appleton</text:p>
          </table:table-cell>
        </table:table-row>
        <table:table-row table:style-name="ro2">
          <table:table-cell table:formula="of:=[$master.F5]" office:value-type="string" office:string-value="barmstrong">
            <text:p>barmstrong</text:p>
          </table:table-cell>
          <table:table-cell table:formula="of:=[$master.C5]" office:value-type="string" office:string-value="Armstrong">
            <text:p>Armstrong</text:p>
          </table:table-cell>
          <table:table-cell table:formula="of:=[$master.B5]" office:value-type="string" office:string-value="Bub">
            <text:p>Bub</text:p>
          </table:table-cell>
          <table:table-cell table:formula="of:=[$master.W5]" office:value-type="string" office:string-value="1-315-123-4567">
            <text:p>1-315-123-4567</text:p>
          </table:table-cell>
          <table:table-cell table:formula="of:=[$master.M5]" office:value-type="string" office:string-value="barmstrong@whizzer.local">
            <text:p>barmstrong@whizzer.local</text:p>
          </table:table-cell>
          <table:table-cell table:style-name="ce14" table:formula="of:=CONCATENATE(LEFT([.C4];1);LEFT([.B4];1))" office:value-type="string" office:string-value="BA">
            <text:p>BA</text:p>
          </table:table-cell>
          <table:table-cell table:formula="of:=[$master.Y5]" office:value-type="string" office:string-value="#3 - 2 Swift Way">
            <text:p>#3 - 2 Swift Way</text:p>
          </table:table-cell>
          <table:table-cell table:formula="of:=[$master.AB5]" office:value-type="float" office:value="13054">
            <text:p>13054</text:p>
          </table:table-cell>
          <table:table-cell table:formula="of:=[$master.Z5]" office:value-type="string" office:string-value="Shopton">
            <text:p>Shopton</text:p>
          </table:table-cell>
          <table:table-cell table:formula="of:=[$master.AA5]" office:value-type="string" office:string-value="NY">
            <text:p>NY</text:p>
          </table:table-cell>
          <table:table-cell table:formula="of:=[$master.AC5]" office:value-type="string" office:string-value="USA">
            <text:p>USA</text:p>
          </table:table-cell>
          <table:table-cell table:formula="of:=[$master.L5]" office:value-type="string" office:string-value="Mechanical Engineer">
            <text:p>Mechanical Engineer</text:p>
          </table:table-cell>
          <table:table-cell table:style-name="ce15" table:formula="of:=[$master.E5]" office:value-type="date" office:date-value="1959-03-01">
            <text:p>1959-03-01</text:p>
          </table:table-cell>
          <table:table-cell table:formula="of:=[$master.O5]" office:value-type="string" office:string-value="Engineering">
            <text:p>Engineering</text:p>
          </table:table-cell>
          <table:table-cell table:formula="of:=[$master.K5]" office:value-type="string" office:string-value="Swift Construction Company">
            <text:p>Swift Construction Company</text:p>
          </table:table-cell>
          <table:table-cell table:formula="of:=[$master.Q5]" office:value-type="string" office:string-value="Tom Swift">
            <text:p>Tom Swift</text:p>
          </table:table-cell>
          <table:table-cell table:formula="of:=[$master.N5]" office:value-type="string" office:string-value="Professional Technical 09">
            <text:p>Professional Technical 09</text:p>
          </table:table-cell>
          <table:table-cell table:formula="of:=[$master.H5]" office:value-type="string" office:string-value="Team Member">
            <text:p>Team Member</text:p>
          </table:table-cell>
          <table:table-cell table:formula="of:=[$master.G5]" office:value-type="string" office:string-value="appleton">
            <text:p>appleton</text:p>
          </table:table-cell>
        </table:table-row>
        <table:table-row table:style-name="ro2">
          <table:table-cell table:formula="of:=[$master.F6]" office:value-type="string" office:string-value="fmason">
            <text:p>fmason</text:p>
          </table:table-cell>
          <table:table-cell table:formula="of:=[$master.C6]" office:value-type="string" office:string-value="Mason">
            <text:p>Mason</text:p>
          </table:table-cell>
          <table:table-cell table:formula="of:=[$master.B6]" office:value-type="string" office:string-value="Frank">
            <text:p>Frank</text:p>
          </table:table-cell>
          <table:table-cell table:formula="of:=[$master.W6]" office:value-type="string" office:string-value="1-315-123-4567">
            <text:p>1-315-123-4567</text:p>
          </table:table-cell>
          <table:table-cell table:formula="of:=[$master.M6]" office:value-type="string" office:string-value="fmason@whizzer.local">
            <text:p>fmason@whizzer.local</text:p>
          </table:table-cell>
          <table:table-cell table:style-name="ce14" table:formula="of:=CONCATENATE(LEFT([.C5];1);LEFT([.B5];1))" office:value-type="string" office:string-value="FM">
            <text:p>FM</text:p>
          </table:table-cell>
          <table:table-cell table:formula="of:=[$master.Y6]" office:value-type="string" office:string-value="#4 - 2 Swift Way">
            <text:p>#4 - 2 Swift Way</text:p>
          </table:table-cell>
          <table:table-cell table:formula="of:=[$master.AB6]" office:value-type="float" office:value="13054">
            <text:p>13054</text:p>
          </table:table-cell>
          <table:table-cell table:formula="of:=[$master.Z6]" office:value-type="string" office:string-value="Shopton">
            <text:p>Shopton</text:p>
          </table:table-cell>
          <table:table-cell table:formula="of:=[$master.AA6]" office:value-type="string" office:string-value="NY">
            <text:p>NY</text:p>
          </table:table-cell>
          <table:table-cell table:formula="of:=[$master.AC6]" office:value-type="string" office:string-value="USA">
            <text:p>USA</text:p>
          </table:table-cell>
          <table:table-cell table:formula="of:=[$master.L6]" office:value-type="string" office:string-value="Engineering Project Coordinator">
            <text:p>Engineering Project Coordinator</text:p>
          </table:table-cell>
          <table:table-cell table:style-name="ce15" table:formula="of:=[$master.E6]" office:value-type="date" office:date-value="1959-04-01">
            <text:p>1959-04-01</text:p>
          </table:table-cell>
          <table:table-cell table:formula="of:=[$master.O6]" office:value-type="string" office:string-value="Engineering">
            <text:p>Engineering</text:p>
          </table:table-cell>
          <table:table-cell table:formula="of:=[$master.K6]" office:value-type="string" office:string-value="Swift Construction Company">
            <text:p>Swift Construction Company</text:p>
          </table:table-cell>
          <table:table-cell table:formula="of:=[$master.Q6]" office:value-type="string" office:string-value="Tom Swift">
            <text:p>Tom Swift</text:p>
          </table:table-cell>
          <table:table-cell table:formula="of:=[$master.N6]" office:value-type="string" office:string-value="Professional Technical 09">
            <text:p>Professional Technical 09</text:p>
          </table:table-cell>
          <table:table-cell table:formula="of:=[$master.H6]" office:value-type="string" office:string-value="Team Member">
            <text:p>Team Member</text:p>
          </table:table-cell>
          <table:table-cell table:formula="of:=[$master.G6]" office:value-type="string" office:string-value="appleton">
            <text:p>appleton</text:p>
          </table:table-cell>
        </table:table-row>
        <table:table-row table:style-name="ro2">
          <table:table-cell table:formula="of:=[$master.F7]" office:value-type="string" office:string-value="gjackson">
            <text:p>gjackson</text:p>
          </table:table-cell>
          <table:table-cell table:formula="of:=[$master.C7]" office:value-type="string" office:string-value="Jackson">
            <text:p>Jackson</text:p>
          </table:table-cell>
          <table:table-cell table:formula="of:=[$master.B7]" office:value-type="string" office:string-value="Garret">
            <text:p>Garret</text:p>
          </table:table-cell>
          <table:table-cell table:formula="of:=[$master.W7]" office:value-type="string" office:string-value="1-315-123-4567">
            <text:p>1-315-123-4567</text:p>
          </table:table-cell>
          <table:table-cell table:formula="of:=[$master.M7]" office:value-type="string" office:string-value="gjackson@whizzer.local">
            <text:p>gjackson@whizzer.local</text:p>
          </table:table-cell>
          <table:table-cell table:style-name="ce14" table:formula="of:=CONCATENATE(LEFT([.C6];1);LEFT([.B6];1))" office:value-type="string" office:string-value="GJ">
            <text:p>GJ</text:p>
          </table:table-cell>
          <table:table-cell table:formula="of:=[$master.Y7]" office:value-type="string" office:string-value="#5 - 2 Swift Way">
            <text:p>#5 - 2 Swift Way</text:p>
          </table:table-cell>
          <table:table-cell table:formula="of:=[$master.AB7]" office:value-type="float" office:value="13054">
            <text:p>13054</text:p>
          </table:table-cell>
          <table:table-cell table:formula="of:=[$master.Z7]" office:value-type="string" office:string-value="Shopton">
            <text:p>Shopton</text:p>
          </table:table-cell>
          <table:table-cell table:formula="of:=[$master.AA7]" office:value-type="string" office:string-value="NY">
            <text:p>NY</text:p>
          </table:table-cell>
          <table:table-cell table:formula="of:=[$master.AC7]" office:value-type="string" office:string-value="USA">
            <text:p>USA</text:p>
          </table:table-cell>
          <table:table-cell table:formula="of:=[$master.L7]" office:value-type="string" office:string-value="Production Planner">
            <text:p>Production Planner</text:p>
          </table:table-cell>
          <table:table-cell table:style-name="ce15" table:formula="of:=[$master.E7]" office:value-type="date" office:date-value="1959-05-01">
            <text:p>1959-05-01</text:p>
          </table:table-cell>
          <table:table-cell table:formula="of:=[$master.O7]" office:value-type="string" office:string-value="Manufacturing">
            <text:p>Manufacturing</text:p>
          </table:table-cell>
          <table:table-cell table:formula="of:=[$master.K7]" office:value-type="string" office:string-value="Swift Construction Company">
            <text:p>Swift Construction Company</text:p>
          </table:table-cell>
          <table:table-cell table:formula="of:=[$master.Q7]" office:value-type="string" office:string-value="Miguel DeLazes">
            <text:p>Miguel DeLazes</text:p>
          </table:table-cell>
          <table:table-cell table:formula="of:=[$master.N7]" office:value-type="string" office:string-value="Management 06">
            <text:p>Management 06</text:p>
          </table:table-cell>
          <table:table-cell table:formula="of:=[$master.H7]" office:value-type="string" office:string-value="Team Member">
            <text:p>Team Member</text:p>
          </table:table-cell>
          <table:table-cell table:formula="of:=[$master.G7]" office:value-type="string" office:string-value="appleton">
            <text:p>appleton</text:p>
          </table:table-cell>
        </table:table-row>
        <table:table-row table:style-name="ro2">
          <table:table-cell table:formula="of:=[$master.F8]" office:value-type="string" office:string-value="hbaldwin">
            <text:p>hbaldwin</text:p>
          </table:table-cell>
          <table:table-cell table:formula="of:=[$master.C8]" office:value-type="string" office:string-value="Baldwin">
            <text:p>Baldwin</text:p>
          </table:table-cell>
          <table:table-cell table:formula="of:=[$master.B8]" office:value-type="string" office:string-value="Hank">
            <text:p>Hank</text:p>
          </table:table-cell>
          <table:table-cell table:formula="of:=[$master.W8]" office:value-type="string" office:string-value="1-315-123-4567">
            <text:p>1-315-123-4567</text:p>
          </table:table-cell>
          <table:table-cell table:formula="of:=[$master.M8]" office:value-type="string" office:string-value="hbaldwin@whizzer.local">
            <text:p>hbaldwin@whizzer.local</text:p>
          </table:table-cell>
          <table:table-cell table:style-name="ce14" table:formula="of:=CONCATENATE(LEFT([.C7];1);LEFT([.B7];1))" office:value-type="string" office:string-value="HB">
            <text:p>HB</text:p>
          </table:table-cell>
          <table:table-cell table:formula="of:=[$master.Y8]" office:value-type="string" office:string-value="#6 - 2 Swift Way">
            <text:p>#6 - 2 Swift Way</text:p>
          </table:table-cell>
          <table:table-cell table:formula="of:=[$master.AB8]" office:value-type="float" office:value="13054">
            <text:p>13054</text:p>
          </table:table-cell>
          <table:table-cell table:formula="of:=[$master.Z8]" office:value-type="string" office:string-value="Shopton">
            <text:p>Shopton</text:p>
          </table:table-cell>
          <table:table-cell table:formula="of:=[$master.AA8]" office:value-type="string" office:string-value="NY">
            <text:p>NY</text:p>
          </table:table-cell>
          <table:table-cell table:formula="of:=[$master.AC8]" office:value-type="string" office:string-value="USA">
            <text:p>USA</text:p>
          </table:table-cell>
          <table:table-cell table:formula="of:=[$master.L8]" office:value-type="string" office:string-value="Lead Hand">
            <text:p>Lead Hand</text:p>
          </table:table-cell>
          <table:table-cell table:style-name="ce15" table:formula="of:=[$master.E8]" office:value-type="date" office:date-value="1959-06-01">
            <text:p>1959-06-01</text:p>
          </table:table-cell>
          <table:table-cell table:formula="of:=[$master.O8]" office:value-type="string" office:string-value="Manufacturing">
            <text:p>Manufacturing</text:p>
          </table:table-cell>
          <table:table-cell table:formula="of:=[$master.K8]" office:value-type="string" office:string-value="Swift Construction Company">
            <text:p>Swift Construction Company</text:p>
          </table:table-cell>
          <table:table-cell table:formula="of:=[$master.Q8]" office:value-type="string" office:string-value="Miguel DeLazes">
            <text:p>Miguel DeLazes</text:p>
          </table:table-cell>
          <table:table-cell table:formula="of:=[$master.N8]" office:value-type="string" office:string-value="Production 05">
            <text:p>Production 05</text:p>
          </table:table-cell>
          <table:table-cell table:formula="of:=[$master.H8]" office:value-type="string" office:string-value="Team Member">
            <text:p>Team Member</text:p>
          </table:table-cell>
          <table:table-cell table:formula="of:=[$master.G8]" office:value-type="string" office:string-value="appleton">
            <text:p>appleton</text:p>
          </table:table-cell>
        </table:table-row>
        <table:table-row table:style-name="ro2">
          <table:table-cell table:formula="of:=[$master.F9]" office:value-type="string" office:string-value="hrandall">
            <text:p>hrandall</text:p>
          </table:table-cell>
          <table:table-cell table:formula="of:=[$master.C9]" office:value-type="string" office:string-value="Randall">
            <text:p>Randall</text:p>
          </table:table-cell>
          <table:table-cell table:formula="of:=[$master.B9]" office:value-type="string" office:string-value="Helen">
            <text:p>Helen</text:p>
          </table:table-cell>
          <table:table-cell table:formula="of:=[$master.W9]" office:value-type="string" office:string-value="1-315-123-4567">
            <text:p>1-315-123-4567</text:p>
          </table:table-cell>
          <table:table-cell table:formula="of:=[$master.M9]" office:value-type="string" office:string-value="hrandall@whizzer.local">
            <text:p>hrandall@whizzer.local</text:p>
          </table:table-cell>
          <table:table-cell table:style-name="ce14" table:formula="of:=CONCATENATE(LEFT([.C8];1);LEFT([.B8];1))" office:value-type="string" office:string-value="HR">
            <text:p>HR</text:p>
          </table:table-cell>
          <table:table-cell table:formula="of:=[$master.Y9]" office:value-type="string" office:string-value="#7 - 2 Swift Way">
            <text:p>#7 - 2 Swift Way</text:p>
          </table:table-cell>
          <table:table-cell table:formula="of:=[$master.AB9]" office:value-type="float" office:value="13054">
            <text:p>13054</text:p>
          </table:table-cell>
          <table:table-cell table:formula="of:=[$master.Z9]" office:value-type="string" office:string-value="Shopton">
            <text:p>Shopton</text:p>
          </table:table-cell>
          <table:table-cell table:formula="of:=[$master.AA9]" office:value-type="string" office:string-value="NY">
            <text:p>NY</text:p>
          </table:table-cell>
          <table:table-cell table:formula="of:=[$master.AC9]" office:value-type="string" office:string-value="USA">
            <text:p>USA</text:p>
          </table:table-cell>
          <table:table-cell table:formula="of:=[$master.L9]" office:value-type="string" office:string-value="AP Clerk">
            <text:p>AP Clerk</text:p>
          </table:table-cell>
          <table:table-cell table:style-name="ce15" table:formula="of:=[$master.E9]" office:value-type="date" office:date-value="1959-07-01">
            <text:p>1959-07-01</text:p>
          </table:table-cell>
          <table:table-cell table:formula="of:=[$master.O9]" office:value-type="string" office:string-value="Finance">
            <text:p>Finance</text:p>
          </table:table-cell>
          <table:table-cell table:formula="of:=[$master.K9]" office:value-type="string" office:string-value="Swift Construction Company">
            <text:p>Swift Construction Company</text:p>
          </table:table-cell>
          <table:table-cell table:formula="of:=[$master.Q9]" office:value-type="string" office:string-value="Ned Newton">
            <text:p>Ned Newton</text:p>
          </table:table-cell>
          <table:table-cell table:formula="of:=[$master.N9]" office:value-type="string" office:string-value="Clerical 02">
            <text:p>Clerical 02</text:p>
          </table:table-cell>
          <table:table-cell table:formula="of:=[$master.H9]" office:value-type="string" office:string-value="Team Member">
            <text:p>Team Member</text:p>
          </table:table-cell>
          <table:table-cell table:formula="of:=[$master.G9]" office:value-type="string" office:string-value="appleton">
            <text:p>appleton</text:p>
          </table:table-cell>
        </table:table-row>
        <table:table-row table:style-name="ro2">
          <table:table-cell table:formula="of:=[$master.F10]" office:value-type="string" office:string-value="jwood">
            <text:p>jwood</text:p>
          </table:table-cell>
          <table:table-cell table:formula="of:=[$master.C10]" office:value-type="string" office:string-value="Wood">
            <text:p>Wood</text:p>
          </table:table-cell>
          <table:table-cell table:formula="of:=[$master.B10]" office:value-type="string" office:string-value="Jacab">
            <text:p>Jacab</text:p>
          </table:table-cell>
          <table:table-cell table:formula="of:=[$master.W10]" office:value-type="string" office:string-value="1-315-123-4567">
            <text:p>1-315-123-4567</text:p>
          </table:table-cell>
          <table:table-cell table:formula="of:=[$master.M10]" office:value-type="string" office:string-value="jwood@whizzer.local">
            <text:p>jwood@whizzer.local</text:p>
          </table:table-cell>
          <table:table-cell table:style-name="ce14" table:formula="of:=CONCATENATE(LEFT([.C9];1);LEFT([.B9];1))" office:value-type="string" office:string-value="JW">
            <text:p>JW</text:p>
          </table:table-cell>
          <table:table-cell table:formula="of:=[$master.Y10]" office:value-type="string" office:string-value="#8 - 2 Swift Way">
            <text:p>#8 - 2 Swift Way</text:p>
          </table:table-cell>
          <table:table-cell table:formula="of:=[$master.AB10]" office:value-type="float" office:value="13054">
            <text:p>13054</text:p>
          </table:table-cell>
          <table:table-cell table:formula="of:=[$master.Z10]" office:value-type="string" office:string-value="Shopton">
            <text:p>Shopton</text:p>
          </table:table-cell>
          <table:table-cell table:formula="of:=[$master.AA10]" office:value-type="string" office:string-value="NY">
            <text:p>NY</text:p>
          </table:table-cell>
          <table:table-cell table:formula="of:=[$master.AC10]" office:value-type="string" office:string-value="USA">
            <text:p>USA</text:p>
          </table:table-cell>
          <table:table-cell table:formula="of:=[$master.L10]" office:value-type="string" office:string-value="Sales Agent">
            <text:p>Sales Agent</text:p>
          </table:table-cell>
          <table:table-cell table:style-name="ce15" table:formula="of:=[$master.E10]" office:value-type="date" office:date-value="1959-08-01">
            <text:p>1959-08-01</text:p>
          </table:table-cell>
          <table:table-cell table:formula="of:=[$master.O10]" office:value-type="string" office:string-value="Sales &amp; Marketing">
            <text:p>Sales &amp; Marketing</text:p>
          </table:table-cell>
          <table:table-cell table:formula="of:=[$master.K10]" office:value-type="string" office:string-value="Swift Construction Company">
            <text:p>Swift Construction Company</text:p>
          </table:table-cell>
          <table:table-cell table:formula="of:=[$master.Q10]" office:value-type="string" office:string-value="James Period">
            <text:p>James Period</text:p>
          </table:table-cell>
          <table:table-cell table:formula="of:=[$master.N10]" office:value-type="string" office:string-value="Sales &amp; Marketing 07">
            <text:p>Sales &amp; Marketing 07</text:p>
          </table:table-cell>
          <table:table-cell table:formula="of:=[$master.H10]" office:value-type="string" office:string-value="Team Member">
            <text:p>Team Member</text:p>
          </table:table-cell>
          <table:table-cell table:formula="of:=[$master.G10]" office:value-type="string" office:string-value="appleton">
            <text:p>appleton</text:p>
          </table:table-cell>
        </table:table-row>
        <table:table-row table:style-name="ro2">
          <table:table-cell table:formula="of:=[$master.F11]" office:value-type="string" office:string-value="jperiod">
            <text:p>jperiod</text:p>
          </table:table-cell>
          <table:table-cell table:formula="of:=[$master.C11]" office:value-type="string" office:string-value="Period">
            <text:p>Period</text:p>
          </table:table-cell>
          <table:table-cell table:formula="of:=[$master.B11]" office:value-type="string" office:string-value="James">
            <text:p>James</text:p>
          </table:table-cell>
          <table:table-cell table:formula="of:=[$master.W11]" office:value-type="string" office:string-value="1-315-123-4567">
            <text:p>1-315-123-4567</text:p>
          </table:table-cell>
          <table:table-cell table:formula="of:=[$master.M11]" office:value-type="string" office:string-value="jperiod@whizzer.local">
            <text:p>jperiod@whizzer.local</text:p>
          </table:table-cell>
          <table:table-cell table:style-name="ce14" table:formula="of:=CONCATENATE(LEFT([.C10];1);LEFT([.B10];1))" office:value-type="string" office:string-value="JP">
            <text:p>JP</text:p>
          </table:table-cell>
          <table:table-cell table:formula="of:=[$master.Y11]" office:value-type="string" office:string-value="#9 - 2 Swift Way">
            <text:p>#9 - 2 Swift Way</text:p>
          </table:table-cell>
          <table:table-cell table:formula="of:=[$master.AB11]" office:value-type="float" office:value="13054">
            <text:p>13054</text:p>
          </table:table-cell>
          <table:table-cell table:formula="of:=[$master.Z11]" office:value-type="string" office:string-value="Shopton">
            <text:p>Shopton</text:p>
          </table:table-cell>
          <table:table-cell table:formula="of:=[$master.AA11]" office:value-type="string" office:string-value="NY">
            <text:p>NY</text:p>
          </table:table-cell>
          <table:table-cell table:formula="of:=[$master.AC11]" office:value-type="string" office:string-value="USA">
            <text:p>USA</text:p>
          </table:table-cell>
          <table:table-cell table:formula="of:=[$master.L11]" office:value-type="string" office:string-value="Director, Sales &amp; Marketing">
            <text:p>Director, Sales &amp; Marketing</text:p>
          </table:table-cell>
          <table:table-cell table:style-name="ce15" table:formula="of:=[$master.E11]" office:value-type="date" office:date-value="1959-09-01">
            <text:p>1959-09-01</text:p>
          </table:table-cell>
          <table:table-cell table:formula="of:=[$master.O11]" office:value-type="string" office:string-value="Sales &amp; Marketing">
            <text:p>Sales &amp; Marketing</text:p>
          </table:table-cell>
          <table:table-cell table:formula="of:=[$master.K11]" office:value-type="string" office:string-value="Swift Construction Company">
            <text:p>Swift Construction Company</text:p>
          </table:table-cell>
          <table:table-cell table:formula="of:=[$master.Q11]" office:value-type="string" office:string-value="Barton Swift">
            <text:p>Barton Swift</text:p>
          </table:table-cell>
          <table:table-cell table:formula="of:=[$master.N11]" office:value-type="string" office:string-value="Management 10">
            <text:p>Management 10</text:p>
          </table:table-cell>
          <table:table-cell table:formula="of:=[$master.H11]" office:value-type="string" office:string-value="Manager">
            <text:p>Manager</text:p>
          </table:table-cell>
          <table:table-cell table:formula="of:=[$master.G11]" office:value-type="string" office:string-value="appleton">
            <text:p>appleton</text:p>
          </table:table-cell>
        </table:table-row>
        <table:table-row table:style-name="ro2">
          <table:table-cell table:formula="of:=[$master.F12]" office:value-type="string" office:string-value="jhaddon">
            <text:p>jhaddon</text:p>
          </table:table-cell>
          <table:table-cell table:formula="of:=[$master.C12]" office:value-type="string" office:string-value="Haddon">
            <text:p>Haddon</text:p>
          </table:table-cell>
          <table:table-cell table:formula="of:=[$master.B12]" office:value-type="string" office:string-value="Jennie">
            <text:p>Jennie</text:p>
          </table:table-cell>
          <table:table-cell table:formula="of:=[$master.W12]" office:value-type="string" office:string-value="1-315-123-4567">
            <text:p>1-315-123-4567</text:p>
          </table:table-cell>
          <table:table-cell table:formula="of:=[$master.M12]" office:value-type="string" office:string-value="jhaddon@whizzer.local">
            <text:p>jhaddon@whizzer.local</text:p>
          </table:table-cell>
          <table:table-cell table:style-name="ce14" table:formula="of:=CONCATENATE(LEFT([.C11];1);LEFT([.B11];1))" office:value-type="string" office:string-value="JH">
            <text:p>JH</text:p>
          </table:table-cell>
          <table:table-cell table:formula="of:=[$master.Y12]" office:value-type="string" office:string-value="#10 - 2 Swift Way">
            <text:p>#10 - 2 Swift Way</text:p>
          </table:table-cell>
          <table:table-cell table:formula="of:=[$master.AB12]" office:value-type="float" office:value="13054">
            <text:p>13054</text:p>
          </table:table-cell>
          <table:table-cell table:formula="of:=[$master.Z12]" office:value-type="string" office:string-value="Shopton">
            <text:p>Shopton</text:p>
          </table:table-cell>
          <table:table-cell table:formula="of:=[$master.AA12]" office:value-type="string" office:string-value="NY">
            <text:p>NY</text:p>
          </table:table-cell>
          <table:table-cell table:formula="of:=[$master.AC12]" office:value-type="string" office:string-value="USA">
            <text:p>USA</text:p>
          </table:table-cell>
          <table:table-cell table:formula="of:=[$master.L12]" office:value-type="string" office:string-value="Buyer">
            <text:p>Buyer</text:p>
          </table:table-cell>
          <table:table-cell table:style-name="ce15" table:formula="of:=[$master.E12]" office:value-type="date" office:date-value="1959-10-01">
            <text:p>1959-10-01</text:p>
          </table:table-cell>
          <table:table-cell table:formula="of:=[$master.O12]" office:value-type="string" office:string-value="Manufacturing">
            <text:p>Manufacturing</text:p>
          </table:table-cell>
          <table:table-cell table:formula="of:=[$master.K12]" office:value-type="string" office:string-value="Swift Construction Company">
            <text:p>Swift Construction Company</text:p>
          </table:table-cell>
          <table:table-cell table:formula="of:=[$master.Q12]" office:value-type="string" office:string-value="Miguel DeLazes">
            <text:p>Miguel DeLazes</text:p>
          </table:table-cell>
          <table:table-cell table:formula="of:=[$master.N12]" office:value-type="string" office:string-value="Clerical 03">
            <text:p>Clerical 03</text:p>
          </table:table-cell>
          <table:table-cell table:formula="of:=[$master.H12]" office:value-type="string" office:string-value="Team Member">
            <text:p>Team Member</text:p>
          </table:table-cell>
          <table:table-cell table:formula="of:=[$master.G12]" office:value-type="string" office:string-value="appleton">
            <text:p>appleton</text:p>
          </table:table-cell>
        </table:table-row>
        <table:table-row table:style-name="ro2">
          <table:table-cell table:formula="of:=[$master.F13]" office:value-type="string" office:string-value="jmorse">
            <text:p>jmorse</text:p>
          </table:table-cell>
          <table:table-cell table:formula="of:=[$master.C13]" office:value-type="string" office:string-value="Morse">
            <text:p>Morse</text:p>
          </table:table-cell>
          <table:table-cell table:formula="of:=[$master.B13]" office:value-type="string" office:string-value="Jennie">
            <text:p>Jennie</text:p>
          </table:table-cell>
          <table:table-cell table:formula="of:=[$master.W13]" office:value-type="string" office:string-value="1-315-123-4567">
            <text:p>1-315-123-4567</text:p>
          </table:table-cell>
          <table:table-cell table:formula="of:=[$master.M13]" office:value-type="string" office:string-value="jmorse@whizzer.local">
            <text:p>jmorse@whizzer.local</text:p>
          </table:table-cell>
          <table:table-cell table:style-name="ce14" table:formula="of:=CONCATENATE(LEFT([.C12];1);LEFT([.B12];1))" office:value-type="string" office:string-value="JM">
            <text:p>JM</text:p>
          </table:table-cell>
          <table:table-cell table:formula="of:=[$master.Y13]" office:value-type="string" office:string-value="#11 - 2 Swift Way">
            <text:p>#11 - 2 Swift Way</text:p>
          </table:table-cell>
          <table:table-cell table:formula="of:=[$master.AB13]" office:value-type="float" office:value="13054">
            <text:p>13054</text:p>
          </table:table-cell>
          <table:table-cell table:formula="of:=[$master.Z13]" office:value-type="string" office:string-value="Shopton">
            <text:p>Shopton</text:p>
          </table:table-cell>
          <table:table-cell table:formula="of:=[$master.AA13]" office:value-type="string" office:string-value="NY">
            <text:p>NY</text:p>
          </table:table-cell>
          <table:table-cell table:formula="of:=[$master.AC13]" office:value-type="string" office:string-value="USA">
            <text:p>USA</text:p>
          </table:table-cell>
          <table:table-cell table:formula="of:=[$master.L13]" office:value-type="string" office:string-value="AR Clerk">
            <text:p>AR Clerk</text:p>
          </table:table-cell>
          <table:table-cell table:style-name="ce15" table:formula="of:=[$master.E13]" office:value-type="date" office:date-value="1959-11-01">
            <text:p>1959-11-01</text:p>
          </table:table-cell>
          <table:table-cell table:formula="of:=[$master.O13]" office:value-type="string" office:string-value="Finance">
            <text:p>Finance</text:p>
          </table:table-cell>
          <table:table-cell table:formula="of:=[$master.K13]" office:value-type="string" office:string-value="Swift Construction Company">
            <text:p>Swift Construction Company</text:p>
          </table:table-cell>
          <table:table-cell table:formula="of:=[$master.Q13]" office:value-type="string" office:string-value="Ned Newton">
            <text:p>Ned Newton</text:p>
          </table:table-cell>
          <table:table-cell table:formula="of:=[$master.N13]" office:value-type="string" office:string-value="Clerical 04">
            <text:p>Clerical 04</text:p>
          </table:table-cell>
          <table:table-cell table:formula="of:=[$master.H13]" office:value-type="string" office:string-value="Team Member">
            <text:p>Team Member</text:p>
          </table:table-cell>
          <table:table-cell table:formula="of:=[$master.G13]" office:value-type="string" office:string-value="appleton">
            <text:p>appleton</text:p>
          </table:table-cell>
        </table:table-row>
        <table:table-row table:style-name="ro2">
          <table:table-cell table:formula="of:=[$master.F14]" office:value-type="string" office:string-value="jsharp">
            <text:p>jsharp</text:p>
          </table:table-cell>
          <table:table-cell table:formula="of:=[$master.C14]" office:value-type="string" office:string-value="Sharp">
            <text:p>Sharp</text:p>
          </table:table-cell>
          <table:table-cell table:formula="of:=[$master.B14]" office:value-type="string" office:string-value="John">
            <text:p>John</text:p>
          </table:table-cell>
          <table:table-cell table:formula="of:=[$master.W14]" office:value-type="string" office:string-value="1-315-123-4567">
            <text:p>1-315-123-4567</text:p>
          </table:table-cell>
          <table:table-cell table:formula="of:=[$master.M14]" office:value-type="string" office:string-value="jsharp@whizzer.local">
            <text:p>jsharp@whizzer.local</text:p>
          </table:table-cell>
          <table:table-cell table:style-name="ce14" table:formula="of:=CONCATENATE(LEFT([.C13];1);LEFT([.B13];1))" office:value-type="string" office:string-value="JS">
            <text:p>JS</text:p>
          </table:table-cell>
          <table:table-cell table:formula="of:=[$master.Y14]" office:value-type="string" office:string-value="#12 - 2 Swift Way">
            <text:p>#12 - 2 Swift Way</text:p>
          </table:table-cell>
          <table:table-cell table:formula="of:=[$master.AB14]" office:value-type="float" office:value="13054">
            <text:p>13054</text:p>
          </table:table-cell>
          <table:table-cell table:formula="of:=[$master.Z14]" office:value-type="string" office:string-value="Shopton">
            <text:p>Shopton</text:p>
          </table:table-cell>
          <table:table-cell table:formula="of:=[$master.AA14]" office:value-type="string" office:string-value="NY">
            <text:p>NY</text:p>
          </table:table-cell>
          <table:table-cell table:formula="of:=[$master.AC14]" office:value-type="string" office:string-value="USA">
            <text:p>USA</text:p>
          </table:table-cell>
          <table:table-cell table:formula="of:=[$master.L14]" office:value-type="string" office:string-value="Director, Prod Mgmt">
            <text:p>Director, Prod Mgmt</text:p>
          </table:table-cell>
          <table:table-cell table:style-name="ce15" table:formula="of:=[$master.E14]" office:value-type="date" office:date-value="1959-12-01">
            <text:p>1959-12-01</text:p>
          </table:table-cell>
          <table:table-cell table:formula="of:=[$master.O14]" office:value-type="string" office:string-value="Product Management">
            <text:p>Product Management</text:p>
          </table:table-cell>
          <table:table-cell table:formula="of:=[$master.K14]" office:value-type="string" office:string-value="Swift Construction Company">
            <text:p>Swift Construction Company</text:p>
          </table:table-cell>
          <table:table-cell table:formula="of:=[$master.Q14]" office:value-type="string" office:string-value="Barton Swift">
            <text:p>Barton Swift</text:p>
          </table:table-cell>
          <table:table-cell table:formula="of:=[$master.N14]" office:value-type="string" office:string-value="Management 10">
            <text:p>Management 10</text:p>
          </table:table-cell>
          <table:table-cell table:formula="of:=[$master.H14]" office:value-type="string" office:string-value="Manager">
            <text:p>Manager</text:p>
          </table:table-cell>
          <table:table-cell table:formula="of:=[$master.G14]" office:value-type="string" office:string-value="appleton">
            <text:p>appleton</text:p>
          </table:table-cell>
        </table:table-row>
        <table:table-row table:style-name="ro2">
          <table:table-cell table:formula="of:=[$master.F15]" office:value-type="string" office:string-value="mbaggert">
            <text:p>mbaggert</text:p>
          </table:table-cell>
          <table:table-cell table:formula="of:=[$master.C15]" office:value-type="string" office:string-value="Baggert">
            <text:p>Baggert</text:p>
          </table:table-cell>
          <table:table-cell table:formula="of:=[$master.B15]" office:value-type="string" office:string-value="Martha">
            <text:p>Martha</text:p>
          </table:table-cell>
          <table:table-cell table:formula="of:=[$master.W15]" office:value-type="string" office:string-value="1-315-123-4567">
            <text:p>1-315-123-4567</text:p>
          </table:table-cell>
          <table:table-cell table:formula="of:=[$master.M15]" office:value-type="string" office:string-value="mbaggert@whizzer.local">
            <text:p>mbaggert@whizzer.local</text:p>
          </table:table-cell>
          <table:table-cell table:style-name="ce14" table:formula="of:=CONCATENATE(LEFT([.C14];1);LEFT([.B14];1))" office:value-type="string" office:string-value="MB">
            <text:p>MB</text:p>
          </table:table-cell>
          <table:table-cell table:formula="of:=[$master.Y15]" office:value-type="string" office:string-value="#13 - 2 Swift Way">
            <text:p>#13 - 2 Swift Way</text:p>
          </table:table-cell>
          <table:table-cell table:formula="of:=[$master.AB15]" office:value-type="float" office:value="13054">
            <text:p>13054</text:p>
          </table:table-cell>
          <table:table-cell table:formula="of:=[$master.Z15]" office:value-type="string" office:string-value="Shopton">
            <text:p>Shopton</text:p>
          </table:table-cell>
          <table:table-cell table:formula="of:=[$master.AA15]" office:value-type="string" office:string-value="NY">
            <text:p>NY</text:p>
          </table:table-cell>
          <table:table-cell table:formula="of:=[$master.AC15]" office:value-type="string" office:string-value="USA">
            <text:p>USA</text:p>
          </table:table-cell>
          <table:table-cell table:formula="of:=[$master.L15]" office:value-type="string" office:string-value="Director, Human Resources">
            <text:p>Director, Human Resources</text:p>
          </table:table-cell>
          <table:table-cell table:style-name="ce15" table:formula="of:=[$master.E15]" office:value-type="date" office:date-value="1935-01-01">
            <text:p>1935-01-01</text:p>
          </table:table-cell>
          <table:table-cell table:formula="of:=[$master.O15]" office:value-type="string" office:string-value="Human Resources">
            <text:p>Human Resources</text:p>
          </table:table-cell>
          <table:table-cell table:formula="of:=[$master.K15]" office:value-type="string" office:string-value="Swift Construction Company">
            <text:p>Swift Construction Company</text:p>
          </table:table-cell>
          <table:table-cell table:formula="of:=[$master.Q15]" office:value-type="string" office:string-value="Barton Swift">
            <text:p>Barton Swift</text:p>
          </table:table-cell>
          <table:table-cell table:formula="of:=[$master.N15]" office:value-type="string" office:string-value="Management 10">
            <text:p>Management 10</text:p>
          </table:table-cell>
          <table:table-cell table:formula="of:=[$master.H15]" office:value-type="string" office:string-value="Manager">
            <text:p>Manager</text:p>
          </table:table-cell>
          <table:table-cell table:formula="of:=[$master.G15]" office:value-type="string" office:string-value="appleton">
            <text:p>appleton</text:p>
          </table:table-cell>
        </table:table-row>
        <table:table-row table:style-name="ro2">
          <table:table-cell table:formula="of:=[$master.F16]" office:value-type="string" office:string-value="mnestor">
            <text:p>mnestor</text:p>
          </table:table-cell>
          <table:table-cell table:formula="of:=[$master.C16]" office:value-type="string" office:string-value="Nestor">
            <text:p>Nestor</text:p>
          </table:table-cell>
          <table:table-cell table:formula="of:=[$master.B16]" office:value-type="string" office:string-value="Mary">
            <text:p>Mary</text:p>
          </table:table-cell>
          <table:table-cell table:formula="of:=[$master.W16]" office:value-type="string" office:string-value="1-315-123-4567">
            <text:p>1-315-123-4567</text:p>
          </table:table-cell>
          <table:table-cell table:formula="of:=[$master.M16]" office:value-type="string" office:string-value="mnestor@whizzer.local">
            <text:p>mnestor@whizzer.local</text:p>
          </table:table-cell>
          <table:table-cell table:style-name="ce14" table:formula="of:=CONCATENATE(LEFT([.C15];1);LEFT([.B15];1))" office:value-type="string" office:string-value="MN">
            <text:p>MN</text:p>
          </table:table-cell>
          <table:table-cell table:formula="of:=[$master.Y16]" office:value-type="string" office:string-value="#14 - 2 Swift Way">
            <text:p>#14 - 2 Swift Way</text:p>
          </table:table-cell>
          <table:table-cell table:formula="of:=[$master.AB16]" office:value-type="float" office:value="13054">
            <text:p>13054</text:p>
          </table:table-cell>
          <table:table-cell table:formula="of:=[$master.Z16]" office:value-type="string" office:string-value="Shopton">
            <text:p>Shopton</text:p>
          </table:table-cell>
          <table:table-cell table:formula="of:=[$master.AA16]" office:value-type="string" office:string-value="NY">
            <text:p>NY</text:p>
          </table:table-cell>
          <table:table-cell table:formula="of:=[$master.AC16]" office:value-type="string" office:string-value="USA">
            <text:p>USA</text:p>
          </table:table-cell>
          <table:table-cell table:formula="of:=[$master.L16]" office:value-type="string" office:string-value="Director, MIS-IT">
            <text:p>Director, MIS-IT</text:p>
          </table:table-cell>
          <table:table-cell table:style-name="ce15" table:formula="of:=[$master.E16]" office:value-type="date" office:date-value="1965-03-14">
            <text:p>1965-03-14</text:p>
          </table:table-cell>
          <table:table-cell table:formula="of:=[$master.O16]" office:value-type="string" office:string-value="MIS/IT">
            <text:p>MIS/IT</text:p>
          </table:table-cell>
          <table:table-cell table:formula="of:=[$master.K16]" office:value-type="string" office:string-value="Swift Construction Company">
            <text:p>Swift Construction Company</text:p>
          </table:table-cell>
          <table:table-cell table:formula="of:=[$master.Q16]" office:value-type="string" office:string-value="Barton Swift">
            <text:p>Barton Swift</text:p>
          </table:table-cell>
          <table:table-cell table:formula="of:=[$master.N16]" office:value-type="string" office:string-value="Management 10">
            <text:p>Management 10</text:p>
          </table:table-cell>
          <table:table-cell table:formula="of:=[$master.H16]" office:value-type="string" office:string-value="Sysadmin">
            <text:p>Sysadmin</text:p>
          </table:table-cell>
          <table:table-cell table:formula="of:=[$master.G16]" office:value-type="string" office:string-value="appleton">
            <text:p>appleton</text:p>
          </table:table-cell>
        </table:table-row>
        <table:table-row table:style-name="ro2">
          <table:table-cell table:formula="of:=[$master.F17]" office:value-type="string" office:string-value="mblair">
            <text:p>mblair</text:p>
          </table:table-cell>
          <table:table-cell table:formula="of:=[$master.C17]" office:value-type="string" office:string-value="Blair">
            <text:p>Blair</text:p>
          </table:table-cell>
          <table:table-cell table:formula="of:=[$master.B17]" office:value-type="string" office:string-value="Minnie">
            <text:p>Minnie</text:p>
          </table:table-cell>
          <table:table-cell table:formula="of:=[$master.W17]" office:value-type="string" office:string-value="1-315-123-4567">
            <text:p>1-315-123-4567</text:p>
          </table:table-cell>
          <table:table-cell table:formula="of:=[$master.M17]" office:value-type="string" office:string-value="mblair@whizzer.local">
            <text:p>mblair@whizzer.local</text:p>
          </table:table-cell>
          <table:table-cell table:style-name="ce14" table:formula="of:=CONCATENATE(LEFT([.C16];1);LEFT([.B16];1))" office:value-type="string" office:string-value="MB">
            <text:p>MB</text:p>
          </table:table-cell>
          <table:table-cell table:formula="of:=[$master.Y17]" office:value-type="string" office:string-value="#15 - 2 Swift Way">
            <text:p>#15 - 2 Swift Way</text:p>
          </table:table-cell>
          <table:table-cell table:formula="of:=[$master.AB17]" office:value-type="float" office:value="13054">
            <text:p>13054</text:p>
          </table:table-cell>
          <table:table-cell table:formula="of:=[$master.Z17]" office:value-type="string" office:string-value="Shopton">
            <text:p>Shopton</text:p>
          </table:table-cell>
          <table:table-cell table:formula="of:=[$master.AA17]" office:value-type="string" office:string-value="NY">
            <text:p>NY</text:p>
          </table:table-cell>
          <table:table-cell table:formula="of:=[$master.AC17]" office:value-type="string" office:string-value="USA">
            <text:p>USA</text:p>
          </table:table-cell>
          <table:table-cell table:formula="of:=[$master.L17]" office:value-type="string" office:string-value="Software Engineer">
            <text:p>Software Engineer</text:p>
          </table:table-cell>
          <table:table-cell table:style-name="ce15" table:formula="of:=[$master.E17]" office:value-type="date" office:date-value="1960-03-01">
            <text:p>1960-03-01</text:p>
          </table:table-cell>
          <table:table-cell table:formula="of:=[$master.O17]" office:value-type="string" office:string-value="Engineering">
            <text:p>Engineering</text:p>
          </table:table-cell>
          <table:table-cell table:formula="of:=[$master.K17]" office:value-type="string" office:string-value="Swift Construction Company">
            <text:p>Swift Construction Company</text:p>
          </table:table-cell>
          <table:table-cell table:formula="of:=[$master.Q17]" office:value-type="string" office:string-value="Tom Swift">
            <text:p>Tom Swift</text:p>
          </table:table-cell>
          <table:table-cell table:formula="of:=[$master.N17]" office:value-type="string" office:string-value="Professional Technical 09">
            <text:p>Professional Technical 09</text:p>
          </table:table-cell>
          <table:table-cell table:formula="of:=[$master.H17]" office:value-type="string" office:string-value="Team Member">
            <text:p>Team Member</text:p>
          </table:table-cell>
          <table:table-cell table:formula="of:=[$master.G17]" office:value-type="string" office:string-value="appleton">
            <text:p>appleton</text:p>
          </table:table-cell>
        </table:table-row>
        <table:table-row table:style-name="ro2">
          <table:table-cell table:formula="of:=[$master.F18]" office:value-type="string" office:string-value="mdelazes">
            <text:p>mdelazes</text:p>
          </table:table-cell>
          <table:table-cell table:formula="of:=[$master.C18]" office:value-type="string" office:string-value="DeLazes">
            <text:p>DeLazes</text:p>
          </table:table-cell>
          <table:table-cell table:formula="of:=[$master.B18]" office:value-type="string" office:string-value="Miquel">
            <text:p>Miquel</text:p>
          </table:table-cell>
          <table:table-cell table:formula="of:=[$master.W18]" office:value-type="string" office:string-value="1-315-123-4567">
            <text:p>1-315-123-4567</text:p>
          </table:table-cell>
          <table:table-cell table:formula="of:=[$master.M18]" office:value-type="string" office:string-value="mdelazes@whizzer.local">
            <text:p>mdelazes@whizzer.local</text:p>
          </table:table-cell>
          <table:table-cell table:style-name="ce14" table:formula="of:=CONCATENATE(LEFT([.C17];1);LEFT([.B17];1))" office:value-type="string" office:string-value="MD">
            <text:p>MD</text:p>
          </table:table-cell>
          <table:table-cell table:formula="of:=[$master.Y18]" office:value-type="string" office:string-value="#16 - 2 Swift Way">
            <text:p>#16 - 2 Swift Way</text:p>
          </table:table-cell>
          <table:table-cell table:formula="of:=[$master.AB18]" office:value-type="float" office:value="13054">
            <text:p>13054</text:p>
          </table:table-cell>
          <table:table-cell table:formula="of:=[$master.Z18]" office:value-type="string" office:string-value="Shopton">
            <text:p>Shopton</text:p>
          </table:table-cell>
          <table:table-cell table:formula="of:=[$master.AA18]" office:value-type="string" office:string-value="NY">
            <text:p>NY</text:p>
          </table:table-cell>
          <table:table-cell table:formula="of:=[$master.AC18]" office:value-type="string" office:string-value="USA">
            <text:p>USA</text:p>
          </table:table-cell>
          <table:table-cell table:formula="of:=[$master.L18]" office:value-type="string" office:string-value="Director, Manufacturing">
            <text:p>Director, Manufacturing</text:p>
          </table:table-cell>
          <table:table-cell table:style-name="ce15" table:formula="of:=[$master.E18]" office:value-type="date" office:date-value="1960-04-01">
            <text:p>1960-04-01</text:p>
          </table:table-cell>
          <table:table-cell table:formula="of:=[$master.O18]" office:value-type="string" office:string-value="Manufacturing">
            <text:p>Manufacturing</text:p>
          </table:table-cell>
          <table:table-cell table:formula="of:=[$master.K18]" office:value-type="string" office:string-value="Swift Construction Company">
            <text:p>Swift Construction Company</text:p>
          </table:table-cell>
          <table:table-cell table:formula="of:=[$master.Q18]" office:value-type="string" office:string-value="Barton Swift">
            <text:p>Barton Swift</text:p>
          </table:table-cell>
          <table:table-cell table:formula="of:=[$master.N18]" office:value-type="string" office:string-value="Management 09">
            <text:p>Management 09</text:p>
          </table:table-cell>
          <table:table-cell table:formula="of:=[$master.H18]" office:value-type="string" office:string-value="Team Member">
            <text:p>Team Member</text:p>
          </table:table-cell>
          <table:table-cell table:formula="of:=[$master.G18]" office:value-type="string" office:string-value="appleton">
            <text:p>appleton</text:p>
          </table:table-cell>
        </table:table-row>
        <table:table-row table:style-name="ro2">
          <table:table-cell table:formula="of:=[$master.F19]" office:value-type="string" office:string-value="nnewton">
            <text:p>nnewton</text:p>
          </table:table-cell>
          <table:table-cell table:formula="of:=[$master.C19]" office:value-type="string" office:string-value="Newton">
            <text:p>Newton</text:p>
          </table:table-cell>
          <table:table-cell table:formula="of:=[$master.B19]" office:value-type="string" office:string-value="Ned">
            <text:p>Ned</text:p>
          </table:table-cell>
          <table:table-cell table:formula="of:=[$master.W19]" office:value-type="string" office:string-value="1-315-123-4567">
            <text:p>1-315-123-4567</text:p>
          </table:table-cell>
          <table:table-cell table:formula="of:=[$master.M19]" office:value-type="string" office:string-value="nnewton@whizzer.local">
            <text:p>nnewton@whizzer.local</text:p>
          </table:table-cell>
          <table:table-cell table:style-name="ce14" table:formula="of:=CONCATENATE(LEFT([.C18];1);LEFT([.B18];1))" office:value-type="string" office:string-value="NN">
            <text:p>NN</text:p>
          </table:table-cell>
          <table:table-cell table:formula="of:=[$master.Y19]" office:value-type="string" office:string-value="#17 - 2 Swift Way">
            <text:p>#17 - 2 Swift Way</text:p>
          </table:table-cell>
          <table:table-cell table:formula="of:=[$master.AB19]" office:value-type="float" office:value="13054">
            <text:p>13054</text:p>
          </table:table-cell>
          <table:table-cell table:formula="of:=[$master.Z19]" office:value-type="string" office:string-value="Shopton">
            <text:p>Shopton</text:p>
          </table:table-cell>
          <table:table-cell table:formula="of:=[$master.AA19]" office:value-type="string" office:string-value="NY">
            <text:p>NY</text:p>
          </table:table-cell>
          <table:table-cell table:formula="of:=[$master.AC19]" office:value-type="string" office:string-value="USA">
            <text:p>USA</text:p>
          </table:table-cell>
          <table:table-cell table:formula="of:=[$master.L19]" office:value-type="string" office:string-value="Chief Financial Officer">
            <text:p>Chief Financial Officer</text:p>
          </table:table-cell>
          <table:table-cell table:style-name="ce15" table:formula="of:=[$master.E19]" office:value-type="date" office:date-value="1960-05-01">
            <text:p>1960-05-01</text:p>
          </table:table-cell>
          <table:table-cell table:formula="of:=[$master.O19]" office:value-type="string" office:string-value="Finance">
            <text:p>Finance</text:p>
          </table:table-cell>
          <table:table-cell table:formula="of:=[$master.K19]" office:value-type="string" office:string-value="Swift Construction Company">
            <text:p>Swift Construction Company</text:p>
          </table:table-cell>
          <table:table-cell table:formula="of:=[$master.Q19]" office:value-type="string" office:string-value="Barton Swift">
            <text:p>Barton Swift</text:p>
          </table:table-cell>
          <table:table-cell table:formula="of:=[$master.N19]" office:value-type="string" office:string-value="Management 11">
            <text:p>Management 11</text:p>
          </table:table-cell>
          <table:table-cell table:formula="of:=[$master.H19]" office:value-type="string" office:string-value="Manager">
            <text:p>Manager</text:p>
          </table:table-cell>
          <table:table-cell table:formula="of:=[$master.G19]" office:value-type="string" office:string-value="appleton">
            <text:p>appleton</text:p>
          </table:table-cell>
        </table:table-row>
        <table:table-row table:style-name="ro2">
          <table:table-cell table:formula="of:=[$master.F20]" office:value-type="string" office:string-value="rsampson">
            <text:p>rsampson</text:p>
          </table:table-cell>
          <table:table-cell table:formula="of:=[$master.C20]" office:value-type="string" office:string-value="Sampson">
            <text:p>Sampson</text:p>
          </table:table-cell>
          <table:table-cell table:formula="of:=[$master.B20]" office:value-type="string" office:string-value="Rad">
            <text:p>Rad</text:p>
          </table:table-cell>
          <table:table-cell table:formula="of:=[$master.W20]" office:value-type="string" office:string-value="1-315-123-4567">
            <text:p>1-315-123-4567</text:p>
          </table:table-cell>
          <table:table-cell table:formula="of:=[$master.M20]" office:value-type="string" office:string-value="rsampson@whizzer.local">
            <text:p>rsampson@whizzer.local</text:p>
          </table:table-cell>
          <table:table-cell table:style-name="ce14" table:formula="of:=CONCATENATE(LEFT([.C19];1);LEFT([.B19];1))" office:value-type="string" office:string-value="RS">
            <text:p>RS</text:p>
          </table:table-cell>
          <table:table-cell table:formula="of:=[$master.Y20]" office:value-type="string" office:string-value="#18 - 2 Swift Way">
            <text:p>#18 - 2 Swift Way</text:p>
          </table:table-cell>
          <table:table-cell table:formula="of:=[$master.AB20]" office:value-type="float" office:value="13054">
            <text:p>13054</text:p>
          </table:table-cell>
          <table:table-cell table:formula="of:=[$master.Z20]" office:value-type="string" office:string-value="Shopton">
            <text:p>Shopton</text:p>
          </table:table-cell>
          <table:table-cell table:formula="of:=[$master.AA20]" office:value-type="string" office:string-value="NY">
            <text:p>NY</text:p>
          </table:table-cell>
          <table:table-cell table:formula="of:=[$master.AC20]" office:value-type="string" office:string-value="USA">
            <text:p>USA</text:p>
          </table:table-cell>
          <table:table-cell table:formula="of:=[$master.L20]" office:value-type="string" office:string-value="Director, Quality">
            <text:p>Director, Quality</text:p>
          </table:table-cell>
          <table:table-cell table:style-name="ce15" table:formula="of:=[$master.E20]" office:value-type="date" office:date-value="1937-06-01">
            <text:p>1937-06-01</text:p>
          </table:table-cell>
          <table:table-cell table:formula="of:=[$master.O20]" office:value-type="string" office:string-value="Quality">
            <text:p>Quality</text:p>
          </table:table-cell>
          <table:table-cell table:formula="of:=[$master.K20]" office:value-type="string" office:string-value="Swift Construction Company">
            <text:p>Swift Construction Company</text:p>
          </table:table-cell>
          <table:table-cell table:formula="of:=[$master.Q20]" office:value-type="string" office:string-value="Barton Swift">
            <text:p>Barton Swift</text:p>
          </table:table-cell>
          <table:table-cell table:formula="of:=[$master.N20]" office:value-type="string" office:string-value="Management 10">
            <text:p>Management 10</text:p>
          </table:table-cell>
          <table:table-cell table:formula="of:=[$master.H20]" office:value-type="string" office:string-value="Manager">
            <text:p>Manager</text:p>
          </table:table-cell>
          <table:table-cell table:formula="of:=[$master.G20]" office:value-type="string" office:string-value="appleton">
            <text:p>appleton</text:p>
          </table:table-cell>
        </table:table-row>
        <table:table-row table:style-name="ro2">
          <table:table-cell table:formula="of:=[$master.F21]" office:value-type="string" office:string-value="smalloy">
            <text:p>smalloy</text:p>
          </table:table-cell>
          <table:table-cell table:formula="of:=[$master.C21]" office:value-type="string" office:string-value="Malloy">
            <text:p>Malloy</text:p>
          </table:table-cell>
          <table:table-cell table:formula="of:=[$master.B21]" office:value-type="string" office:string-value="Sarah">
            <text:p>Sarah</text:p>
          </table:table-cell>
          <table:table-cell table:formula="of:=[$master.W21]" office:value-type="string" office:string-value="1-315-123-4567">
            <text:p>1-315-123-4567</text:p>
          </table:table-cell>
          <table:table-cell table:formula="of:=[$master.M21]" office:value-type="string" office:string-value="smalloy@whizzer.local">
            <text:p>smalloy@whizzer.local</text:p>
          </table:table-cell>
          <table:table-cell table:style-name="ce14" table:formula="of:=CONCATENATE(LEFT([.C20];1);LEFT([.B20];1))" office:value-type="string" office:string-value="SM">
            <text:p>SM</text:p>
          </table:table-cell>
          <table:table-cell table:formula="of:=[$master.Y21]" office:value-type="string" office:string-value="#19 - 2 Swift Way">
            <text:p>#19 - 2 Swift Way</text:p>
          </table:table-cell>
          <table:table-cell table:formula="of:=[$master.AB21]" office:value-type="float" office:value="13054">
            <text:p>13054</text:p>
          </table:table-cell>
          <table:table-cell table:formula="of:=[$master.Z21]" office:value-type="string" office:string-value="Shopton">
            <text:p>Shopton</text:p>
          </table:table-cell>
          <table:table-cell table:formula="of:=[$master.AA21]" office:value-type="string" office:string-value="NY">
            <text:p>NY</text:p>
          </table:table-cell>
          <table:table-cell table:formula="of:=[$master.AC21]" office:value-type="string" office:string-value="USA">
            <text:p>USA</text:p>
          </table:table-cell>
          <table:table-cell table:formula="of:=[$master.L21]" office:value-type="string" office:string-value="Receiver">
            <text:p>Receiver</text:p>
          </table:table-cell>
          <table:table-cell table:style-name="ce15" table:formula="of:=[$master.E21]" office:value-type="date" office:date-value="1960-07-01">
            <text:p>1960-07-01</text:p>
          </table:table-cell>
          <table:table-cell table:formula="of:=[$master.O21]" office:value-type="string" office:string-value="Manufacturing">
            <text:p>Manufacturing</text:p>
          </table:table-cell>
          <table:table-cell table:formula="of:=[$master.K21]" office:value-type="string" office:string-value="Swift Construction Company">
            <text:p>Swift Construction Company</text:p>
          </table:table-cell>
          <table:table-cell table:formula="of:=[$master.Q21]" office:value-type="string" office:string-value="Miguel DeLazes">
            <text:p>Miguel DeLazes</text:p>
          </table:table-cell>
          <table:table-cell table:formula="of:=[$master.N21]" office:value-type="string" office:string-value="Production 02">
            <text:p>Production 02</text:p>
          </table:table-cell>
          <table:table-cell table:formula="of:=[$master.H21]" office:value-type="string" office:string-value="Team Member">
            <text:p>Team Member</text:p>
          </table:table-cell>
          <table:table-cell table:formula="of:=[$master.G21]" office:value-type="string" office:string-value="appleton">
            <text:p>appleton</text:p>
          </table:table-cell>
        </table:table-row>
        <table:table-row table:style-name="ro2">
          <table:table-cell table:formula="of:=[$master.F22]" office:value-type="string" office:string-value="tswift">
            <text:p>tswift</text:p>
          </table:table-cell>
          <table:table-cell table:formula="of:=[$master.C22]" office:value-type="string" office:string-value="Swift">
            <text:p>Swift</text:p>
          </table:table-cell>
          <table:table-cell table:formula="of:=[$master.B22]" office:value-type="string" office:string-value="Tom">
            <text:p>Tom</text:p>
          </table:table-cell>
          <table:table-cell table:formula="of:=[$master.W22]" office:value-type="string" office:string-value="1-315-123-4567">
            <text:p>1-315-123-4567</text:p>
          </table:table-cell>
          <table:table-cell table:formula="of:=[$master.M22]" office:value-type="string" office:string-value="tswift@whizzer.local">
            <text:p>tswift@whizzer.local</text:p>
          </table:table-cell>
          <table:table-cell table:style-name="ce14" table:formula="of:=CONCATENATE(LEFT([.C21];1);LEFT([.B21];1))" office:value-type="string" office:string-value="TS">
            <text:p>TS</text:p>
          </table:table-cell>
          <table:table-cell table:formula="of:=[$master.Y22]" office:value-type="string" office:string-value="#20 - 2 Swift Way">
            <text:p>#20 - 2 Swift Way</text:p>
          </table:table-cell>
          <table:table-cell table:formula="of:=[$master.AB22]" office:value-type="float" office:value="13054">
            <text:p>13054</text:p>
          </table:table-cell>
          <table:table-cell table:formula="of:=[$master.Z22]" office:value-type="string" office:string-value="Shopton">
            <text:p>Shopton</text:p>
          </table:table-cell>
          <table:table-cell table:formula="of:=[$master.AA22]" office:value-type="string" office:string-value="NY">
            <text:p>NY</text:p>
          </table:table-cell>
          <table:table-cell table:formula="of:=[$master.AC22]" office:value-type="string" office:string-value="USA">
            <text:p>USA</text:p>
          </table:table-cell>
          <table:table-cell table:formula="of:=[$master.L22]" office:value-type="string" office:string-value="Director, Engineering">
            <text:p>Director, Engineering</text:p>
          </table:table-cell>
          <table:table-cell table:style-name="ce15" table:formula="of:=[$master.E22]" office:value-type="date" office:date-value="1959-11-25">
            <text:p>1959-11-25</text:p>
          </table:table-cell>
          <table:table-cell table:formula="of:=[$master.O22]" office:value-type="string" office:string-value="Engineering">
            <text:p>Engineering</text:p>
          </table:table-cell>
          <table:table-cell table:formula="of:=[$master.K22]" office:value-type="string" office:string-value="Swift Construction Company">
            <text:p>Swift Construction Company</text:p>
          </table:table-cell>
          <table:table-cell table:formula="of:=[$master.Q22]" office:value-type="string" office:string-value="Barton Swift">
            <text:p>Barton Swift</text:p>
          </table:table-cell>
          <table:table-cell table:formula="of:=[$master.N22]" office:value-type="string" office:string-value="Management 12">
            <text:p>Management 12</text:p>
          </table:table-cell>
          <table:table-cell table:formula="of:=[$master.H22]" office:value-type="string" office:string-value="Manager">
            <text:p>Manager</text:p>
          </table:table-cell>
          <table:table-cell table:formula="of:=[$master.G22]" office:value-type="string" office:string-value="appleton">
            <text:p>appleton</text:p>
          </table:table-cell>
        </table:table-row>
        <table:table-row table:style-name="ro2">
          <table:table-cell table:formula="of:=[$master.F23]" office:value-type="string" office:string-value="wdamon">
            <text:p>wdamon</text:p>
          </table:table-cell>
          <table:table-cell table:formula="of:=[$master.C23]" office:value-type="string" office:string-value="Damon">
            <text:p>Damon</text:p>
          </table:table-cell>
          <table:table-cell table:formula="of:=[$master.B23]" office:value-type="string" office:string-value="Wakefield">
            <text:p>Wakefield</text:p>
          </table:table-cell>
          <table:table-cell table:formula="of:=[$master.W23]" office:value-type="string" office:string-value="1-315-123-4567">
            <text:p>1-315-123-4567</text:p>
          </table:table-cell>
          <table:table-cell table:formula="of:=[$master.M23]" office:value-type="string" office:string-value="wdamon@whizzer.local">
            <text:p>wdamon@whizzer.local</text:p>
          </table:table-cell>
          <table:table-cell table:style-name="ce14" table:formula="of:=CONCATENATE(LEFT([.C22];1);LEFT([.B22];1))" office:value-type="string" office:string-value="WD">
            <text:p>WD</text:p>
          </table:table-cell>
          <table:table-cell table:formula="of:=[$master.Y23]" office:value-type="string" office:string-value="#21 - 2 Swift Way">
            <text:p>#21 - 2 Swift Way</text:p>
          </table:table-cell>
          <table:table-cell table:formula="of:=[$master.AB23]" office:value-type="float" office:value="13054">
            <text:p>13054</text:p>
          </table:table-cell>
          <table:table-cell table:formula="of:=[$master.Z23]" office:value-type="string" office:string-value="Shopton">
            <text:p>Shopton</text:p>
          </table:table-cell>
          <table:table-cell table:formula="of:=[$master.AA23]" office:value-type="string" office:string-value="NY">
            <text:p>NY</text:p>
          </table:table-cell>
          <table:table-cell table:formula="of:=[$master.AC23]" office:value-type="string" office:string-value="USA">
            <text:p>USA</text:p>
          </table:table-cell>
          <table:table-cell table:formula="of:=[$master.L23]" office:value-type="string" office:string-value="Technical Writer">
            <text:p>Technical Writer</text:p>
          </table:table-cell>
          <table:table-cell table:style-name="ce15" table:formula="of:=[$master.E23]" office:value-type="date" office:date-value="1960-09-01">
            <text:p>1960-09-01</text:p>
          </table:table-cell>
          <table:table-cell table:formula="of:=[$master.O23]" office:value-type="string" office:string-value="Product Management">
            <text:p>Product Management</text:p>
          </table:table-cell>
          <table:table-cell table:formula="of:=[$master.K23]" office:value-type="string" office:string-value="Swift Construction Company">
            <text:p>Swift Construction Company</text:p>
          </table:table-cell>
          <table:table-cell table:formula="of:=[$master.Q23]" office:value-type="string" office:string-value="John Sharp">
            <text:p>John Sharp</text:p>
          </table:table-cell>
          <table:table-cell table:formula="of:=[$master.N23]" office:value-type="string" office:string-value="Technical 07">
            <text:p>Technical 07</text:p>
          </table:table-cell>
          <table:table-cell table:formula="of:=[$master.H23]" office:value-type="string" office:string-value="Team Member">
            <text:p>Team Member</text:p>
          </table:table-cell>
          <table:table-cell table:formula="of:=[$master.G23]" office:value-type="string" office:string-value="appleton">
            <text:p>appleton</text:p>
          </table:table-cell>
        </table:table-row>
        <table:table-row table:style-name="ro2">
          <table:table-cell table:formula="of:=[$master.F24]" office:value-type="string" office:string-value="wcrawford">
            <text:p>wcrawford</text:p>
          </table:table-cell>
          <table:table-cell table:formula="of:=[$master.C24]" office:value-type="string" office:string-value="Crawford">
            <text:p>Crawford</text:p>
          </table:table-cell>
          <table:table-cell table:formula="of:=[$master.B24]" office:value-type="string" office:string-value="William">
            <text:p>William</text:p>
          </table:table-cell>
          <table:table-cell table:formula="of:=[$master.W24]" office:value-type="string" office:string-value="1-315-123-4567">
            <text:p>1-315-123-4567</text:p>
          </table:table-cell>
          <table:table-cell table:formula="of:=[$master.M24]" office:value-type="string" office:string-value="wcrawford@whizzer.local">
            <text:p>wcrawford@whizzer.local</text:p>
          </table:table-cell>
          <table:table-cell table:style-name="ce14" table:formula="of:=CONCATENATE(LEFT([.C23];1);LEFT([.B23];1))" office:value-type="string" office:string-value="WC">
            <text:p>WC</text:p>
          </table:table-cell>
          <table:table-cell table:formula="of:=[$master.Y24]" office:value-type="string" office:string-value="#22 - 2 Swift Way">
            <text:p>#22 - 2 Swift Way</text:p>
          </table:table-cell>
          <table:table-cell table:formula="of:=[$master.AB24]" office:value-type="float" office:value="13054">
            <text:p>13054</text:p>
          </table:table-cell>
          <table:table-cell table:formula="of:=[$master.Z24]" office:value-type="string" office:string-value="Shopton">
            <text:p>Shopton</text:p>
          </table:table-cell>
          <table:table-cell table:formula="of:=[$master.AA24]" office:value-type="string" office:string-value="NY">
            <text:p>NY</text:p>
          </table:table-cell>
          <table:table-cell table:formula="of:=[$master.AC24]" office:value-type="string" office:string-value="USA">
            <text:p>USA</text:p>
          </table:table-cell>
          <table:table-cell table:formula="of:=[$master.L24]" office:value-type="string" office:string-value="Director, Legal">
            <text:p>Director, Legal</text:p>
          </table:table-cell>
          <table:table-cell table:style-name="ce15" table:formula="of:=[$master.E24]" office:value-type="date" office:date-value="1960-10-01">
            <text:p>1960-10-01</text:p>
          </table:table-cell>
          <table:table-cell table:formula="of:=[$master.O24]" office:value-type="string" office:string-value="Legal">
            <text:p>Legal</text:p>
          </table:table-cell>
          <table:table-cell table:formula="of:=[$master.K24]" office:value-type="string" office:string-value="Swift Construction Company">
            <text:p>Swift Construction Company</text:p>
          </table:table-cell>
          <table:table-cell table:formula="of:=[$master.Q24]" office:value-type="string" office:string-value="Barton Swift">
            <text:p>Barton Swift</text:p>
          </table:table-cell>
          <table:table-cell table:formula="of:=[$master.N24]" office:value-type="string" office:string-value="Management 11">
            <text:p>Management 11</text:p>
          </table:table-cell>
          <table:table-cell table:formula="of:=[$master.H24]" office:value-type="string" office:string-value="Manager">
            <text:p>Manager</text:p>
          </table:table-cell>
          <table:table-cell table:formula="of:=[$master.G24]" office:value-type="string" office:string-value="appleton">
            <text:p>appleton</text:p>
          </table:table-cell>
        </table:table-row>
        <table:table-row table:style-name="ro2" table:number-rows-repeated="1048552">
          <table:table-cell table:number-columns-repeated="19"/>
        </table:table-row>
        <table:table-row table:style-name="ro2">
          <table:table-cell table:number-columns-repeated="19"/>
        </table:table-row>
        <table:named-expressions/>
      </table:table>
      <table:table table:name="weberp" table:style-name="ta3" table:print-ranges="weberp.A1:weberp.E23">
        <table:table-column table:style-name="co35" table:default-cell-style-name="Excel_20_Built-in_20_Normal"/>
        <table:table-column table:style-name="co7" table:default-cell-style-name="Excel_20_Built-in_20_Normal"/>
        <table:table-column table:style-name="co24" table:default-cell-style-name="Excel_20_Built-in_20_Normal"/>
        <table:table-column table:style-name="co43" table:default-cell-style-name="Excel_20_Built-in_20_Normal"/>
        <table:table-column table:style-name="co13" table:default-cell-style-name="Excel_20_Built-in_20_Normal"/>
        <table:table-column table:style-name="co44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21" table:default-cell-style-name="Excel_20_Built-in_20_Normal"/>
        <table:table-column table:style-name="co49" table:default-cell-style-name="Excel_20_Built-in_20_Normal"/>
        <table:table-column table:style-name="co50" table:default-cell-style-name="Excel_20_Built-in_20_Normal"/>
        <table:table-column table:style-name="co51" table:default-cell-style-name="Excel_20_Built-in_20_Normal"/>
        <table:table-column table:style-name="co52" table:default-cell-style-name="Excel_20_Built-in_20_Normal"/>
        <table:table-column table:style-name="co15" table:default-cell-style-name="Excel_20_Built-in_20_Normal"/>
        <table:table-column table:style-name="co53" table:default-cell-style-name="Excel_20_Built-in_20_Normal"/>
        <table:table-column table:style-name="co54" table:default-cell-style-name="Excel_20_Built-in_20_Normal"/>
        <table:table-column table:style-name="co6" table:default-cell-style-name="Excel_20_Built-in_20_Normal"/>
        <table:table-column table:style-name="co55" table:default-cell-style-name="Excel_20_Built-in_20_Normal"/>
        <table:table-column table:style-name="co53" table:default-cell-style-name="Excel_20_Built-in_20_Normal"/>
        <table:table-column table:style-name="co56" table:default-cell-style-name="Excel_20_Built-in_20_Normal"/>
        <table:table-column table:style-name="co29" table:number-columns-repeated="230" table:default-cell-style-name="Excel_20_Built-in_20_Normal"/>
        <table:table-row table:style-name="ro2">
          <table:table-cell office:value-type="string">
            <text:p>User login</text:p>
          </table:table-cell>
          <table:table-cell office:value-type="string">
            <text:p>Password</text:p>
          </table:table-cell>
          <table:table-cell office:value-type="string">
            <text:p>Fullname</text:p>
          </table:table-cell>
          <table:table-cell office:value-type="string">
            <text:p>Telephone Number</text:p>
          </table:table-cell>
          <table:table-cell office:value-type="string">
            <text:p>E-mail Address</text:p>
          </table:table-cell>
          <table:table-cell office:value-type="string">
            <text:p>Security Role</text:p>
          </table:table-cell>
          <table:table-cell office:value-type="string">
            <text:p>Default Location</text:p>
          </table:table-cell>
          <table:table-cell office:value-type="string">
            <text:p>Customer Code</text:p>
          </table:table-cell>
          <table:table-cell office:value-type="string">
            <text:p>Branch Code</text:p>
          </table:table-cell>
          <table:table-cell office:value-type="string">
            <text:p>Restrict to Sales Person</text:p>
          </table:table-cell>
          <table:table-cell office:value-type="string">
            <text:p>Report Page Size</text:p>
          </table:table-cell>
          <table:table-cell office:value-type="string">
            <text:p>Theme</text:p>
          </table:table-cell>
          <table:table-cell office:value-type="string">
            <text:p>Language</text:p>
          </table:table-cell>
          <table:table-cell office:value-type="string">
            <text:p>Display Orders options</text:p>
          </table:table-cell>
          <table:table-cell office:value-type="string">
            <text:p>Display Rcvbls options</text:p>
          </table:table-cell>
          <table:table-cell office:value-type="string">
            <text:p>Display Pybls options</text:p>
          </table:table-cell>
          <table:table-cell office:value-type="string">
            <text:p>Display Purch options</text:p>
          </table:table-cell>
          <table:table-cell office:value-type="string">
            <text:p>Display Inv options</text:p>
          </table:table-cell>
          <table:table-cell office:value-type="string">
            <text:p>Display Mfg options</text:p>
          </table:table-cell>
          <table:table-cell office:value-type="string">
            <text:p>Display GL options</text:p>
          </table:table-cell>
          <table:table-cell office:value-type="string">
            <text:p>Display Setup options</text:p>
          </table:table-cell>
          <table:table-cell office:value-type="string">
            <text:p>Account Status</text:p>
          </table:table-cell>
          <table:table-cell table:number-columns-repeated="230"/>
        </table:table-row>
        <table:table-row table:style-name="ro2">
          <table:table-cell table:formula="of:=[$master.F3]" office:value-type="string" office:string-value="bjenks">
            <text:p>bjenks</text:p>
          </table:table-cell>
          <table:table-cell table:formula="of:=[$master.G3]" office:value-type="string" office:string-value="appleton">
            <text:p>appleton</text:p>
          </table:table-cell>
          <table:table-cell table:formula="of:=CONCATENATE([$master.B3];&quot; &quot;;[master.C3])" office:value-type="string" office:string-value="Barcoe Jenks">
            <text:p>Barcoe Jenks</text:p>
          </table:table-cell>
          <table:table-cell table:formula="of:=[$master.W3]" office:value-type="string" office:string-value="1-315-123-4567">
            <text:p>1-315-123-4567</text:p>
          </table:table-cell>
          <table:table-cell table:formula="of:=[$master.M3]" office:value-type="string" office:string-value="bjenks@whizzer.local">
            <text:p>bjenks@whizzer.local</text:p>
          </table:table-cell>
          <table:table-cell office:value-type="string">
            <text:p>System Administrator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4]" office:value-type="string" office:string-value="bswift">
            <text:p>bswift</text:p>
          </table:table-cell>
          <table:table-cell table:formula="of:=[$master.G4]" office:value-type="string" office:string-value="appleton">
            <text:p>appleton</text:p>
          </table:table-cell>
          <table:table-cell table:formula="of:=CONCATENATE([$master.B4];&quot; &quot;;[master.C4])" office:value-type="string" office:string-value="Barton Swift">
            <text:p>Barton Swift</text:p>
          </table:table-cell>
          <table:table-cell table:formula="of:=[$master.W4]" office:value-type="string" office:string-value="1-315-123-4567">
            <text:p>1-315-123-4567</text:p>
          </table:table-cell>
          <table:table-cell table:formula="of:=[$master.M4]" office:value-type="string" office:string-value="bswift@whizzer.local">
            <text:p>bswift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5]" office:value-type="string" office:string-value="barmstrong">
            <text:p>barmstrong</text:p>
          </table:table-cell>
          <table:table-cell table:formula="of:=[$master.G5]" office:value-type="string" office:string-value="appleton">
            <text:p>appleton</text:p>
          </table:table-cell>
          <table:table-cell table:formula="of:=CONCATENATE([$master.B5];&quot; &quot;;[master.C5])" office:value-type="string" office:string-value="Bub Armstrong">
            <text:p>Bub Armstrong</text:p>
          </table:table-cell>
          <table:table-cell table:formula="of:=[$master.W5]" office:value-type="string" office:string-value="1-315-123-4567">
            <text:p>1-315-123-4567</text:p>
          </table:table-cell>
          <table:table-cell table:formula="of:=[$master.M5]" office:value-type="string" office:string-value="barmstrong@whizzer.local">
            <text:p>barmstrong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6]" office:value-type="string" office:string-value="fmason">
            <text:p>fmason</text:p>
          </table:table-cell>
          <table:table-cell table:formula="of:=[$master.G6]" office:value-type="string" office:string-value="appleton">
            <text:p>appleton</text:p>
          </table:table-cell>
          <table:table-cell table:formula="of:=CONCATENATE([$master.B6];&quot; &quot;;[master.C6])" office:value-type="string" office:string-value="Frank Mason">
            <text:p>Frank Mason</text:p>
          </table:table-cell>
          <table:table-cell table:formula="of:=[$master.W6]" office:value-type="string" office:string-value="1-315-123-4567">
            <text:p>1-315-123-4567</text:p>
          </table:table-cell>
          <table:table-cell table:formula="of:=[$master.M6]" office:value-type="string" office:string-value="fmason@whizzer.local">
            <text:p>fmason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7]" office:value-type="string" office:string-value="gjackson">
            <text:p>gjackson</text:p>
          </table:table-cell>
          <table:table-cell table:formula="of:=[$master.G7]" office:value-type="string" office:string-value="appleton">
            <text:p>appleton</text:p>
          </table:table-cell>
          <table:table-cell table:formula="of:=CONCATENATE([$master.B7];&quot; &quot;;[master.C7])" office:value-type="string" office:string-value="Garret Jackson">
            <text:p>Garret Jackson</text:p>
          </table:table-cell>
          <table:table-cell table:formula="of:=[$master.W7]" office:value-type="string" office:string-value="1-315-123-4567">
            <text:p>1-315-123-4567</text:p>
          </table:table-cell>
          <table:table-cell table:formula="of:=[$master.M7]" office:value-type="string" office:string-value="gjackson@whizzer.local">
            <text:p>gjackson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8]" office:value-type="string" office:string-value="hbaldwin">
            <text:p>hbaldwin</text:p>
          </table:table-cell>
          <table:table-cell table:formula="of:=[$master.G8]" office:value-type="string" office:string-value="appleton">
            <text:p>appleton</text:p>
          </table:table-cell>
          <table:table-cell table:formula="of:=CONCATENATE([$master.B8];&quot; &quot;;[master.C8])" office:value-type="string" office:string-value="Hank Baldwin">
            <text:p>Hank Baldwin</text:p>
          </table:table-cell>
          <table:table-cell table:formula="of:=[$master.W8]" office:value-type="string" office:string-value="1-315-123-4567">
            <text:p>1-315-123-4567</text:p>
          </table:table-cell>
          <table:table-cell table:formula="of:=[$master.M8]" office:value-type="string" office:string-value="hbaldwin@whizzer.local">
            <text:p>hbaldwin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9]" office:value-type="string" office:string-value="hrandall">
            <text:p>hrandall</text:p>
          </table:table-cell>
          <table:table-cell table:formula="of:=[$master.G9]" office:value-type="string" office:string-value="appleton">
            <text:p>appleton</text:p>
          </table:table-cell>
          <table:table-cell table:formula="of:=CONCATENATE([$master.B9];&quot; &quot;;[master.C9])" office:value-type="string" office:string-value="Helen Randall">
            <text:p>Helen Randall</text:p>
          </table:table-cell>
          <table:table-cell table:formula="of:=[$master.W9]" office:value-type="string" office:string-value="1-315-123-4567">
            <text:p>1-315-123-4567</text:p>
          </table:table-cell>
          <table:table-cell table:formula="of:=[$master.M9]" office:value-type="string" office:string-value="hrandall@whizzer.local">
            <text:p>hrandall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10]" office:value-type="string" office:string-value="jwood">
            <text:p>jwood</text:p>
          </table:table-cell>
          <table:table-cell table:formula="of:=[$master.G10]" office:value-type="string" office:string-value="appleton">
            <text:p>appleton</text:p>
          </table:table-cell>
          <table:table-cell table:formula="of:=CONCATENATE([$master.B10];&quot; &quot;;[master.C10])" office:value-type="string" office:string-value="Jacab Wood">
            <text:p>Jacab Wood</text:p>
          </table:table-cell>
          <table:table-cell table:formula="of:=[$master.W10]" office:value-type="string" office:string-value="1-315-123-4567">
            <text:p>1-315-123-4567</text:p>
          </table:table-cell>
          <table:table-cell table:formula="of:=[$master.M10]" office:value-type="string" office:string-value="jwood@whizzer.local">
            <text:p>jwood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11]" office:value-type="string" office:string-value="jperiod">
            <text:p>jperiod</text:p>
          </table:table-cell>
          <table:table-cell table:formula="of:=[$master.G11]" office:value-type="string" office:string-value="appleton">
            <text:p>appleton</text:p>
          </table:table-cell>
          <table:table-cell table:formula="of:=CONCATENATE([$master.B11];&quot; &quot;;[master.C11])" office:value-type="string" office:string-value="James Period">
            <text:p>James Period</text:p>
          </table:table-cell>
          <table:table-cell table:formula="of:=[$master.W11]" office:value-type="string" office:string-value="1-315-123-4567">
            <text:p>1-315-123-4567</text:p>
          </table:table-cell>
          <table:table-cell table:formula="of:=[$master.M11]" office:value-type="string" office:string-value="jperiod@whizzer.local">
            <text:p>jperiod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12]" office:value-type="string" office:string-value="jhaddon">
            <text:p>jhaddon</text:p>
          </table:table-cell>
          <table:table-cell table:formula="of:=[$master.G12]" office:value-type="string" office:string-value="appleton">
            <text:p>appleton</text:p>
          </table:table-cell>
          <table:table-cell table:formula="of:=CONCATENATE([$master.B12];&quot; &quot;;[master.C12])" office:value-type="string" office:string-value="Jennie Haddon">
            <text:p>Jennie Haddon</text:p>
          </table:table-cell>
          <table:table-cell table:formula="of:=[$master.W12]" office:value-type="string" office:string-value="1-315-123-4567">
            <text:p>1-315-123-4567</text:p>
          </table:table-cell>
          <table:table-cell table:formula="of:=[$master.M12]" office:value-type="string" office:string-value="jhaddon@whizzer.local">
            <text:p>jhaddon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13]" office:value-type="string" office:string-value="jmorse">
            <text:p>jmorse</text:p>
          </table:table-cell>
          <table:table-cell table:formula="of:=[$master.G13]" office:value-type="string" office:string-value="appleton">
            <text:p>appleton</text:p>
          </table:table-cell>
          <table:table-cell table:formula="of:=CONCATENATE([$master.B13];&quot; &quot;;[master.C13])" office:value-type="string" office:string-value="Jennie Morse">
            <text:p>Jennie Morse</text:p>
          </table:table-cell>
          <table:table-cell table:formula="of:=[$master.W13]" office:value-type="string" office:string-value="1-315-123-4567">
            <text:p>1-315-123-4567</text:p>
          </table:table-cell>
          <table:table-cell table:formula="of:=[$master.M13]" office:value-type="string" office:string-value="jmorse@whizzer.local">
            <text:p>jmorse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14]" office:value-type="string" office:string-value="jsharp">
            <text:p>jsharp</text:p>
          </table:table-cell>
          <table:table-cell table:formula="of:=[$master.G14]" office:value-type="string" office:string-value="appleton">
            <text:p>appleton</text:p>
          </table:table-cell>
          <table:table-cell table:formula="of:=CONCATENATE([$master.B14];&quot; &quot;;[master.C14])" office:value-type="string" office:string-value="John Sharp">
            <text:p>John Sharp</text:p>
          </table:table-cell>
          <table:table-cell table:formula="of:=[$master.W14]" office:value-type="string" office:string-value="1-315-123-4567">
            <text:p>1-315-123-4567</text:p>
          </table:table-cell>
          <table:table-cell table:formula="of:=[$master.M14]" office:value-type="string" office:string-value="jsharp@whizzer.local">
            <text:p>jsharp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15]" office:value-type="string" office:string-value="mbaggert">
            <text:p>mbaggert</text:p>
          </table:table-cell>
          <table:table-cell table:formula="of:=[$master.G15]" office:value-type="string" office:string-value="appleton">
            <text:p>appleton</text:p>
          </table:table-cell>
          <table:table-cell table:formula="of:=CONCATENATE([$master.B15];&quot; &quot;;[master.C15])" office:value-type="string" office:string-value="Martha Baggert">
            <text:p>Martha Baggert</text:p>
          </table:table-cell>
          <table:table-cell table:formula="of:=[$master.W15]" office:value-type="string" office:string-value="1-315-123-4567">
            <text:p>1-315-123-4567</text:p>
          </table:table-cell>
          <table:table-cell table:formula="of:=[$master.M15]" office:value-type="string" office:string-value="mbaggert@whizzer.local">
            <text:p>mbaggert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16]" office:value-type="string" office:string-value="mnestor">
            <text:p>mnestor</text:p>
          </table:table-cell>
          <table:table-cell table:formula="of:=[$master.G16]" office:value-type="string" office:string-value="appleton">
            <text:p>appleton</text:p>
          </table:table-cell>
          <table:table-cell table:formula="of:=CONCATENATE([$master.B16];&quot; &quot;;[master.C16])" office:value-type="string" office:string-value="Mary Nestor">
            <text:p>Mary Nestor</text:p>
          </table:table-cell>
          <table:table-cell table:formula="of:=[$master.W16]" office:value-type="string" office:string-value="1-315-123-4567">
            <text:p>1-315-123-4567</text:p>
          </table:table-cell>
          <table:table-cell table:formula="of:=[$master.M16]" office:value-type="string" office:string-value="mnestor@whizzer.local">
            <text:p>mnestor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17]" office:value-type="string" office:string-value="mblair">
            <text:p>mblair</text:p>
          </table:table-cell>
          <table:table-cell table:formula="of:=[$master.G17]" office:value-type="string" office:string-value="appleton">
            <text:p>appleton</text:p>
          </table:table-cell>
          <table:table-cell table:formula="of:=CONCATENATE([$master.B17];&quot; &quot;;[master.C17])" office:value-type="string" office:string-value="Minnie Blair">
            <text:p>Minnie Blair</text:p>
          </table:table-cell>
          <table:table-cell table:formula="of:=[$master.W17]" office:value-type="string" office:string-value="1-315-123-4567">
            <text:p>1-315-123-4567</text:p>
          </table:table-cell>
          <table:table-cell table:formula="of:=[$master.M17]" office:value-type="string" office:string-value="mblair@whizzer.local">
            <text:p>mblair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18]" office:value-type="string" office:string-value="mdelazes">
            <text:p>mdelazes</text:p>
          </table:table-cell>
          <table:table-cell table:formula="of:=[$master.G18]" office:value-type="string" office:string-value="appleton">
            <text:p>appleton</text:p>
          </table:table-cell>
          <table:table-cell table:formula="of:=CONCATENATE([$master.B18];&quot; &quot;;[master.C18])" office:value-type="string" office:string-value="Miquel DeLazes">
            <text:p>Miquel DeLazes</text:p>
          </table:table-cell>
          <table:table-cell table:formula="of:=[$master.W18]" office:value-type="string" office:string-value="1-315-123-4567">
            <text:p>1-315-123-4567</text:p>
          </table:table-cell>
          <table:table-cell table:formula="of:=[$master.M18]" office:value-type="string" office:string-value="mdelazes@whizzer.local">
            <text:p>mdelazes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19]" office:value-type="string" office:string-value="nnewton">
            <text:p>nnewton</text:p>
          </table:table-cell>
          <table:table-cell table:formula="of:=[$master.G19]" office:value-type="string" office:string-value="appleton">
            <text:p>appleton</text:p>
          </table:table-cell>
          <table:table-cell table:formula="of:=CONCATENATE([$master.B19];&quot; &quot;;[master.C19])" office:value-type="string" office:string-value="Ned Newton">
            <text:p>Ned Newton</text:p>
          </table:table-cell>
          <table:table-cell table:formula="of:=[$master.W19]" office:value-type="string" office:string-value="1-315-123-4567">
            <text:p>1-315-123-4567</text:p>
          </table:table-cell>
          <table:table-cell table:formula="of:=[$master.M19]" office:value-type="string" office:string-value="nnewton@whizzer.local">
            <text:p>nnewton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20]" office:value-type="string" office:string-value="rsampson">
            <text:p>rsampson</text:p>
          </table:table-cell>
          <table:table-cell table:formula="of:=[$master.G20]" office:value-type="string" office:string-value="appleton">
            <text:p>appleton</text:p>
          </table:table-cell>
          <table:table-cell table:formula="of:=CONCATENATE([$master.B20];&quot; &quot;;[master.C20])" office:value-type="string" office:string-value="Rad Sampson">
            <text:p>Rad Sampson</text:p>
          </table:table-cell>
          <table:table-cell table:formula="of:=[$master.W20]" office:value-type="string" office:string-value="1-315-123-4567">
            <text:p>1-315-123-4567</text:p>
          </table:table-cell>
          <table:table-cell table:formula="of:=[$master.M20]" office:value-type="string" office:string-value="rsampson@whizzer.local">
            <text:p>rsampson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21]" office:value-type="string" office:string-value="smalloy">
            <text:p>smalloy</text:p>
          </table:table-cell>
          <table:table-cell table:formula="of:=[$master.G21]" office:value-type="string" office:string-value="appleton">
            <text:p>appleton</text:p>
          </table:table-cell>
          <table:table-cell table:formula="of:=CONCATENATE([$master.B21];&quot; &quot;;[master.C21])" office:value-type="string" office:string-value="Sarah Malloy">
            <text:p>Sarah Malloy</text:p>
          </table:table-cell>
          <table:table-cell table:formula="of:=[$master.W21]" office:value-type="string" office:string-value="1-315-123-4567">
            <text:p>1-315-123-4567</text:p>
          </table:table-cell>
          <table:table-cell table:formula="of:=[$master.M21]" office:value-type="string" office:string-value="smalloy@whizzer.local">
            <text:p>smalloy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22]" office:value-type="string" office:string-value="tswift">
            <text:p>tswift</text:p>
          </table:table-cell>
          <table:table-cell table:formula="of:=[$master.G22]" office:value-type="string" office:string-value="appleton">
            <text:p>appleton</text:p>
          </table:table-cell>
          <table:table-cell table:formula="of:=CONCATENATE([$master.B22];&quot; &quot;;[master.C22])" office:value-type="string" office:string-value="Tom Swift">
            <text:p>Tom Swift</text:p>
          </table:table-cell>
          <table:table-cell table:formula="of:=[$master.W22]" office:value-type="string" office:string-value="1-315-123-4567">
            <text:p>1-315-123-4567</text:p>
          </table:table-cell>
          <table:table-cell table:formula="of:=[$master.M22]" office:value-type="string" office:string-value="tswift@whizzer.local">
            <text:p>tswift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style-name="Default"/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23]" office:value-type="string" office:string-value="wdamon">
            <text:p>wdamon</text:p>
          </table:table-cell>
          <table:table-cell table:formula="of:=[$master.G23]" office:value-type="string" office:string-value="appleton">
            <text:p>appleton</text:p>
          </table:table-cell>
          <table:table-cell table:formula="of:=CONCATENATE([$master.B23];&quot; &quot;;[master.C23])" office:value-type="string" office:string-value="Wakefield Damon">
            <text:p>Wakefield Damon</text:p>
          </table:table-cell>
          <table:table-cell table:formula="of:=[$master.W23]" office:value-type="string" office:string-value="1-315-123-4567">
            <text:p>1-315-123-4567</text:p>
          </table:table-cell>
          <table:table-cell table:formula="of:=[$master.M23]" office:value-type="string" office:string-value="wdamon@whizzer.local">
            <text:p>wdamon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formula="of:=CONCATENATE([master.G25];&quot; &quot;;[master.H25])" office:value-type="string" office:string-value=" ">
            <text:p><text:s/></text:p>
          </table:table-cell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>
          <table:table-cell table:formula="of:=[$master.F24]" office:value-type="string" office:string-value="wcrawford">
            <text:p>wcrawford</text:p>
          </table:table-cell>
          <table:table-cell table:formula="of:=[$master.G24]" office:value-type="string" office:string-value="appleton">
            <text:p>appleton</text:p>
          </table:table-cell>
          <table:table-cell table:formula="of:=CONCATENATE([$master.B24];&quot; &quot;;[master.C24])" office:value-type="string" office:string-value="William Crawford">
            <text:p>William Crawford</text:p>
          </table:table-cell>
          <table:table-cell table:formula="of:=[$master.W24]" office:value-type="string" office:string-value="1-315-123-4567">
            <text:p>1-315-123-4567</text:p>
          </table:table-cell>
          <table:table-cell table:formula="of:=[$master.M24]" office:value-type="string" office:string-value="wcrawford@whizzer.local">
            <text:p>wcrawford@whizzer.local</text:p>
          </table:table-cell>
          <table:table-cell office:value-type="string">
            <text:p>Inquiries/Order Entry</text:p>
          </table:table-cell>
          <table:table-cell office:value-type="string">
            <text:p>Shopton</text:p>
          </table:table-cell>
          <table:table-cell/>
          <table:table-cell table:formula="of:=CONCATENATE([master.G26];&quot; &quot;;[master.H26])" office:value-type="string" office:string-value=" ">
            <text:p><text:s/></text:p>
          </table:table-cell>
          <table:table-cell office:value-type="string">
            <text:p>Not a sales person only login</text:p>
          </table:table-cell>
          <table:table-cell office:value-type="string">
            <text:p>Letter</text:p>
          </table:table-cell>
          <table:table-cell office:value-type="string">
            <text:p>professional</text:p>
          </table:table-cell>
          <table:table-cell office:value-type="string">
            <text:p>en_GB</text:p>
          </table:table-cell>
          <table:table-cell table:number-columns-repeated="8" office:value-type="string">
            <text:p>Yes</text:p>
          </table:table-cell>
          <table:table-cell office:value-type="string">
            <text:p>Open</text:p>
          </table:table-cell>
          <table:table-cell table:number-columns-repeated="230"/>
        </table:table-row>
        <table:table-row table:style-name="ro2" table:number-rows-repeated="1048551">
          <table:table-cell table:number-columns-repeated="252"/>
        </table:table-row>
        <table:table-row table:style-name="ro3">
          <table:table-cell table:number-columns-repeated="252"/>
        </table:table-row>
        <table:table-row table:style-name="ro3">
          <table:table-cell table:number-columns-repeated="252"/>
        </table:table-row>
        <table:named-expressions/>
      </table:table>
      <table:table table:name="opendocman" table:style-name="ta2">
        <table:table-column table:style-name="co37" table:default-cell-style-name="Default"/>
        <table:table-column table:style-name="co7" table:default-cell-style-name="Default"/>
        <table:table-column table:style-name="co35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14" table:default-cell-style-name="Default"/>
        <table:table-row table:style-name="ro2">
          <table:table-cell office:value-type="string">
            <text:p>Last Name</text:p>
          </table:table-cell>
          <table:table-cell office:value-type="string">
            <text:p>First Name</text:p>
          </table:table-cell>
          <table:table-cell office:value-type="string">
            <text:p>Username</text:p>
          </table:table-cell>
          <table:table-cell office:value-type="string">
            <text:p>Phone Number</text:p>
          </table:table-cell>
          <table:table-cell office:value-type="string">
            <text:p>Email</text:p>
          </table:table-cell>
          <table:table-cell office:value-type="string">
            <text:p>Department</text:p>
          </table:table-cell>
          <table:table-cell office:value-type="string">
            <text:p>Admin</text:p>
          </table:table-cell>
          <table:table-cell office:value-type="string">
            <text:p>Reviewer</text:p>
          </table:table-cell>
          <table:table-cell office:value-type="string">
            <text:p>Reviewer Department(s)</text:p>
          </table:table-cell>
        </table:table-row>
        <table:table-row table:style-name="ro2">
          <table:table-cell table:formula="of:=[$master.C3]" office:value-type="string" office:string-value="Jenks">
            <text:p>Jenks</text:p>
          </table:table-cell>
          <table:table-cell table:formula="of:=[$master.B3]" office:value-type="string" office:string-value="Barcoe">
            <text:p>Barcoe</text:p>
          </table:table-cell>
          <table:table-cell table:formula="of:=[$master.F3]" office:value-type="string" office:string-value="bjenks">
            <text:p>bjenks</text:p>
          </table:table-cell>
          <table:table-cell table:formula="of:=[$master.W3]" office:value-type="string" office:string-value="1-315-123-4567">
            <text:p>1-315-123-4567</text:p>
          </table:table-cell>
          <table:table-cell table:formula="of:=[$master.M3]" office:value-type="string" office:string-value="bjenks@whizzer.local">
            <text:p>bjenks@whizzer.local</text:p>
          </table:table-cell>
          <table:table-cell table:formula="of:=[$master.O3]" office:value-type="string" office:string-value="Engineering">
            <text:p>Enginee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2">
          <table:table-cell table:formula="of:=[$master.C4]" office:value-type="string" office:string-value="Swift">
            <text:p>Swift</text:p>
          </table:table-cell>
          <table:table-cell table:formula="of:=[$master.B4]" office:value-type="string" office:string-value="Barton">
            <text:p>Barton</text:p>
          </table:table-cell>
          <table:table-cell table:formula="of:=[$master.F4]" office:value-type="string" office:string-value="bswift">
            <text:p>bswift</text:p>
          </table:table-cell>
          <table:table-cell table:formula="of:=[$master.W4]" office:value-type="string" office:string-value="1-315-123-4567">
            <text:p>1-315-123-4567</text:p>
          </table:table-cell>
          <table:table-cell table:formula="of:=[$master.M4]" office:value-type="string" office:string-value="bswift@whizzer.local">
            <text:p>bswift@whizzer.local</text:p>
          </table:table-cell>
          <table:table-cell table:formula="of:=[$master.O4]" office:value-type="string" office:string-value="Management">
            <text:p>Management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uman Resources</text:p>
          </table:table-cell>
        </table:table-row>
        <table:table-row table:style-name="ro2">
          <table:table-cell table:formula="of:=[$master.C5]" office:value-type="string" office:string-value="Armstrong">
            <text:p>Armstrong</text:p>
          </table:table-cell>
          <table:table-cell table:formula="of:=[$master.B5]" office:value-type="string" office:string-value="Bub">
            <text:p>Bub</text:p>
          </table:table-cell>
          <table:table-cell table:formula="of:=[$master.F5]" office:value-type="string" office:string-value="barmstrong">
            <text:p>barmstrong</text:p>
          </table:table-cell>
          <table:table-cell table:formula="of:=[$master.W5]" office:value-type="string" office:string-value="1-315-123-4567">
            <text:p>1-315-123-4567</text:p>
          </table:table-cell>
          <table:table-cell table:formula="of:=[$master.M5]" office:value-type="string" office:string-value="barmstrong@whizzer.local">
            <text:p>barmstrong@whizzer.local</text:p>
          </table:table-cell>
          <table:table-cell table:formula="of:=[$master.O5]" office:value-type="string" office:string-value="Engineering">
            <text:p>Enginee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2">
          <table:table-cell table:formula="of:=[$master.C6]" office:value-type="string" office:string-value="Mason">
            <text:p>Mason</text:p>
          </table:table-cell>
          <table:table-cell table:formula="of:=[$master.B6]" office:value-type="string" office:string-value="Frank">
            <text:p>Frank</text:p>
          </table:table-cell>
          <table:table-cell table:formula="of:=[$master.F6]" office:value-type="string" office:string-value="fmason">
            <text:p>fmason</text:p>
          </table:table-cell>
          <table:table-cell table:formula="of:=[$master.W6]" office:value-type="string" office:string-value="1-315-123-4567">
            <text:p>1-315-123-4567</text:p>
          </table:table-cell>
          <table:table-cell table:formula="of:=[$master.M6]" office:value-type="string" office:string-value="fmason@whizzer.local">
            <text:p>fmason@whizzer.local</text:p>
          </table:table-cell>
          <table:table-cell table:formula="of:=[$master.O6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facturing</text:p>
          </table:table-cell>
        </table:table-row>
        <table:table-row table:style-name="ro2">
          <table:table-cell table:formula="of:=[$master.C7]" office:value-type="string" office:string-value="Jackson">
            <text:p>Jackson</text:p>
          </table:table-cell>
          <table:table-cell table:formula="of:=[$master.B7]" office:value-type="string" office:string-value="Garret">
            <text:p>Garret</text:p>
          </table:table-cell>
          <table:table-cell table:formula="of:=[$master.F7]" office:value-type="string" office:string-value="gjackson">
            <text:p>gjackson</text:p>
          </table:table-cell>
          <table:table-cell table:formula="of:=[$master.W7]" office:value-type="string" office:string-value="1-315-123-4567">
            <text:p>1-315-123-4567</text:p>
          </table:table-cell>
          <table:table-cell table:formula="of:=[$master.M7]" office:value-type="string" office:string-value="gjackson@whizzer.local">
            <text:p>gjackson@whizzer.local</text:p>
          </table:table-cell>
          <table:table-cell table:formula="of:=[$master.O7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Legal</text:p>
          </table:table-cell>
        </table:table-row>
        <table:table-row table:style-name="ro2">
          <table:table-cell table:formula="of:=[$master.C8]" office:value-type="string" office:string-value="Baldwin">
            <text:p>Baldwin</text:p>
          </table:table-cell>
          <table:table-cell table:formula="of:=[$master.B8]" office:value-type="string" office:string-value="Hank">
            <text:p>Hank</text:p>
          </table:table-cell>
          <table:table-cell table:formula="of:=[$master.F8]" office:value-type="string" office:string-value="hbaldwin">
            <text:p>hbaldwin</text:p>
          </table:table-cell>
          <table:table-cell table:formula="of:=[$master.W8]" office:value-type="string" office:string-value="1-315-123-4567">
            <text:p>1-315-123-4567</text:p>
          </table:table-cell>
          <table:table-cell table:formula="of:=[$master.M8]" office:value-type="string" office:string-value="hbaldwin@whizzer.local">
            <text:p>hbaldwin@whizzer.local</text:p>
          </table:table-cell>
          <table:table-cell table:formula="of:=[$master.O8]" office:value-type="string" office:string-value="Manufacturing">
            <text:p>Manufactu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2">
          <table:table-cell table:formula="of:=[$master.C9]" office:value-type="string" office:string-value="Randall">
            <text:p>Randall</text:p>
          </table:table-cell>
          <table:table-cell table:formula="of:=[$master.B9]" office:value-type="string" office:string-value="Helen">
            <text:p>Helen</text:p>
          </table:table-cell>
          <table:table-cell table:formula="of:=[$master.F9]" office:value-type="string" office:string-value="hrandall">
            <text:p>hrandall</text:p>
          </table:table-cell>
          <table:table-cell table:formula="of:=[$master.W9]" office:value-type="string" office:string-value="1-315-123-4567">
            <text:p>1-315-123-4567</text:p>
          </table:table-cell>
          <table:table-cell table:formula="of:=[$master.M9]" office:value-type="string" office:string-value="hrandall@whizzer.local">
            <text:p>hrandall@whizzer.local</text:p>
          </table:table-cell>
          <table:table-cell table:formula="of:=[$master.O9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2">
          <table:table-cell table:formula="of:=[$master.C10]" office:value-type="string" office:string-value="Wood">
            <text:p>Wood</text:p>
          </table:table-cell>
          <table:table-cell table:formula="of:=[$master.B10]" office:value-type="string" office:string-value="Jacab">
            <text:p>Jacab</text:p>
          </table:table-cell>
          <table:table-cell table:formula="of:=[$master.F10]" office:value-type="string" office:string-value="jwood">
            <text:p>jwood</text:p>
          </table:table-cell>
          <table:table-cell table:formula="of:=[$master.W10]" office:value-type="string" office:string-value="1-315-123-4567">
            <text:p>1-315-123-4567</text:p>
          </table:table-cell>
          <table:table-cell table:formula="of:=[$master.M10]" office:value-type="string" office:string-value="jwood@whizzer.local">
            <text:p>jwood@whizzer.local</text:p>
          </table:table-cell>
          <table:table-cell table:formula="of:=[$master.O10]" office:value-type="string" office:string-value="Sales &amp; Marketing">
            <text:p>Sales &amp; Market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2">
          <table:table-cell table:formula="of:=[$master.C11]" office:value-type="string" office:string-value="Period">
            <text:p>Period</text:p>
          </table:table-cell>
          <table:table-cell table:formula="of:=[$master.B11]" office:value-type="string" office:string-value="James">
            <text:p>James</text:p>
          </table:table-cell>
          <table:table-cell table:formula="of:=[$master.F11]" office:value-type="string" office:string-value="jperiod">
            <text:p>jperiod</text:p>
          </table:table-cell>
          <table:table-cell table:formula="of:=[$master.W11]" office:value-type="string" office:string-value="1-315-123-4567">
            <text:p>1-315-123-4567</text:p>
          </table:table-cell>
          <table:table-cell table:formula="of:=[$master.M11]" office:value-type="string" office:string-value="jperiod@whizzer.local">
            <text:p>jperiod@whizzer.local</text:p>
          </table:table-cell>
          <table:table-cell table:formula="of:=[$master.O11]" office:value-type="string" office:string-value="Sales &amp; Marketing">
            <text:p>Sales &amp; Market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2">
          <table:table-cell table:formula="of:=[$master.C12]" office:value-type="string" office:string-value="Haddon">
            <text:p>Haddon</text:p>
          </table:table-cell>
          <table:table-cell table:formula="of:=[$master.B12]" office:value-type="string" office:string-value="Jennie">
            <text:p>Jennie</text:p>
          </table:table-cell>
          <table:table-cell table:formula="of:=[$master.F12]" office:value-type="string" office:string-value="jhaddon">
            <text:p>jhaddon</text:p>
          </table:table-cell>
          <table:table-cell table:formula="of:=[$master.W12]" office:value-type="string" office:string-value="1-315-123-4567">
            <text:p>1-315-123-4567</text:p>
          </table:table-cell>
          <table:table-cell table:formula="of:=[$master.M12]" office:value-type="string" office:string-value="jhaddon@whizzer.local">
            <text:p>jhaddon@whizzer.local</text:p>
          </table:table-cell>
          <table:table-cell table:formula="of:=[$master.O12]" office:value-type="string" office:string-value="Manufacturing">
            <text:p>Manufacturing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2">
          <table:table-cell table:formula="of:=[$master.C13]" office:value-type="string" office:string-value="Morse">
            <text:p>Morse</text:p>
          </table:table-cell>
          <table:table-cell table:formula="of:=[$master.B13]" office:value-type="string" office:string-value="Jennie">
            <text:p>Jennie</text:p>
          </table:table-cell>
          <table:table-cell table:formula="of:=[$master.F13]" office:value-type="string" office:string-value="jmorse">
            <text:p>jmorse</text:p>
          </table:table-cell>
          <table:table-cell table:formula="of:=[$master.W13]" office:value-type="string" office:string-value="1-315-123-4567">
            <text:p>1-315-123-4567</text:p>
          </table:table-cell>
          <table:table-cell table:formula="of:=[$master.M13]" office:value-type="string" office:string-value="jmorse@whizzer.local">
            <text:p>jmorse@whizzer.local</text:p>
          </table:table-cell>
          <table:table-cell table:formula="of:=[$master.O13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2">
          <table:table-cell table:formula="of:=[$master.C14]" office:value-type="string" office:string-value="Sharp">
            <text:p>Sharp</text:p>
          </table:table-cell>
          <table:table-cell table:formula="of:=[$master.B14]" office:value-type="string" office:string-value="John">
            <text:p>John</text:p>
          </table:table-cell>
          <table:table-cell table:formula="of:=[$master.F14]" office:value-type="string" office:string-value="jsharp">
            <text:p>jsharp</text:p>
          </table:table-cell>
          <table:table-cell table:formula="of:=[$master.W14]" office:value-type="string" office:string-value="1-315-123-4567">
            <text:p>1-315-123-4567</text:p>
          </table:table-cell>
          <table:table-cell table:formula="of:=[$master.M14]" office:value-type="string" office:string-value="jsharp@whizzer.local">
            <text:p>jsharp@whizzer.local</text:p>
          </table:table-cell>
          <table:table-cell table:formula="of:=[$master.O14]" office:value-type="string" office:string-value="Product Management">
            <text:p>Product Management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2">
          <table:table-cell table:formula="of:=[$master.C15]" office:value-type="string" office:string-value="Baggert">
            <text:p>Baggert</text:p>
          </table:table-cell>
          <table:table-cell table:formula="of:=[$master.B15]" office:value-type="string" office:string-value="Martha">
            <text:p>Martha</text:p>
          </table:table-cell>
          <table:table-cell table:formula="of:=[$master.F15]" office:value-type="string" office:string-value="mbaggert">
            <text:p>mbaggert</text:p>
          </table:table-cell>
          <table:table-cell table:formula="of:=[$master.W15]" office:value-type="string" office:string-value="1-315-123-4567">
            <text:p>1-315-123-4567</text:p>
          </table:table-cell>
          <table:table-cell table:formula="of:=[$master.M15]" office:value-type="string" office:string-value="mbaggert@whizzer.local">
            <text:p>mbaggert@whizzer.local</text:p>
          </table:table-cell>
          <table:table-cell table:formula="of:=[$master.O15]" office:value-type="string" office:string-value="Human Resources">
            <text:p>Human Resources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2">
          <table:table-cell table:formula="of:=[$master.C16]" office:value-type="string" office:string-value="Nestor">
            <text:p>Nestor</text:p>
          </table:table-cell>
          <table:table-cell table:formula="of:=[$master.B16]" office:value-type="string" office:string-value="Mary">
            <text:p>Mary</text:p>
          </table:table-cell>
          <table:table-cell table:formula="of:=[$master.F16]" office:value-type="string" office:string-value="mnestor">
            <text:p>mnestor</text:p>
          </table:table-cell>
          <table:table-cell table:formula="of:=[$master.W16]" office:value-type="string" office:string-value="1-315-123-4567">
            <text:p>1-315-123-4567</text:p>
          </table:table-cell>
          <table:table-cell table:formula="of:=[$master.M16]" office:value-type="string" office:string-value="mnestor@whizzer.local">
            <text:p>mnestor@whizzer.local</text:p>
          </table:table-cell>
          <table:table-cell table:formula="of:=[$master.O16]" office:value-type="string" office:string-value="MIS/IT">
            <text:p>MIS/IT</text:p>
          </table:table-cell>
          <table:table-cell table:number-columns-repeated="2" office:value-type="string">
            <text:p>yes</text:p>
          </table:table-cell>
          <table:table-cell office:value-type="string">
            <text:p>MIS/IT</text:p>
          </table:table-cell>
        </table:table-row>
        <table:table-row table:style-name="ro2">
          <table:table-cell table:formula="of:=[$master.C17]" office:value-type="string" office:string-value="Blair">
            <text:p>Blair</text:p>
          </table:table-cell>
          <table:table-cell table:formula="of:=[$master.B17]" office:value-type="string" office:string-value="Minnie">
            <text:p>Minnie</text:p>
          </table:table-cell>
          <table:table-cell table:formula="of:=[$master.F17]" office:value-type="string" office:string-value="mblair">
            <text:p>mblair</text:p>
          </table:table-cell>
          <table:table-cell table:formula="of:=[$master.W17]" office:value-type="string" office:string-value="1-315-123-4567">
            <text:p>1-315-123-4567</text:p>
          </table:table-cell>
          <table:table-cell table:formula="of:=[$master.M17]" office:value-type="string" office:string-value="mblair@whizzer.local">
            <text:p>mblair@whizzer.local</text:p>
          </table:table-cell>
          <table:table-cell table:formula="of:=[$master.O17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Finance</text:p>
          </table:table-cell>
        </table:table-row>
        <table:table-row table:style-name="ro2">
          <table:table-cell table:formula="of:=[$master.C18]" office:value-type="string" office:string-value="DeLazes">
            <text:p>DeLazes</text:p>
          </table:table-cell>
          <table:table-cell table:formula="of:=[$master.B18]" office:value-type="string" office:string-value="Miquel">
            <text:p>Miquel</text:p>
          </table:table-cell>
          <table:table-cell table:formula="of:=[$master.F18]" office:value-type="string" office:string-value="mdelazes">
            <text:p>mdelazes</text:p>
          </table:table-cell>
          <table:table-cell table:formula="of:=[$master.W18]" office:value-type="string" office:string-value="1-315-123-4567">
            <text:p>1-315-123-4567</text:p>
          </table:table-cell>
          <table:table-cell table:formula="of:=[$master.M18]" office:value-type="string" office:string-value="mdelazes@whizzer.local">
            <text:p>mdelazes@whizzer.local</text:p>
          </table:table-cell>
          <table:table-cell table:formula="of:=[$master.O18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Sales &amp; Marketing</text:p>
          </table:table-cell>
        </table:table-row>
        <table:table-row table:style-name="ro2">
          <table:table-cell table:formula="of:=[$master.C19]" office:value-type="string" office:string-value="Newton">
            <text:p>Newton</text:p>
          </table:table-cell>
          <table:table-cell table:formula="of:=[$master.B19]" office:value-type="string" office:string-value="Ned">
            <text:p>Ned</text:p>
          </table:table-cell>
          <table:table-cell table:formula="of:=[$master.F19]" office:value-type="string" office:string-value="nnewton">
            <text:p>nnewton</text:p>
          </table:table-cell>
          <table:table-cell table:formula="of:=[$master.W19]" office:value-type="string" office:string-value="1-315-123-4567">
            <text:p>1-315-123-4567</text:p>
          </table:table-cell>
          <table:table-cell table:formula="of:=[$master.M19]" office:value-type="string" office:string-value="nnewton@whizzer.local">
            <text:p>nnewton@whizzer.local</text:p>
          </table:table-cell>
          <table:table-cell table:formula="of:=[$master.O19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2">
          <table:table-cell table:formula="of:=[$master.C20]" office:value-type="string" office:string-value="Sampson">
            <text:p>Sampson</text:p>
          </table:table-cell>
          <table:table-cell table:formula="of:=[$master.B20]" office:value-type="string" office:string-value="Rad">
            <text:p>Rad</text:p>
          </table:table-cell>
          <table:table-cell table:formula="of:=[$master.F20]" office:value-type="string" office:string-value="rsampson">
            <text:p>rsampson</text:p>
          </table:table-cell>
          <table:table-cell table:formula="of:=[$master.W20]" office:value-type="string" office:string-value="1-315-123-4567">
            <text:p>1-315-123-4567</text:p>
          </table:table-cell>
          <table:table-cell table:formula="of:=[$master.M20]" office:value-type="string" office:string-value="rsampson@whizzer.local">
            <text:p>rsampson@whizzer.local</text:p>
          </table:table-cell>
          <table:table-cell table:formula="of:=[$master.O20]" office:value-type="string" office:string-value="Quality">
            <text:p>Qual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Quality</text:p>
          </table:table-cell>
        </table:table-row>
        <table:table-row table:style-name="ro2">
          <table:table-cell table:formula="of:=[$master.C21]" office:value-type="string" office:string-value="Malloy">
            <text:p>Malloy</text:p>
          </table:table-cell>
          <table:table-cell table:formula="of:=[$master.B21]" office:value-type="string" office:string-value="Sarah">
            <text:p>Sarah</text:p>
          </table:table-cell>
          <table:table-cell table:formula="of:=[$master.F21]" office:value-type="string" office:string-value="smalloy">
            <text:p>smalloy</text:p>
          </table:table-cell>
          <table:table-cell table:formula="of:=[$master.W21]" office:value-type="string" office:string-value="1-315-123-4567">
            <text:p>1-315-123-4567</text:p>
          </table:table-cell>
          <table:table-cell table:formula="of:=[$master.M21]" office:value-type="string" office:string-value="smalloy@whizzer.local">
            <text:p>smalloy@whizzer.local</text:p>
          </table:table-cell>
          <table:table-cell table:formula="of:=[$master.O21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Product Management</text:p>
          </table:table-cell>
        </table:table-row>
        <table:table-row table:style-name="ro2">
          <table:table-cell table:formula="of:=[$master.C22]" office:value-type="string" office:string-value="Swift">
            <text:p>Swift</text:p>
          </table:table-cell>
          <table:table-cell table:formula="of:=[$master.B22]" office:value-type="string" office:string-value="Tom">
            <text:p>Tom</text:p>
          </table:table-cell>
          <table:table-cell table:formula="of:=[$master.F22]" office:value-type="string" office:string-value="tswift">
            <text:p>tswift</text:p>
          </table:table-cell>
          <table:table-cell table:formula="of:=[$master.W22]" office:value-type="string" office:string-value="1-315-123-4567">
            <text:p>1-315-123-4567</text:p>
          </table:table-cell>
          <table:table-cell table:formula="of:=[$master.M22]" office:value-type="string" office:string-value="tswift@whizzer.local">
            <text:p>tswift@whizzer.local</text:p>
          </table:table-cell>
          <table:table-cell table:formula="of:=[$master.O22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All EXCEPT Information Systems</text:p>
          </table:table-cell>
        </table:table-row>
        <table:table-row table:style-name="ro2">
          <table:table-cell table:formula="of:=[$master.C23]" office:value-type="string" office:string-value="Damon">
            <text:p>Damon</text:p>
          </table:table-cell>
          <table:table-cell table:formula="of:=[$master.B23]" office:value-type="string" office:string-value="Wakefield">
            <text:p>Wakefield</text:p>
          </table:table-cell>
          <table:table-cell table:formula="of:=[$master.F23]" office:value-type="string" office:string-value="wdamon">
            <text:p>wdamon</text:p>
          </table:table-cell>
          <table:table-cell table:formula="of:=[$master.W23]" office:value-type="string" office:string-value="1-315-123-4567">
            <text:p>1-315-123-4567</text:p>
          </table:table-cell>
          <table:table-cell table:formula="of:=[$master.M23]" office:value-type="string" office:string-value="wdamon@whizzer.local">
            <text:p>wdamon@whizzer.local</text:p>
          </table:table-cell>
          <table:table-cell table:formula="of:=[$master.O23]" office:value-type="string" office:string-value="Product Management">
            <text:p>Product Management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Engineering</text:p>
          </table:table-cell>
        </table:table-row>
        <table:table-row table:style-name="ro2">
          <table:table-cell table:formula="of:=[$master.C24]" office:value-type="string" office:string-value="Crawford">
            <text:p>Crawford</text:p>
          </table:table-cell>
          <table:table-cell table:formula="of:=[$master.B24]" office:value-type="string" office:string-value="William">
            <text:p>William</text:p>
          </table:table-cell>
          <table:table-cell table:formula="of:=[$master.F24]" office:value-type="string" office:string-value="wcrawford">
            <text:p>wcrawford</text:p>
          </table:table-cell>
          <table:table-cell table:formula="of:=[$master.W24]" office:value-type="string" office:string-value="1-315-123-4567">
            <text:p>1-315-123-4567</text:p>
          </table:table-cell>
          <table:table-cell table:formula="of:=[$master.M24]" office:value-type="string" office:string-value="wcrawford@whizzer.local">
            <text:p>wcrawford@whizzer.local</text:p>
          </table:table-cell>
          <table:table-cell table:formula="of:=[$master.O24]" office:value-type="string" office:string-value="Legal">
            <text:p>Legal</text:p>
          </table:table-cell>
          <table:table-cell table:number-columns-repeated="2" office:value-type="string">
            <text:p>no</text:p>
          </table:table-cell>
          <table:table-cell/>
        </table:table-row>
        <table:table-row table:style-name="ro2" table:number-rows-repeated="1048552">
          <table:table-cell table:number-columns-repeated="9"/>
        </table:table-row>
        <table:table-row table:style-name="ro2">
          <table:table-cell table:number-columns-repeated="9"/>
        </table:table-row>
        <table:named-expressions/>
      </table:table>
      <table:table table:name="maestro-yii" table:style-name="ta3" table:print-ranges="'maestro-yii'.A1:'maestro-yii'.H25">
        <table:table-column table:style-name="co57" table:number-columns-repeated="3" table:default-cell-style-name="Excel_20_Built-in_20_Normal"/>
        <table:table-column table:style-name="co58" table:default-cell-style-name="Excel_20_Built-in_20_Normal"/>
        <table:table-column table:style-name="co59" table:default-cell-style-name="Excel_20_Built-in_20_Normal"/>
        <table:table-column table:style-name="co60" table:default-cell-style-name="Excel_20_Built-in_20_Normal"/>
        <table:table-column table:style-name="co61" table:number-columns-repeated="250" table:default-cell-style-name="Excel_20_Built-in_20_Normal"/>
        <table:table-row table:style-name="ro2">
          <table:table-cell office:value-type="string">
            <text:p>username</text:p>
          </table:table-cell>
          <table:table-cell office:value-type="string">
            <text:p>status</text:p>
          </table:table-cell>
          <table:table-cell office:value-type="string">
            <text:p>password</text:p>
          </table:table-cell>
          <table:table-cell office:value-type="string">
            <text:p>email</text:p>
          </table:table-cell>
          <table:table-cell office:value-type="string">
            <text:p>nick</text:p>
          </table:table-cell>
          <table:table-cell office:value-type="string">
            <text:p>lname</text:p>
          </table:table-cell>
          <table:table-cell office:value-type="string">
            <text:p>fname</text:p>
          </table:table-cell>
          <table:table-cell office:value-type="string">
            <text:p>initial</text:p>
          </table:table-cell>
          <table:table-cell office:value-type="string">
            <text:p>profile</text:p>
          </table:table-cell>
          <table:table-cell table:number-columns-repeated="247"/>
        </table:table-row>
        <table:table-row table:style-name="ro2">
          <table:table-cell office:value-type="string">
            <office:annotation draw:style-name="gr2" draw:text-style-name="P2" svg:width="1.1413in" svg:height="0.7626in" svg:x="1.1374in" svg:y="0in" draw:caption-point-x="-0.2437in" draw:caption-point-y="0.2181in">
              <dc:date>2014-08-27T00:00:00</dc:date>
              <text:p text:style-name="P2"><text:span text:style-name="T3">Added to be consistent with Yii app skeleton</text:span></text:p>
            </office:annotation>
            <text:p>admin</text:p>
          </table:table-cell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 office:value-type="string">
            <text:p>admin@firefly.scc.loc</text:p>
          </table:table-cell>
          <table:table-cell office:value-type="string">
            <text:p>admin</text:p>
          </table:table-cell>
          <table:table-cell office:value-type="string">
            <text:p>Administrator</text:p>
          </table:table-cell>
          <table:table-cell office:value-type="string">
            <text:p>System</text:p>
          </table:table-cell>
          <table:table-cell table:formula="of:=CONCATENATE(LEFT([.G2];1);LEFT([.F2];1))" office:value-type="string" office:string-value="SA">
            <text:p>SA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2">
          <table:table-cell office:value-type="string">
            <office:annotation draw:style-name="gr2" draw:text-style-name="P2" svg:width="1.1413in" svg:height="0.7626in" svg:x="1.1374in" svg:y="0.2193in" draw:caption-point-x="-0.2437in" draw:caption-point-y="0.2126in">
              <dc:date>2014-08-27T00:00:00</dc:date>
              <text:p text:style-name="P2"><text:span text:style-name="T3">Added to be consistent with Yii app skeleton</text:span></text:p>
            </office:annotation>
            <text:p>demo</text:p>
          </table:table-cell>
          <table:table-cell office:value-type="float" office:value="1">
            <text:p>1</text:p>
          </table:table-cell>
          <table:table-cell office:value-type="string">
            <text:p>demo</text:p>
          </table:table-cell>
          <table:table-cell office:value-type="string">
            <text:p>demo@firefly.scc.loc</text:p>
          </table:table-cell>
          <table:table-cell office:value-type="string">
            <text:p>demo</text:p>
          </table:table-cell>
          <table:table-cell office:value-type="string">
            <text:p>User</text:p>
          </table:table-cell>
          <table:table-cell office:value-type="string">
            <text:p>Demo</text:p>
          </table:table-cell>
          <table:table-cell table:formula="of:=CONCATENATE(LEFT([.G3];1);LEFT([.F3];1))" office:value-type="string" office:string-value="DU">
            <text:p>DU</text:p>
          </table:table-cell>
          <table:table-cell office:value-type="float" office:value="9">
            <text:p>9</text:p>
          </table:table-cell>
          <table:table-cell table:number-columns-repeated="247"/>
        </table:table-row>
        <table:table-row table:style-name="ro2">
          <table:table-cell table:formula="of:=[$master.F3]" office:value-type="string" office:string-value="bjenks">
            <text:p>bjenks</text:p>
          </table:table-cell>
          <table:table-cell table:formula="of:=[$master.A3]" office:value-type="float" office:value="1">
            <text:p>1</text:p>
          </table:table-cell>
          <table:table-cell table:formula="of:=[$master.G3]" office:value-type="string" office:string-value="appleton">
            <text:p>appleton</text:p>
          </table:table-cell>
          <table:table-cell table:formula="of:=[$master.M3]" office:value-type="string" office:string-value="bjenks@whizzer.local">
            <text:p>bjenks@whizzer.local</text:p>
          </table:table-cell>
          <table:table-cell table:formula="of:=CONCATENATE(LEFT([$master.B3]);LEFT([$master.C3]))" office:value-type="string" office:string-value="BJ">
            <text:p>BJ</text:p>
          </table:table-cell>
          <table:table-cell table:formula="of:=[$master.C3]" office:value-type="string" office:string-value="Jenks">
            <text:p>Jenks</text:p>
          </table:table-cell>
          <table:table-cell table:formula="of:=[$master.B3]" office:value-type="string" office:string-value="Barcoe">
            <text:p>Barcoe</text:p>
          </table:table-cell>
          <table:table-cell table:formula="of:=CONCATENATE(LEFT([.G4];1);LEFT([.F4];1))" office:value-type="string" office:string-value="BJ">
            <text:p>BJ</text:p>
          </table:table-cell>
          <table:table-cell table:formula="of:=[$master.I3]" office:value-type="float" office:value="2">
            <text:p>2</text:p>
          </table:table-cell>
          <table:table-cell table:number-columns-repeated="247"/>
        </table:table-row>
        <table:table-row table:style-name="ro2">
          <table:table-cell table:formula="of:=[$master.F4]" office:value-type="string" office:string-value="bswift">
            <text:p>bswift</text:p>
          </table:table-cell>
          <table:table-cell table:formula="of:=[$master.A4]" office:value-type="float" office:value="1">
            <text:p>1</text:p>
          </table:table-cell>
          <table:table-cell table:formula="of:=[$master.G4]" office:value-type="string" office:string-value="appleton">
            <text:p>appleton</text:p>
          </table:table-cell>
          <table:table-cell table:formula="of:=[$master.M4]" office:value-type="string" office:string-value="bswift@whizzer.local">
            <text:p>bswift@whizzer.local</text:p>
          </table:table-cell>
          <table:table-cell table:formula="of:=CONCATENATE(LEFT([$master.B4]);LEFT([$master.C4]))" office:value-type="string" office:string-value="BS">
            <text:p>BS</text:p>
          </table:table-cell>
          <table:table-cell table:formula="of:=[$master.C4]" office:value-type="string" office:string-value="Swift">
            <text:p>Swift</text:p>
          </table:table-cell>
          <table:table-cell table:formula="of:=[$master.B4]" office:value-type="string" office:string-value="Barton">
            <text:p>Barton</text:p>
          </table:table-cell>
          <table:table-cell table:formula="of:=CONCATENATE(LEFT([.G5];1);LEFT([.F5];1))" office:value-type="string" office:string-value="BS">
            <text:p>BS</text:p>
          </table:table-cell>
          <table:table-cell table:formula="of:=[$master.I4]" office:value-type="float" office:value="1">
            <text:p>1</text:p>
          </table:table-cell>
          <table:table-cell table:number-columns-repeated="247"/>
        </table:table-row>
        <table:table-row table:style-name="ro2">
          <table:table-cell table:formula="of:=[$master.F5]" office:value-type="string" office:string-value="barmstrong">
            <text:p>barmstrong</text:p>
          </table:table-cell>
          <table:table-cell table:formula="of:=[$master.A5]" office:value-type="float" office:value="1">
            <text:p>1</text:p>
          </table:table-cell>
          <table:table-cell table:formula="of:=[$master.G5]" office:value-type="string" office:string-value="appleton">
            <text:p>appleton</text:p>
          </table:table-cell>
          <table:table-cell table:formula="of:=[$master.M5]" office:value-type="string" office:string-value="barmstrong@whizzer.local">
            <text:p>barmstrong@whizzer.local</text:p>
          </table:table-cell>
          <table:table-cell table:formula="of:=CONCATENATE(LEFT([$master.B5]);LEFT([$master.C5]))" office:value-type="string" office:string-value="BA">
            <text:p>BA</text:p>
          </table:table-cell>
          <table:table-cell table:formula="of:=[$master.C5]" office:value-type="string" office:string-value="Armstrong">
            <text:p>Armstrong</text:p>
          </table:table-cell>
          <table:table-cell table:formula="of:=[$master.B5]" office:value-type="string" office:string-value="Bub">
            <text:p>Bub</text:p>
          </table:table-cell>
          <table:table-cell table:formula="of:=CONCATENATE(LEFT([.G6];1);LEFT([.F6];1))" office:value-type="string" office:string-value="BA">
            <text:p>BA</text:p>
          </table:table-cell>
          <table:table-cell table:formula="of:=[$master.I5]" office:value-type="float" office:value="2">
            <text:p>2</text:p>
          </table:table-cell>
          <table:table-cell table:number-columns-repeated="247"/>
        </table:table-row>
        <table:table-row table:style-name="ro2">
          <table:table-cell table:formula="of:=[$master.F6]" office:value-type="string" office:string-value="fmason">
            <text:p>fmason</text:p>
          </table:table-cell>
          <table:table-cell table:formula="of:=[$master.A6]" office:value-type="float" office:value="1">
            <text:p>1</text:p>
          </table:table-cell>
          <table:table-cell table:formula="of:=[$master.G6]" office:value-type="string" office:string-value="appleton">
            <text:p>appleton</text:p>
          </table:table-cell>
          <table:table-cell table:formula="of:=[$master.M6]" office:value-type="string" office:string-value="fmason@whizzer.local">
            <text:p>fmason@whizzer.local</text:p>
          </table:table-cell>
          <table:table-cell table:formula="of:=CONCATENATE(LEFT([$master.B6]);LEFT([$master.C6]))" office:value-type="string" office:string-value="FM">
            <text:p>FM</text:p>
          </table:table-cell>
          <table:table-cell table:formula="of:=[$master.C6]" office:value-type="string" office:string-value="Mason">
            <text:p>Mason</text:p>
          </table:table-cell>
          <table:table-cell table:formula="of:=[$master.B6]" office:value-type="string" office:string-value="Frank">
            <text:p>Frank</text:p>
          </table:table-cell>
          <table:table-cell table:formula="of:=CONCATENATE(LEFT([.G7];1);LEFT([.F7];1))" office:value-type="string" office:string-value="FM">
            <text:p>FM</text:p>
          </table:table-cell>
          <table:table-cell table:formula="of:=[$master.I6]" office:value-type="float" office:value="2">
            <text:p>2</text:p>
          </table:table-cell>
          <table:table-cell table:number-columns-repeated="247"/>
        </table:table-row>
        <table:table-row table:style-name="ro2">
          <table:table-cell table:formula="of:=[$master.F7]" office:value-type="string" office:string-value="gjackson">
            <text:p>gjackson</text:p>
          </table:table-cell>
          <table:table-cell table:formula="of:=[$master.A7]" office:value-type="float" office:value="1">
            <text:p>1</text:p>
          </table:table-cell>
          <table:table-cell table:formula="of:=[$master.G7]" office:value-type="string" office:string-value="appleton">
            <text:p>appleton</text:p>
          </table:table-cell>
          <table:table-cell table:formula="of:=[$master.M7]" office:value-type="string" office:string-value="gjackson@whizzer.local">
            <text:p>gjackson@whizzer.local</text:p>
          </table:table-cell>
          <table:table-cell table:formula="of:=CONCATENATE(LEFT([$master.B7]);LEFT([$master.C7]))" office:value-type="string" office:string-value="GJ">
            <text:p>GJ</text:p>
          </table:table-cell>
          <table:table-cell table:formula="of:=[$master.C7]" office:value-type="string" office:string-value="Jackson">
            <text:p>Jackson</text:p>
          </table:table-cell>
          <table:table-cell table:formula="of:=[$master.B7]" office:value-type="string" office:string-value="Garret">
            <text:p>Garret</text:p>
          </table:table-cell>
          <table:table-cell table:formula="of:=CONCATENATE(LEFT([.G8];1);LEFT([.F8];1))" office:value-type="string" office:string-value="GJ">
            <text:p>GJ</text:p>
          </table:table-cell>
          <table:table-cell table:formula="of:=[$master.I7]" office:value-type="float" office:value="3">
            <text:p>3</text:p>
          </table:table-cell>
          <table:table-cell table:number-columns-repeated="247"/>
        </table:table-row>
        <table:table-row table:style-name="ro2">
          <table:table-cell table:formula="of:=[$master.F8]" office:value-type="string" office:string-value="hbaldwin">
            <text:p>hbaldwin</text:p>
          </table:table-cell>
          <table:table-cell table:formula="of:=[$master.A8]" office:value-type="float" office:value="1">
            <text:p>1</text:p>
          </table:table-cell>
          <table:table-cell table:formula="of:=[$master.G8]" office:value-type="string" office:string-value="appleton">
            <text:p>appleton</text:p>
          </table:table-cell>
          <table:table-cell table:formula="of:=[$master.M8]" office:value-type="string" office:string-value="hbaldwin@whizzer.local">
            <text:p>hbaldwin@whizzer.local</text:p>
          </table:table-cell>
          <table:table-cell table:formula="of:=CONCATENATE(LEFT([$master.B8]);LEFT([$master.C8]))" office:value-type="string" office:string-value="HB">
            <text:p>HB</text:p>
          </table:table-cell>
          <table:table-cell table:formula="of:=[$master.C8]" office:value-type="string" office:string-value="Baldwin">
            <text:p>Baldwin</text:p>
          </table:table-cell>
          <table:table-cell table:formula="of:=[$master.B8]" office:value-type="string" office:string-value="Hank">
            <text:p>Hank</text:p>
          </table:table-cell>
          <table:table-cell table:formula="of:=CONCATENATE(LEFT([.G9];1);LEFT([.F9];1))" office:value-type="string" office:string-value="HB">
            <text:p>HB</text:p>
          </table:table-cell>
          <table:table-cell table:formula="of:=[$master.I8]" office:value-type="float" office:value="1">
            <text:p>1</text:p>
          </table:table-cell>
          <table:table-cell table:number-columns-repeated="247"/>
        </table:table-row>
        <table:table-row table:style-name="ro2">
          <table:table-cell table:formula="of:=[$master.F9]" office:value-type="string" office:string-value="hrandall">
            <text:p>hrandall</text:p>
          </table:table-cell>
          <table:table-cell table:formula="of:=[$master.A9]" office:value-type="float" office:value="1">
            <text:p>1</text:p>
          </table:table-cell>
          <table:table-cell table:formula="of:=[$master.G9]" office:value-type="string" office:string-value="appleton">
            <text:p>appleton</text:p>
          </table:table-cell>
          <table:table-cell table:formula="of:=[$master.M9]" office:value-type="string" office:string-value="hrandall@whizzer.local">
            <text:p>hrandall@whizzer.local</text:p>
          </table:table-cell>
          <table:table-cell table:formula="of:=CONCATENATE(LEFT([$master.B9]);LEFT([$master.C9]))" office:value-type="string" office:string-value="HR">
            <text:p>HR</text:p>
          </table:table-cell>
          <table:table-cell table:formula="of:=[$master.C9]" office:value-type="string" office:string-value="Randall">
            <text:p>Randall</text:p>
          </table:table-cell>
          <table:table-cell table:formula="of:=[$master.B9]" office:value-type="string" office:string-value="Helen">
            <text:p>Helen</text:p>
          </table:table-cell>
          <table:table-cell table:formula="of:=CONCATENATE(LEFT([.G10];1);LEFT([.F10];1))" office:value-type="string" office:string-value="HR">
            <text:p>HR</text:p>
          </table:table-cell>
          <table:table-cell table:formula="of:=[$master.I9]" office:value-type="float" office:value="4">
            <text:p>4</text:p>
          </table:table-cell>
          <table:table-cell table:number-columns-repeated="247"/>
        </table:table-row>
        <table:table-row table:style-name="ro2">
          <table:table-cell table:formula="of:=[$master.F10]" office:value-type="string" office:string-value="jwood">
            <text:p>jwood</text:p>
          </table:table-cell>
          <table:table-cell table:formula="of:=[$master.A10]" office:value-type="float" office:value="1">
            <text:p>1</text:p>
          </table:table-cell>
          <table:table-cell table:formula="of:=[$master.G10]" office:value-type="string" office:string-value="appleton">
            <text:p>appleton</text:p>
          </table:table-cell>
          <table:table-cell table:formula="of:=[$master.M10]" office:value-type="string" office:string-value="jwood@whizzer.local">
            <text:p>jwood@whizzer.local</text:p>
          </table:table-cell>
          <table:table-cell table:formula="of:=CONCATENATE(LEFT([$master.B10]);LEFT([$master.C10]))" office:value-type="string" office:string-value="JW">
            <text:p>JW</text:p>
          </table:table-cell>
          <table:table-cell table:formula="of:=[$master.C10]" office:value-type="string" office:string-value="Wood">
            <text:p>Wood</text:p>
          </table:table-cell>
          <table:table-cell table:formula="of:=[$master.B10]" office:value-type="string" office:string-value="Jacab">
            <text:p>Jacab</text:p>
          </table:table-cell>
          <table:table-cell table:formula="of:=CONCATENATE(LEFT([.G11];1);LEFT([.F11];1))" office:value-type="string" office:string-value="JW">
            <text:p>JW</text:p>
          </table:table-cell>
          <table:table-cell table:formula="of:=[$master.I10]" office:value-type="float" office:value="5">
            <text:p>5</text:p>
          </table:table-cell>
          <table:table-cell table:number-columns-repeated="247"/>
        </table:table-row>
        <table:table-row table:style-name="ro2">
          <table:table-cell table:formula="of:=[$master.F11]" office:value-type="string" office:string-value="jperiod">
            <text:p>jperiod</text:p>
          </table:table-cell>
          <table:table-cell table:formula="of:=[$master.A11]" office:value-type="float" office:value="1">
            <text:p>1</text:p>
          </table:table-cell>
          <table:table-cell table:formula="of:=[$master.G11]" office:value-type="string" office:string-value="appleton">
            <text:p>appleton</text:p>
          </table:table-cell>
          <table:table-cell table:formula="of:=[$master.M11]" office:value-type="string" office:string-value="jperiod@whizzer.local">
            <text:p>jperiod@whizzer.local</text:p>
          </table:table-cell>
          <table:table-cell table:formula="of:=CONCATENATE(LEFT([$master.B11]);LEFT([$master.C11]))" office:value-type="string" office:string-value="JP">
            <text:p>JP</text:p>
          </table:table-cell>
          <table:table-cell table:formula="of:=[$master.C11]" office:value-type="string" office:string-value="Period">
            <text:p>Period</text:p>
          </table:table-cell>
          <table:table-cell table:formula="of:=[$master.B11]" office:value-type="string" office:string-value="James">
            <text:p>James</text:p>
          </table:table-cell>
          <table:table-cell table:formula="of:=CONCATENATE(LEFT([.G12];1);LEFT([.F12];1))" office:value-type="string" office:string-value="JP">
            <text:p>JP</text:p>
          </table:table-cell>
          <table:table-cell table:formula="of:=[$master.I11]" office:value-type="float" office:value="1">
            <text:p>1</text:p>
          </table:table-cell>
          <table:table-cell table:number-columns-repeated="247"/>
        </table:table-row>
        <table:table-row table:style-name="ro2">
          <table:table-cell table:formula="of:=[$master.F12]" office:value-type="string" office:string-value="jhaddon">
            <text:p>jhaddon</text:p>
          </table:table-cell>
          <table:table-cell table:formula="of:=[$master.A12]" office:value-type="float" office:value="1">
            <text:p>1</text:p>
          </table:table-cell>
          <table:table-cell table:formula="of:=[$master.G12]" office:value-type="string" office:string-value="appleton">
            <text:p>appleton</text:p>
          </table:table-cell>
          <table:table-cell table:formula="of:=[$master.M12]" office:value-type="string" office:string-value="jhaddon@whizzer.local">
            <text:p>jhaddon@whizzer.local</text:p>
          </table:table-cell>
          <table:table-cell table:formula="of:=CONCATENATE(LEFT([$master.B12]);LEFT([$master.C12]))" office:value-type="string" office:string-value="JH">
            <text:p>JH</text:p>
          </table:table-cell>
          <table:table-cell table:formula="of:=[$master.C12]" office:value-type="string" office:string-value="Haddon">
            <text:p>Haddon</text:p>
          </table:table-cell>
          <table:table-cell table:formula="of:=[$master.B12]" office:value-type="string" office:string-value="Jennie">
            <text:p>Jennie</text:p>
          </table:table-cell>
          <table:table-cell table:formula="of:=CONCATENATE(LEFT([.G13];1);LEFT([.F13];1))" office:value-type="string" office:string-value="JH">
            <text:p>JH</text:p>
          </table:table-cell>
          <table:table-cell table:formula="of:=[$master.I12]" office:value-type="float" office:value="6">
            <text:p>6</text:p>
          </table:table-cell>
          <table:table-cell table:number-columns-repeated="247"/>
        </table:table-row>
        <table:table-row table:style-name="ro2">
          <table:table-cell table:formula="of:=[$master.F13]" office:value-type="string" office:string-value="jmorse">
            <text:p>jmorse</text:p>
          </table:table-cell>
          <table:table-cell table:formula="of:=[$master.A13]" office:value-type="float" office:value="1">
            <text:p>1</text:p>
          </table:table-cell>
          <table:table-cell table:formula="of:=[$master.G13]" office:value-type="string" office:string-value="appleton">
            <text:p>appleton</text:p>
          </table:table-cell>
          <table:table-cell table:formula="of:=[$master.M13]" office:value-type="string" office:string-value="jmorse@whizzer.local">
            <text:p>jmorse@whizzer.local</text:p>
          </table:table-cell>
          <table:table-cell table:formula="of:=CONCATENATE(LEFT([$master.B13]);LEFT([$master.C13]))" office:value-type="string" office:string-value="JM">
            <text:p>JM</text:p>
          </table:table-cell>
          <table:table-cell table:formula="of:=[$master.C13]" office:value-type="string" office:string-value="Morse">
            <text:p>Morse</text:p>
          </table:table-cell>
          <table:table-cell table:formula="of:=[$master.B13]" office:value-type="string" office:string-value="Jennie">
            <text:p>Jennie</text:p>
          </table:table-cell>
          <table:table-cell table:formula="of:=CONCATENATE(LEFT([.G14];1);LEFT([.F14];1))" office:value-type="string" office:string-value="JM">
            <text:p>JM</text:p>
          </table:table-cell>
          <table:table-cell table:formula="of:=[$master.I13]" office:value-type="float" office:value="4">
            <text:p>4</text:p>
          </table:table-cell>
          <table:table-cell table:number-columns-repeated="247"/>
        </table:table-row>
        <table:table-row table:style-name="ro2">
          <table:table-cell table:formula="of:=[$master.F14]" office:value-type="string" office:string-value="jsharp">
            <text:p>jsharp</text:p>
          </table:table-cell>
          <table:table-cell table:formula="of:=[$master.A14]" office:value-type="float" office:value="1">
            <text:p>1</text:p>
          </table:table-cell>
          <table:table-cell table:formula="of:=[$master.G14]" office:value-type="string" office:string-value="appleton">
            <text:p>appleton</text:p>
          </table:table-cell>
          <table:table-cell table:formula="of:=[$master.M14]" office:value-type="string" office:string-value="jsharp@whizzer.local">
            <text:p>jsharp@whizzer.local</text:p>
          </table:table-cell>
          <table:table-cell table:formula="of:=CONCATENATE(LEFT([$master.B14]);LEFT([$master.C14]))" office:value-type="string" office:string-value="JS">
            <text:p>JS</text:p>
          </table:table-cell>
          <table:table-cell table:formula="of:=[$master.C14]" office:value-type="string" office:string-value="Sharp">
            <text:p>Sharp</text:p>
          </table:table-cell>
          <table:table-cell table:formula="of:=[$master.B14]" office:value-type="string" office:string-value="John">
            <text:p>John</text:p>
          </table:table-cell>
          <table:table-cell table:formula="of:=CONCATENATE(LEFT([.G15];1);LEFT([.F15];1))" office:value-type="string" office:string-value="JS">
            <text:p>JS</text:p>
          </table:table-cell>
          <table:table-cell table:formula="of:=[$master.I14]" office:value-type="float" office:value="1">
            <text:p>1</text:p>
          </table:table-cell>
          <table:table-cell table:number-columns-repeated="247"/>
        </table:table-row>
        <table:table-row table:style-name="ro2">
          <table:table-cell table:formula="of:=[$master.F15]" office:value-type="string" office:string-value="mbaggert">
            <text:p>mbaggert</text:p>
          </table:table-cell>
          <table:table-cell table:formula="of:=[$master.A15]" office:value-type="float" office:value="1">
            <text:p>1</text:p>
          </table:table-cell>
          <table:table-cell table:formula="of:=[$master.G15]" office:value-type="string" office:string-value="appleton">
            <text:p>appleton</text:p>
          </table:table-cell>
          <table:table-cell table:formula="of:=[$master.M15]" office:value-type="string" office:string-value="mbaggert@whizzer.local">
            <text:p>mbaggert@whizzer.local</text:p>
          </table:table-cell>
          <table:table-cell table:formula="of:=CONCATENATE(LEFT([$master.B15]);LEFT([$master.C15]))" office:value-type="string" office:string-value="MB">
            <text:p>MB</text:p>
          </table:table-cell>
          <table:table-cell table:formula="of:=[$master.C15]" office:value-type="string" office:string-value="Baggert">
            <text:p>Baggert</text:p>
          </table:table-cell>
          <table:table-cell table:formula="of:=[$master.B15]" office:value-type="string" office:string-value="Martha">
            <text:p>Martha</text:p>
          </table:table-cell>
          <table:table-cell table:formula="of:=CONCATENATE(LEFT([.G16];1);LEFT([.F16];1))" office:value-type="string" office:string-value="MB">
            <text:p>MB</text:p>
          </table:table-cell>
          <table:table-cell table:formula="of:=[$master.I15]" office:value-type="float" office:value="1">
            <text:p>1</text:p>
          </table:table-cell>
          <table:table-cell table:number-columns-repeated="247"/>
        </table:table-row>
        <table:table-row table:style-name="ro2">
          <table:table-cell table:formula="of:=[$master.F16]" office:value-type="string" office:string-value="mnestor">
            <text:p>mnestor</text:p>
          </table:table-cell>
          <table:table-cell table:formula="of:=[$master.A16]" office:value-type="float" office:value="1">
            <text:p>1</text:p>
          </table:table-cell>
          <table:table-cell table:formula="of:=[$master.G16]" office:value-type="string" office:string-value="appleton">
            <text:p>appleton</text:p>
          </table:table-cell>
          <table:table-cell table:formula="of:=[$master.M16]" office:value-type="string" office:string-value="mnestor@whizzer.local">
            <text:p>mnestor@whizzer.local</text:p>
          </table:table-cell>
          <table:table-cell table:formula="of:=CONCATENATE(LEFT([$master.B16]);LEFT([$master.C16]))" office:value-type="string" office:string-value="MN">
            <text:p>MN</text:p>
          </table:table-cell>
          <table:table-cell table:formula="of:=[$master.C16]" office:value-type="string" office:string-value="Nestor">
            <text:p>Nestor</text:p>
          </table:table-cell>
          <table:table-cell table:formula="of:=[$master.B16]" office:value-type="string" office:string-value="Mary">
            <text:p>Mary</text:p>
          </table:table-cell>
          <table:table-cell table:formula="of:=CONCATENATE(LEFT([.G17];1);LEFT([.F17];1))" office:value-type="string" office:string-value="MN">
            <text:p>MN</text:p>
          </table:table-cell>
          <table:table-cell table:formula="of:=[$master.I16]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formula="of:=[$master.F17]" office:value-type="string" office:string-value="mblair">
            <text:p>mblair</text:p>
          </table:table-cell>
          <table:table-cell table:formula="of:=[$master.A17]" office:value-type="float" office:value="1">
            <text:p>1</text:p>
          </table:table-cell>
          <table:table-cell table:formula="of:=[$master.G17]" office:value-type="string" office:string-value="appleton">
            <text:p>appleton</text:p>
          </table:table-cell>
          <table:table-cell table:formula="of:=[$master.M17]" office:value-type="string" office:string-value="mblair@whizzer.local">
            <text:p>mblair@whizzer.local</text:p>
          </table:table-cell>
          <table:table-cell table:formula="of:=CONCATENATE(LEFT([$master.B17]);LEFT([$master.C17]))" office:value-type="string" office:string-value="MB">
            <text:p>MB</text:p>
          </table:table-cell>
          <table:table-cell table:formula="of:=[$master.C17]" office:value-type="string" office:string-value="Blair">
            <text:p>Blair</text:p>
          </table:table-cell>
          <table:table-cell table:formula="of:=[$master.B17]" office:value-type="string" office:string-value="Minnie">
            <text:p>Minnie</text:p>
          </table:table-cell>
          <table:table-cell table:formula="of:=CONCATENATE(LEFT([.G18];1);LEFT([.F18];1))" office:value-type="string" office:string-value="MB">
            <text:p>MB</text:p>
          </table:table-cell>
          <table:table-cell table:formula="of:=[$master.I17]" office:value-type="float" office:value="2">
            <text:p>2</text:p>
          </table:table-cell>
          <table:table-cell table:number-columns-repeated="247"/>
        </table:table-row>
        <table:table-row table:style-name="ro2">
          <table:table-cell table:formula="of:=[$master.F18]" office:value-type="string" office:string-value="mdelazes">
            <text:p>mdelazes</text:p>
          </table:table-cell>
          <table:table-cell table:formula="of:=[$master.A18]" office:value-type="float" office:value="1">
            <text:p>1</text:p>
          </table:table-cell>
          <table:table-cell table:formula="of:=[$master.G18]" office:value-type="string" office:string-value="appleton">
            <text:p>appleton</text:p>
          </table:table-cell>
          <table:table-cell table:formula="of:=[$master.M18]" office:value-type="string" office:string-value="mdelazes@whizzer.local">
            <text:p>mdelazes@whizzer.local</text:p>
          </table:table-cell>
          <table:table-cell table:formula="of:=CONCATENATE(LEFT([$master.B18]);LEFT([$master.C18]))" office:value-type="string" office:string-value="MD">
            <text:p>MD</text:p>
          </table:table-cell>
          <table:table-cell table:formula="of:=[$master.C18]" office:value-type="string" office:string-value="DeLazes">
            <text:p>DeLazes</text:p>
          </table:table-cell>
          <table:table-cell table:formula="of:=[$master.B18]" office:value-type="string" office:string-value="Miquel">
            <text:p>Miquel</text:p>
          </table:table-cell>
          <table:table-cell table:formula="of:=CONCATENATE(LEFT([.G19];1);LEFT([.F19];1))" office:value-type="string" office:string-value="MD">
            <text:p>MD</text:p>
          </table:table-cell>
          <table:table-cell table:formula="of:=[$master.I18]" office:value-type="float" office:value="7">
            <text:p>7</text:p>
          </table:table-cell>
          <table:table-cell table:number-columns-repeated="247"/>
        </table:table-row>
        <table:table-row table:style-name="ro2">
          <table:table-cell table:formula="of:=[$master.F19]" office:value-type="string" office:string-value="nnewton">
            <text:p>nnewton</text:p>
          </table:table-cell>
          <table:table-cell table:formula="of:=[$master.A19]" office:value-type="float" office:value="1">
            <text:p>1</text:p>
          </table:table-cell>
          <table:table-cell table:formula="of:=[$master.G19]" office:value-type="string" office:string-value="appleton">
            <text:p>appleton</text:p>
          </table:table-cell>
          <table:table-cell table:formula="of:=[$master.M19]" office:value-type="string" office:string-value="nnewton@whizzer.local">
            <text:p>nnewton@whizzer.local</text:p>
          </table:table-cell>
          <table:table-cell table:formula="of:=CONCATENATE(LEFT([$master.B19]);LEFT([$master.C19]))" office:value-type="string" office:string-value="NN">
            <text:p>NN</text:p>
          </table:table-cell>
          <table:table-cell table:formula="of:=[$master.C19]" office:value-type="string" office:string-value="Newton">
            <text:p>Newton</text:p>
          </table:table-cell>
          <table:table-cell table:formula="of:=[$master.B19]" office:value-type="string" office:string-value="Ned">
            <text:p>Ned</text:p>
          </table:table-cell>
          <table:table-cell table:formula="of:=CONCATENATE(LEFT([.G20];1);LEFT([.F20];1))" office:value-type="string" office:string-value="NN">
            <text:p>NN</text:p>
          </table:table-cell>
          <table:table-cell table:formula="of:=[$master.I19]" office:value-type="float" office:value="1">
            <text:p>1</text:p>
          </table:table-cell>
          <table:table-cell table:number-columns-repeated="247"/>
        </table:table-row>
        <table:table-row table:style-name="ro2">
          <table:table-cell table:formula="of:=[$master.F20]" office:value-type="string" office:string-value="rsampson">
            <text:p>rsampson</text:p>
          </table:table-cell>
          <table:table-cell table:formula="of:=[$master.A20]" office:value-type="float" office:value="1">
            <text:p>1</text:p>
          </table:table-cell>
          <table:table-cell table:formula="of:=[$master.G20]" office:value-type="string" office:string-value="appleton">
            <text:p>appleton</text:p>
          </table:table-cell>
          <table:table-cell table:formula="of:=[$master.M20]" office:value-type="string" office:string-value="rsampson@whizzer.local">
            <text:p>rsampson@whizzer.local</text:p>
          </table:table-cell>
          <table:table-cell table:formula="of:=CONCATENATE(LEFT([$master.B20]);LEFT([$master.C20]))" office:value-type="string" office:string-value="RS">
            <text:p>RS</text:p>
          </table:table-cell>
          <table:table-cell table:formula="of:=[$master.C20]" office:value-type="string" office:string-value="Sampson">
            <text:p>Sampson</text:p>
          </table:table-cell>
          <table:table-cell table:formula="of:=[$master.B20]" office:value-type="string" office:string-value="Rad">
            <text:p>Rad</text:p>
          </table:table-cell>
          <table:table-cell table:formula="of:=CONCATENATE(LEFT([.G21];1);LEFT([.F21];1))" office:value-type="string" office:string-value="RS">
            <text:p>RS</text:p>
          </table:table-cell>
          <table:table-cell table:formula="of:=[$master.I20]" office:value-type="float" office:value="1">
            <text:p>1</text:p>
          </table:table-cell>
          <table:table-cell table:number-columns-repeated="247"/>
        </table:table-row>
        <table:table-row table:style-name="ro2">
          <table:table-cell table:formula="of:=[$master.F21]" office:value-type="string" office:string-value="smalloy">
            <text:p>smalloy</text:p>
          </table:table-cell>
          <table:table-cell table:formula="of:=[$master.A21]" office:value-type="float" office:value="1">
            <text:p>1</text:p>
          </table:table-cell>
          <table:table-cell table:formula="of:=[$master.G21]" office:value-type="string" office:string-value="appleton">
            <text:p>appleton</text:p>
          </table:table-cell>
          <table:table-cell table:formula="of:=[$master.M21]" office:value-type="string" office:string-value="smalloy@whizzer.local">
            <text:p>smalloy@whizzer.local</text:p>
          </table:table-cell>
          <table:table-cell table:formula="of:=CONCATENATE(LEFT([$master.B21]);LEFT([$master.C21]))" office:value-type="string" office:string-value="SM">
            <text:p>SM</text:p>
          </table:table-cell>
          <table:table-cell table:formula="of:=[$master.C21]" office:value-type="string" office:string-value="Malloy">
            <text:p>Malloy</text:p>
          </table:table-cell>
          <table:table-cell table:formula="of:=[$master.B21]" office:value-type="string" office:string-value="Sarah">
            <text:p>Sarah</text:p>
          </table:table-cell>
          <table:table-cell table:formula="of:=CONCATENATE(LEFT([.G22];1);LEFT([.F22];1))" office:value-type="string" office:string-value="SM">
            <text:p>SM</text:p>
          </table:table-cell>
          <table:table-cell table:formula="of:=[$master.I21]" office:value-type="float" office:value="6">
            <text:p>6</text:p>
          </table:table-cell>
          <table:table-cell table:number-columns-repeated="247"/>
        </table:table-row>
        <table:table-row table:style-name="ro2">
          <table:table-cell table:formula="of:=[$master.F22]" office:value-type="string" office:string-value="tswift">
            <text:p>tswift</text:p>
          </table:table-cell>
          <table:table-cell table:formula="of:=[$master.A22]" office:value-type="float" office:value="1">
            <text:p>1</text:p>
          </table:table-cell>
          <table:table-cell table:formula="of:=[$master.G22]" office:value-type="string" office:string-value="appleton">
            <text:p>appleton</text:p>
          </table:table-cell>
          <table:table-cell table:formula="of:=[$master.M22]" office:value-type="string" office:string-value="tswift@whizzer.local">
            <text:p>tswift@whizzer.local</text:p>
          </table:table-cell>
          <table:table-cell table:formula="of:=CONCATENATE(LEFT([$master.B22]);LEFT([$master.C22]))" office:value-type="string" office:string-value="TS">
            <text:p>TS</text:p>
          </table:table-cell>
          <table:table-cell table:formula="of:=[$master.C22]" office:value-type="string" office:string-value="Swift">
            <text:p>Swift</text:p>
          </table:table-cell>
          <table:table-cell table:formula="of:=[$master.B22]" office:value-type="string" office:string-value="Tom">
            <text:p>Tom</text:p>
          </table:table-cell>
          <table:table-cell table:formula="of:=CONCATENATE(LEFT([.G23];1);LEFT([.F23];1))" office:value-type="string" office:string-value="TS">
            <text:p>TS</text:p>
          </table:table-cell>
          <table:table-cell table:formula="of:=[$master.I22]" office:value-type="float" office:value="1">
            <text:p>1</text:p>
          </table:table-cell>
          <table:table-cell table:number-columns-repeated="247"/>
        </table:table-row>
        <table:table-row table:style-name="ro2">
          <table:table-cell table:formula="of:=[$master.F23]" office:value-type="string" office:string-value="wdamon">
            <text:p>wdamon</text:p>
          </table:table-cell>
          <table:table-cell table:formula="of:=[$master.A23]" office:value-type="float" office:value="1">
            <text:p>1</text:p>
          </table:table-cell>
          <table:table-cell table:formula="of:=[$master.G23]" office:value-type="string" office:string-value="appleton">
            <text:p>appleton</text:p>
          </table:table-cell>
          <table:table-cell table:formula="of:=[$master.M23]" office:value-type="string" office:string-value="wdamon@whizzer.local">
            <text:p>wdamon@whizzer.local</text:p>
          </table:table-cell>
          <table:table-cell table:formula="of:=CONCATENATE(LEFT([$master.B23]);LEFT([$master.C23]))" office:value-type="string" office:string-value="WD">
            <text:p>WD</text:p>
          </table:table-cell>
          <table:table-cell table:formula="of:=[$master.C23]" office:value-type="string" office:string-value="Damon">
            <text:p>Damon</text:p>
          </table:table-cell>
          <table:table-cell table:formula="of:=[$master.B23]" office:value-type="string" office:string-value="Wakefield">
            <text:p>Wakefield</text:p>
          </table:table-cell>
          <table:table-cell table:formula="of:=CONCATENATE(LEFT([.G24];1);LEFT([.F24];1))" office:value-type="string" office:string-value="WD">
            <text:p>WD</text:p>
          </table:table-cell>
          <table:table-cell table:formula="of:=[$master.I23]" office:value-type="float" office:value="1">
            <text:p>1</text:p>
          </table:table-cell>
          <table:table-cell table:number-columns-repeated="247"/>
        </table:table-row>
        <table:table-row table:style-name="ro2">
          <table:table-cell table:formula="of:=[$master.F24]" office:value-type="string" office:string-value="wcrawford">
            <text:p>wcrawford</text:p>
          </table:table-cell>
          <table:table-cell table:formula="of:=[$master.A24]" office:value-type="float" office:value="1">
            <text:p>1</text:p>
          </table:table-cell>
          <table:table-cell table:formula="of:=[$master.G24]" office:value-type="string" office:string-value="appleton">
            <text:p>appleton</text:p>
          </table:table-cell>
          <table:table-cell table:formula="of:=[$master.M24]" office:value-type="string" office:string-value="wcrawford@whizzer.local">
            <text:p>wcrawford@whizzer.local</text:p>
          </table:table-cell>
          <table:table-cell table:formula="of:=CONCATENATE(LEFT([$master.B24]);LEFT([$master.C24]))" office:value-type="string" office:string-value="WC">
            <text:p>WC</text:p>
          </table:table-cell>
          <table:table-cell table:formula="of:=[$master.C24]" office:value-type="string" office:string-value="Crawford">
            <text:p>Crawford</text:p>
          </table:table-cell>
          <table:table-cell table:formula="of:=[$master.B24]" office:value-type="string" office:string-value="William">
            <text:p>William</text:p>
          </table:table-cell>
          <table:table-cell table:formula="of:=CONCATENATE(LEFT([.G25];1);LEFT([.F25];1))" office:value-type="string" office:string-value="WC">
            <text:p>WC</text:p>
          </table:table-cell>
          <table:table-cell table:formula="of:=[$master.I24]" office:value-type="float" office:value="1">
            <text:p>1</text:p>
          </table:table-cell>
          <table:table-cell table:number-columns-repeated="247"/>
        </table:table-row>
        <table:table-row table:style-name="ro2" table:number-rows-repeated="1048547">
          <table:table-cell table:number-columns-repeated="256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table:number-columns-repeated="256"/>
        </table:table-row>
        <table:named-expressions>
          <table:named-range table:name="Excel_BuiltIn_Print_Area" table:base-cell-address="$master.$A$1" table:cell-range-address="$'maestro-yii'.$A$1:.$H$25" table:range-usable-as="print-range"/>
          <table:named-range table:name="_xlnm.Print_Area" table:base-cell-address="$master.$A$1" table:cell-range-address="$'maestro-yii'.$A$1:.$H$25"/>
        </table:named-expressions>
      </table:table>
      <table:table table:name="openerp" table:style-name="ta4">
        <table:table-column table:style-name="co62" table:number-columns-repeated="2" table:default-cell-style-name="Excel_20_Built-in_20_Normal"/>
        <table:table-column table:style-name="co63" table:default-cell-style-name="Excel_20_Built-in_20_Normal"/>
        <table:table-column table:style-name="co64" table:default-cell-style-name="Excel_20_Built-in_20_Normal"/>
        <table:table-column table:style-name="co65" table:default-cell-style-name="Excel_20_Built-in_20_Normal"/>
        <table:table-column table:style-name="co66" table:default-cell-style-name="Excel_20_Built-in_20_Normal"/>
        <table:table-column table:style-name="co67" table:default-cell-style-name="Excel_20_Built-in_20_Normal"/>
        <table:table-column table:style-name="co62" table:number-columns-repeated="244" table:default-cell-style-name="Excel_20_Built-in_20_Normal"/>
        <table:table-row table:style-name="ro2">
          <table:table-cell office:value-type="string">
            <text:p>id</text:p>
          </table:table-cell>
          <table:table-cell office:value-type="string">
            <text:p>active</text:p>
          </table:table-cell>
          <table:table-cell office:value-type="string">
            <text:p>name</text:p>
          </table:table-cell>
          <table:table-cell office:value-type="string">
            <text:p>login</text:p>
          </table:table-cell>
          <table:table-cell office:value-type="string">
            <text:p>password</text:p>
          </table:table-cell>
          <table:table-cell office:value-type="string">
            <text:p>notification_email_send</text:p>
          </table:table-cell>
          <table:table-cell office:value-type="string">
            <text:p>signature</text:p>
          </table:table-cell>
          <table:table-cell table:number-columns-repeated="244"/>
        </table:table-row>
        <table:table-row table:style-name="ro4">
          <table:table-cell/>
          <table:table-cell table:formula="of:=IF([$master.A3]=1;&quot;YES&quot;;&quot;NO&quot;)" office:value-type="string" office:string-value="YES">
            <text:p>YES</text:p>
          </table:table-cell>
          <table:table-cell table:formula="of:=[$master.B3]&amp;&quot; &quot;&amp;[$master.C3]" office:value-type="string" office:string-value="Barcoe Jenks">
            <text:p>Barcoe Jenks</text:p>
          </table:table-cell>
          <table:table-cell table:formula="of:=[$master.F3]" office:value-type="string" office:string-value="bjenks">
            <text:p>bjenks</text:p>
          </table:table-cell>
          <table:table-cell table:formula="of:=[$master.G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3]&amp;CHAR(10)&amp;[$master.K3]" office:value-type="string" office:string-value="--&#10;Electronics Engineer&#10;Swift Construction Company">
            <text:p>--<text:line-break/>Electronics Engineer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4]&amp;&quot; &quot;&amp;[$master.C4]" office:value-type="string" office:string-value="Barton Swift">
            <text:p>Barton Swift</text:p>
          </table:table-cell>
          <table:table-cell table:formula="of:=[$master.F4]" office:value-type="string" office:string-value="bswift">
            <text:p>bswift</text:p>
          </table:table-cell>
          <table:table-cell table:formula="of:=[$master.G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4]&amp;CHAR(10)&amp;[$master.K4]" office:value-type="string" office:string-value="--&#10;President&#10;Swift Construction Company">
            <text:p>--<text:line-break/>President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5]&amp;&quot; &quot;&amp;[$master.C5]" office:value-type="string" office:string-value="Bub Armstrong">
            <text:p>Bub Armstrong</text:p>
          </table:table-cell>
          <table:table-cell table:formula="of:=[$master.F5]" office:value-type="string" office:string-value="barmstrong">
            <text:p>barmstrong</text:p>
          </table:table-cell>
          <table:table-cell table:formula="of:=[$master.G5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5]&amp;CHAR(10)&amp;[$master.K5]" office:value-type="string" office:string-value="--&#10;Mechanical Engineer&#10;Swift Construction Company">
            <text:p>--<text:line-break/>Mechanical Engineer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6]&amp;&quot; &quot;&amp;[$master.C6]" office:value-type="string" office:string-value="Frank Mason">
            <text:p>Frank Mason</text:p>
          </table:table-cell>
          <table:table-cell table:formula="of:=[$master.F6]" office:value-type="string" office:string-value="fmason">
            <text:p>fmason</text:p>
          </table:table-cell>
          <table:table-cell table:formula="of:=[$master.G6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6]&amp;CHAR(10)&amp;[$master.K6]" office:value-type="string" office:string-value="--&#10;Engineering Project Coordinator&#10;Swift Construction Company">
            <text:p>--<text:line-break/>Engineering Project Coordinator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7]&amp;&quot; &quot;&amp;[$master.C7]" office:value-type="string" office:string-value="Garret Jackson">
            <text:p>Garret Jackson</text:p>
          </table:table-cell>
          <table:table-cell table:formula="of:=[$master.F7]" office:value-type="string" office:string-value="gjackson">
            <text:p>gjackson</text:p>
          </table:table-cell>
          <table:table-cell table:formula="of:=[$master.G7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7]&amp;CHAR(10)&amp;[$master.K7]" office:value-type="string" office:string-value="--&#10;Production Planner&#10;Swift Construction Company">
            <text:p>--<text:line-break/>Production Planner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8]&amp;&quot; &quot;&amp;[$master.C8]" office:value-type="string" office:string-value="Hank Baldwin">
            <text:p>Hank Baldwin</text:p>
          </table:table-cell>
          <table:table-cell table:formula="of:=[$master.F8]" office:value-type="string" office:string-value="hbaldwin">
            <text:p>hbaldwin</text:p>
          </table:table-cell>
          <table:table-cell table:formula="of:=[$master.G8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8]&amp;CHAR(10)&amp;[$master.K8]" office:value-type="string" office:string-value="--&#10;Lead Hand&#10;Swift Construction Company">
            <text:p>--<text:line-break/>Lead Hand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9]&amp;&quot; &quot;&amp;[$master.C9]" office:value-type="string" office:string-value="Helen Randall">
            <text:p>Helen Randall</text:p>
          </table:table-cell>
          <table:table-cell table:formula="of:=[$master.F9]" office:value-type="string" office:string-value="hrandall">
            <text:p>hrandall</text:p>
          </table:table-cell>
          <table:table-cell table:formula="of:=[$master.G9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9]&amp;CHAR(10)&amp;[$master.K9]" office:value-type="string" office:string-value="--&#10;AP Clerk&#10;Swift Construction Company">
            <text:p>--<text:line-break/>AP Clerk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10]&amp;&quot; &quot;&amp;[$master.C10]" office:value-type="string" office:string-value="Jacab Wood">
            <text:p>Jacab Wood</text:p>
          </table:table-cell>
          <table:table-cell table:formula="of:=[$master.F10]" office:value-type="string" office:string-value="jwood">
            <text:p>jwood</text:p>
          </table:table-cell>
          <table:table-cell table:formula="of:=[$master.G10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10]&amp;CHAR(10)&amp;[$master.K10]" office:value-type="string" office:string-value="--&#10;Sales Agent&#10;Swift Construction Company">
            <text:p>--<text:line-break/>Sales Agent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11]&amp;&quot; &quot;&amp;[$master.C11]" office:value-type="string" office:string-value="James Period">
            <text:p>James Period</text:p>
          </table:table-cell>
          <table:table-cell table:formula="of:=[$master.F11]" office:value-type="string" office:string-value="jperiod">
            <text:p>jperiod</text:p>
          </table:table-cell>
          <table:table-cell table:formula="of:=[$master.G11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11]&amp;CHAR(10)&amp;[$master.K11]" office:value-type="string" office:string-value="--&#10;Director, Sales &amp; Marketing&#10;Swift Construction Company">
            <text:p>--<text:line-break/>Director, Sales &amp; Marketing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12]&amp;&quot; &quot;&amp;[$master.C12]" office:value-type="string" office:string-value="Jennie Haddon">
            <text:p>Jennie Haddon</text:p>
          </table:table-cell>
          <table:table-cell table:formula="of:=[$master.F12]" office:value-type="string" office:string-value="jhaddon">
            <text:p>jhaddon</text:p>
          </table:table-cell>
          <table:table-cell table:formula="of:=[$master.G12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12]&amp;CHAR(10)&amp;[$master.K12]" office:value-type="string" office:string-value="--&#10;Buyer&#10;Swift Construction Company">
            <text:p>--<text:line-break/>Buyer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13]&amp;&quot; &quot;&amp;[$master.C13]" office:value-type="string" office:string-value="Jennie Morse">
            <text:p>Jennie Morse</text:p>
          </table:table-cell>
          <table:table-cell table:formula="of:=[$master.F13]" office:value-type="string" office:string-value="jmorse">
            <text:p>jmorse</text:p>
          </table:table-cell>
          <table:table-cell table:formula="of:=[$master.G1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13]&amp;CHAR(10)&amp;[$master.K13]" office:value-type="string" office:string-value="--&#10;AR Clerk&#10;Swift Construction Company">
            <text:p>--<text:line-break/>AR Clerk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14]&amp;&quot; &quot;&amp;[$master.C14]" office:value-type="string" office:string-value="John Sharp">
            <text:p>John Sharp</text:p>
          </table:table-cell>
          <table:table-cell table:formula="of:=[$master.F14]" office:value-type="string" office:string-value="jsharp">
            <text:p>jsharp</text:p>
          </table:table-cell>
          <table:table-cell table:formula="of:=[$master.G1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14]&amp;CHAR(10)&amp;[$master.K14]" office:value-type="string" office:string-value="--&#10;Director, Prod Mgmt&#10;Swift Construction Company">
            <text:p>--<text:line-break/>Director, Prod Mgmt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15]&amp;&quot; &quot;&amp;[$master.C15]" office:value-type="string" office:string-value="Martha Baggert">
            <text:p>Martha Baggert</text:p>
          </table:table-cell>
          <table:table-cell table:formula="of:=[$master.F15]" office:value-type="string" office:string-value="mbaggert">
            <text:p>mbaggert</text:p>
          </table:table-cell>
          <table:table-cell table:formula="of:=[$master.G15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15]&amp;CHAR(10)&amp;[$master.K15]" office:value-type="string" office:string-value="--&#10;Director, Human Resources&#10;Swift Construction Company">
            <text:p>--<text:line-break/>Director, Human Resources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16]&amp;&quot; &quot;&amp;[$master.C16]" office:value-type="string" office:string-value="Mary Nestor">
            <text:p>Mary Nestor</text:p>
          </table:table-cell>
          <table:table-cell table:formula="of:=[$master.F16]" office:value-type="string" office:string-value="mnestor">
            <text:p>mnestor</text:p>
          </table:table-cell>
          <table:table-cell table:formula="of:=[$master.G16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16]&amp;CHAR(10)&amp;[$master.K16]" office:value-type="string" office:string-value="--&#10;Director, MIS-IT&#10;Swift Construction Company">
            <text:p>--<text:line-break/>Director, MIS-IT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17]&amp;&quot; &quot;&amp;[$master.C17]" office:value-type="string" office:string-value="Minnie Blair">
            <text:p>Minnie Blair</text:p>
          </table:table-cell>
          <table:table-cell table:formula="of:=[$master.F17]" office:value-type="string" office:string-value="mblair">
            <text:p>mblair</text:p>
          </table:table-cell>
          <table:table-cell table:formula="of:=[$master.G17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17]&amp;CHAR(10)&amp;[$master.K17]" office:value-type="string" office:string-value="--&#10;Software Engineer&#10;Swift Construction Company">
            <text:p>--<text:line-break/>Software Engineer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18]&amp;&quot; &quot;&amp;[$master.C18]" office:value-type="string" office:string-value="Miquel DeLazes">
            <text:p>Miquel DeLazes</text:p>
          </table:table-cell>
          <table:table-cell table:formula="of:=[$master.F18]" office:value-type="string" office:string-value="mdelazes">
            <text:p>mdelazes</text:p>
          </table:table-cell>
          <table:table-cell table:formula="of:=[$master.G18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18]&amp;CHAR(10)&amp;[$master.K18]" office:value-type="string" office:string-value="--&#10;Director, Manufacturing&#10;Swift Construction Company">
            <text:p>--<text:line-break/>Director, Manufacturing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19]&amp;&quot; &quot;&amp;[$master.C19]" office:value-type="string" office:string-value="Ned Newton">
            <text:p>Ned Newton</text:p>
          </table:table-cell>
          <table:table-cell table:formula="of:=[$master.F19]" office:value-type="string" office:string-value="nnewton">
            <text:p>nnewton</text:p>
          </table:table-cell>
          <table:table-cell table:formula="of:=[$master.G19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19]&amp;CHAR(10)&amp;[$master.K19]" office:value-type="string" office:string-value="--&#10;Chief Financial Officer&#10;Swift Construction Company">
            <text:p>--<text:line-break/>Chief Financial Officer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20]&amp;&quot; &quot;&amp;[$master.C20]" office:value-type="string" office:string-value="Rad Sampson">
            <text:p>Rad Sampson</text:p>
          </table:table-cell>
          <table:table-cell table:formula="of:=[$master.F20]" office:value-type="string" office:string-value="rsampson">
            <text:p>rsampson</text:p>
          </table:table-cell>
          <table:table-cell table:formula="of:=[$master.G20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20]&amp;CHAR(10)&amp;[$master.K20]" office:value-type="string" office:string-value="--&#10;Director, Quality&#10;Swift Construction Company">
            <text:p>--<text:line-break/>Director, Quality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21]&amp;&quot; &quot;&amp;[$master.C21]" office:value-type="string" office:string-value="Sarah Malloy">
            <text:p>Sarah Malloy</text:p>
          </table:table-cell>
          <table:table-cell table:formula="of:=[$master.F21]" office:value-type="string" office:string-value="smalloy">
            <text:p>smalloy</text:p>
          </table:table-cell>
          <table:table-cell table:formula="of:=[$master.G21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21]&amp;CHAR(10)&amp;[$master.K21]" office:value-type="string" office:string-value="--&#10;Receiver&#10;Swift Construction Company">
            <text:p>--<text:line-break/>Receiver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22]&amp;&quot; &quot;&amp;[$master.C22]" office:value-type="string" office:string-value="Tom Swift">
            <text:p>Tom Swift</text:p>
          </table:table-cell>
          <table:table-cell table:formula="of:=[$master.F22]" office:value-type="string" office:string-value="tswift">
            <text:p>tswift</text:p>
          </table:table-cell>
          <table:table-cell table:formula="of:=[$master.G22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22]&amp;CHAR(10)&amp;[$master.K22]" office:value-type="string" office:string-value="--&#10;Director, Engineering&#10;Swift Construction Company">
            <text:p>--<text:line-break/>Director, Engineering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23]&amp;&quot; &quot;&amp;[$master.C23]" office:value-type="string" office:string-value="Wakefield Damon">
            <text:p>Wakefield Damon</text:p>
          </table:table-cell>
          <table:table-cell table:formula="of:=[$master.F23]" office:value-type="string" office:string-value="wdamon">
            <text:p>wdamon</text:p>
          </table:table-cell>
          <table:table-cell table:formula="of:=[$master.G2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23]&amp;CHAR(10)&amp;[$master.K23]" office:value-type="string" office:string-value="--&#10;Technical Writer&#10;Swift Construction Company">
            <text:p>--<text:line-break/>Technical Writer<text:line-break/>Swift Construction Company</text:p>
          </table:table-cell>
          <table:table-cell table:number-columns-repeated="244"/>
        </table:table-row>
        <table:table-row table:style-name="ro4">
          <table:table-cell/>
          <table:table-cell office:value-type="string">
            <text:p>YES</text:p>
          </table:table-cell>
          <table:table-cell table:formula="of:=[$master.B24]&amp;&quot; &quot;&amp;[$master.C24]" office:value-type="string" office:string-value="William Crawford">
            <text:p>William Crawford</text:p>
          </table:table-cell>
          <table:table-cell table:formula="of:=[$master.F24]" office:value-type="string" office:string-value="wcrawford">
            <text:p>wcrawford</text:p>
          </table:table-cell>
          <table:table-cell table:formula="of:=[$master.G2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formula="of:=&quot;--&quot;&amp;CHAR(10)&amp;[$master.L24]&amp;CHAR(10)&amp;[$master.K24]" office:value-type="string" office:string-value="--&#10;Director, Legal&#10;Swift Construction Company">
            <text:p>--<text:line-break/>Director, Legal<text:line-break/>Swift Construction Company</text:p>
          </table:table-cell>
          <table:table-cell table:number-columns-repeated="244"/>
        </table:table-row>
        <table:table-row table:style-name="ro2" table:number-rows-repeated="1048552">
          <table:table-cell table:number-columns-repeated="251"/>
        </table:table-row>
        <table:table-row table:style-name="ro2">
          <table:table-cell table:number-columns-repeated="251"/>
        </table:table-row>
        <table:named-expressions/>
      </table:table>
      <table:table table:name="tryton" table:style-name="ta5">
        <office:forms form:automatic-focus="false" form:apply-design-mode="false"/>
        <table:table-column table:style-name="co30" table:number-columns-repeated="2" table:default-cell-style-name="Default"/>
        <table:table-column table:style-name="co68" table:default-cell-style-name="Default"/>
        <table:table-column table:style-name="co30" table:default-cell-style-name="Default"/>
        <table:table-column table:style-name="co69" table:default-cell-style-name="Default"/>
        <table:table-row table:style-name="ro1">
          <table:table-cell office:value-type="string">
            <text:p>Login</text:p>
          </table:table-cell>
          <table:table-cell office:value-type="string">
            <text:p>Active</text:p>
          </table:table-cell>
          <table:table-cell office:value-type="string">
            <text:p>Name</text:p>
          </table:table-cell>
          <table:table-cell office:value-type="string">
            <text:p>Password</text:p>
          </table:table-cell>
          <table:table-cell office:value-type="string">
            <text:p>Signature</text:p>
          </table:table-cell>
        </table:table-row>
        <table:table-row table:style-name="ro5">
          <table:table-cell table:formula="of:=[$master.F3]" office:value-type="string" office:string-value="bjenks">
            <text:p>bjenks</text:p>
          </table:table-cell>
          <table:table-cell table:formula="of:=[$master.A3]" office:value-type="float" office:value="1">
            <text:p>1</text:p>
          </table:table-cell>
          <table:table-cell table:formula="of:=CONCATENATE([$master.B3];&quot; &quot;;[$master.C3])" office:value-type="string" office:string-value="Barcoe Jenks">
            <text:p>Barcoe Jenks</text:p>
          </table:table-cell>
          <table:table-cell table:formula="of:=[$master.G3]" office:value-type="string" office:string-value="appleton">
            <text:p>appleton</text:p>
          </table:table-cell>
          <table:table-cell table:formula="of:=&quot;--&quot;&amp;CHAR(10)&amp;[$master.L3]&amp;CHAR(10)&amp;[$master.K3]" office:value-type="string" office:string-value="--&#10;Electronics Engineer&#10;Swift Construction Company">
            <text:p>--<text:line-break/>Electronics Engineer<text:line-break/>Swift Construction Company</text:p>
          </table:table-cell>
        </table:table-row>
        <table:table-row table:style-name="ro5">
          <table:table-cell table:formula="of:=[$master.F4]" office:value-type="string" office:string-value="bswift">
            <text:p>bswift</text:p>
          </table:table-cell>
          <table:table-cell table:formula="of:=[$master.A4]" office:value-type="float" office:value="1">
            <text:p>1</text:p>
          </table:table-cell>
          <table:table-cell table:formula="of:=CONCATENATE([$master.B4];&quot; &quot;;[$master.C4])" office:value-type="string" office:string-value="Barton Swift">
            <text:p>Barton Swift</text:p>
          </table:table-cell>
          <table:table-cell table:formula="of:=[$master.G4]" office:value-type="string" office:string-value="appleton">
            <text:p>appleton</text:p>
          </table:table-cell>
          <table:table-cell table:formula="of:=&quot;--&quot;&amp;CHAR(10)&amp;[$master.L4]&amp;CHAR(10)&amp;[$master.K4]" office:value-type="string" office:string-value="--&#10;President&#10;Swift Construction Company">
            <text:p>--<text:line-break/>President<text:line-break/>Swift Construction Company</text:p>
          </table:table-cell>
        </table:table-row>
        <table:table-row table:style-name="ro5">
          <table:table-cell table:formula="of:=[$master.F5]" office:value-type="string" office:string-value="barmstrong">
            <text:p>barmstrong</text:p>
          </table:table-cell>
          <table:table-cell table:formula="of:=[$master.A5]" office:value-type="float" office:value="1">
            <text:p>1</text:p>
          </table:table-cell>
          <table:table-cell table:formula="of:=CONCATENATE([$master.B5];&quot; &quot;;[$master.C5])" office:value-type="string" office:string-value="Bub Armstrong">
            <text:p>Bub Armstrong</text:p>
          </table:table-cell>
          <table:table-cell table:formula="of:=[$master.G5]" office:value-type="string" office:string-value="appleton">
            <text:p>appleton</text:p>
          </table:table-cell>
          <table:table-cell table:formula="of:=&quot;--&quot;&amp;CHAR(10)&amp;[$master.L5]&amp;CHAR(10)&amp;[$master.K5]" office:value-type="string" office:string-value="--&#10;Mechanical Engineer&#10;Swift Construction Company">
            <text:p>--<text:line-break/>Mechanical Engineer<text:line-break/>Swift Construction Company</text:p>
          </table:table-cell>
        </table:table-row>
        <table:table-row table:style-name="ro5">
          <table:table-cell table:formula="of:=[$master.F6]" office:value-type="string" office:string-value="fmason">
            <text:p>fmason</text:p>
          </table:table-cell>
          <table:table-cell table:formula="of:=[$master.A6]" office:value-type="float" office:value="1">
            <text:p>1</text:p>
          </table:table-cell>
          <table:table-cell table:formula="of:=CONCATENATE([$master.B6];&quot; &quot;;[$master.C6])" office:value-type="string" office:string-value="Frank Mason">
            <text:p>Frank Mason</text:p>
          </table:table-cell>
          <table:table-cell table:formula="of:=[$master.G6]" office:value-type="string" office:string-value="appleton">
            <text:p>appleton</text:p>
          </table:table-cell>
          <table:table-cell table:formula="of:=&quot;--&quot;&amp;CHAR(10)&amp;[$master.L6]&amp;CHAR(10)&amp;[$master.K6]" office:value-type="string" office:string-value="--&#10;Engineering Project Coordinator&#10;Swift Construction Company">
            <text:p>--<text:line-break/>Engineering Project Coordinator<text:line-break/>Swift Construction Company</text:p>
          </table:table-cell>
        </table:table-row>
        <table:table-row table:style-name="ro5">
          <table:table-cell table:formula="of:=[$master.F7]" office:value-type="string" office:string-value="gjackson">
            <text:p>gjackson</text:p>
          </table:table-cell>
          <table:table-cell table:formula="of:=[$master.A7]" office:value-type="float" office:value="1">
            <text:p>1</text:p>
          </table:table-cell>
          <table:table-cell table:formula="of:=CONCATENATE([$master.B7];&quot; &quot;;[$master.C7])" office:value-type="string" office:string-value="Garret Jackson">
            <text:p>Garret Jackson</text:p>
          </table:table-cell>
          <table:table-cell table:formula="of:=[$master.G7]" office:value-type="string" office:string-value="appleton">
            <text:p>appleton</text:p>
          </table:table-cell>
          <table:table-cell table:formula="of:=&quot;--&quot;&amp;CHAR(10)&amp;[$master.L7]&amp;CHAR(10)&amp;[$master.K7]" office:value-type="string" office:string-value="--&#10;Production Planner&#10;Swift Construction Company">
            <text:p>--<text:line-break/>Production Planner<text:line-break/>Swift Construction Company</text:p>
          </table:table-cell>
        </table:table-row>
        <table:table-row table:style-name="ro5">
          <table:table-cell table:formula="of:=[$master.F8]" office:value-type="string" office:string-value="hbaldwin">
            <text:p>hbaldwin</text:p>
          </table:table-cell>
          <table:table-cell table:formula="of:=[$master.A8]" office:value-type="float" office:value="1">
            <text:p>1</text:p>
          </table:table-cell>
          <table:table-cell table:formula="of:=CONCATENATE([$master.B8];&quot; &quot;;[$master.C8])" office:value-type="string" office:string-value="Hank Baldwin">
            <text:p>Hank Baldwin</text:p>
          </table:table-cell>
          <table:table-cell table:formula="of:=[$master.G8]" office:value-type="string" office:string-value="appleton">
            <text:p>appleton</text:p>
          </table:table-cell>
          <table:table-cell table:formula="of:=&quot;--&quot;&amp;CHAR(10)&amp;[$master.L8]&amp;CHAR(10)&amp;[$master.K8]" office:value-type="string" office:string-value="--&#10;Lead Hand&#10;Swift Construction Company">
            <text:p>--<text:line-break/>Lead Hand<text:line-break/>Swift Construction Company</text:p>
          </table:table-cell>
        </table:table-row>
        <table:table-row table:style-name="ro5">
          <table:table-cell table:formula="of:=[$master.F9]" office:value-type="string" office:string-value="hrandall">
            <text:p>hrandall</text:p>
          </table:table-cell>
          <table:table-cell table:formula="of:=[$master.A9]" office:value-type="float" office:value="1">
            <text:p>1</text:p>
          </table:table-cell>
          <table:table-cell table:formula="of:=CONCATENATE([$master.B9];&quot; &quot;;[$master.C9])" office:value-type="string" office:string-value="Helen Randall">
            <text:p>Helen Randall</text:p>
          </table:table-cell>
          <table:table-cell table:formula="of:=[$master.G9]" office:value-type="string" office:string-value="appleton">
            <text:p>appleton</text:p>
          </table:table-cell>
          <table:table-cell table:formula="of:=&quot;--&quot;&amp;CHAR(10)&amp;[$master.L9]&amp;CHAR(10)&amp;[$master.K9]" office:value-type="string" office:string-value="--&#10;AP Clerk&#10;Swift Construction Company">
            <text:p>--<text:line-break/>AP Clerk<text:line-break/>Swift Construction Company</text:p>
          </table:table-cell>
        </table:table-row>
        <table:table-row table:style-name="ro5">
          <table:table-cell table:formula="of:=[$master.F10]" office:value-type="string" office:string-value="jwood">
            <text:p>jwood</text:p>
          </table:table-cell>
          <table:table-cell table:formula="of:=[$master.A10]" office:value-type="float" office:value="1">
            <text:p>1</text:p>
          </table:table-cell>
          <table:table-cell table:formula="of:=CONCATENATE([$master.B10];&quot; &quot;;[$master.C10])" office:value-type="string" office:string-value="Jacab Wood">
            <text:p>Jacab Wood</text:p>
          </table:table-cell>
          <table:table-cell table:formula="of:=[$master.G10]" office:value-type="string" office:string-value="appleton">
            <text:p>appleton</text:p>
          </table:table-cell>
          <table:table-cell table:formula="of:=&quot;--&quot;&amp;CHAR(10)&amp;[$master.L10]&amp;CHAR(10)&amp;[$master.K10]" office:value-type="string" office:string-value="--&#10;Sales Agent&#10;Swift Construction Company">
            <text:p>--<text:line-break/>Sales Agent<text:line-break/>Swift Construction Company</text:p>
          </table:table-cell>
        </table:table-row>
        <table:table-row table:style-name="ro5">
          <table:table-cell table:formula="of:=[$master.F11]" office:value-type="string" office:string-value="jperiod">
            <text:p>jperiod</text:p>
          </table:table-cell>
          <table:table-cell table:formula="of:=[$master.A11]" office:value-type="float" office:value="1">
            <text:p>1</text:p>
          </table:table-cell>
          <table:table-cell table:formula="of:=CONCATENATE([$master.B11];&quot; &quot;;[$master.C11])" office:value-type="string" office:string-value="James Period">
            <text:p>James Period</text:p>
          </table:table-cell>
          <table:table-cell table:formula="of:=[$master.G11]" office:value-type="string" office:string-value="appleton">
            <text:p>appleton</text:p>
          </table:table-cell>
          <table:table-cell table:formula="of:=&quot;--&quot;&amp;CHAR(10)&amp;[$master.L11]&amp;CHAR(10)&amp;[$master.K11]" office:value-type="string" office:string-value="--&#10;Director, Sales &amp; Marketing&#10;Swift Construction Company">
            <text:p>--<text:line-break/>Director, Sales &amp; Marketing<text:line-break/>Swift Construction Company</text:p>
          </table:table-cell>
        </table:table-row>
        <table:table-row table:style-name="ro5">
          <table:table-cell table:formula="of:=[$master.F12]" office:value-type="string" office:string-value="jhaddon">
            <text:p>jhaddon</text:p>
          </table:table-cell>
          <table:table-cell table:formula="of:=[$master.A12]" office:value-type="float" office:value="1">
            <text:p>1</text:p>
          </table:table-cell>
          <table:table-cell table:formula="of:=CONCATENATE([$master.B12];&quot; &quot;;[$master.C12])" office:value-type="string" office:string-value="Jennie Haddon">
            <text:p>Jennie Haddon</text:p>
          </table:table-cell>
          <table:table-cell table:formula="of:=[$master.G12]" office:value-type="string" office:string-value="appleton">
            <text:p>appleton</text:p>
          </table:table-cell>
          <table:table-cell table:formula="of:=&quot;--&quot;&amp;CHAR(10)&amp;[$master.L12]&amp;CHAR(10)&amp;[$master.K12]" office:value-type="string" office:string-value="--&#10;Buyer&#10;Swift Construction Company">
            <text:p>--<text:line-break/>Buyer<text:line-break/>Swift Construction Company</text:p>
          </table:table-cell>
        </table:table-row>
        <table:table-row table:style-name="ro5">
          <table:table-cell table:formula="of:=[$master.F13]" office:value-type="string" office:string-value="jmorse">
            <text:p>jmorse</text:p>
          </table:table-cell>
          <table:table-cell table:formula="of:=[$master.A13]" office:value-type="float" office:value="1">
            <text:p>1</text:p>
          </table:table-cell>
          <table:table-cell table:formula="of:=CONCATENATE([$master.B13];&quot; &quot;;[$master.C13])" office:value-type="string" office:string-value="Jennie Morse">
            <text:p>Jennie Morse</text:p>
          </table:table-cell>
          <table:table-cell table:formula="of:=[$master.G13]" office:value-type="string" office:string-value="appleton">
            <text:p>appleton</text:p>
          </table:table-cell>
          <table:table-cell table:formula="of:=&quot;--&quot;&amp;CHAR(10)&amp;[$master.L13]&amp;CHAR(10)&amp;[$master.K13]" office:value-type="string" office:string-value="--&#10;AR Clerk&#10;Swift Construction Company">
            <text:p>--<text:line-break/>AR Clerk<text:line-break/>Swift Construction Company</text:p>
          </table:table-cell>
        </table:table-row>
        <table:table-row table:style-name="ro5">
          <table:table-cell table:formula="of:=[$master.F14]" office:value-type="string" office:string-value="jsharp">
            <text:p>jsharp</text:p>
          </table:table-cell>
          <table:table-cell table:formula="of:=[$master.A14]" office:value-type="float" office:value="1">
            <text:p>1</text:p>
          </table:table-cell>
          <table:table-cell table:formula="of:=CONCATENATE([$master.B14];&quot; &quot;;[$master.C14])" office:value-type="string" office:string-value="John Sharp">
            <text:p>John Sharp</text:p>
          </table:table-cell>
          <table:table-cell table:formula="of:=[$master.G14]" office:value-type="string" office:string-value="appleton">
            <text:p>appleton</text:p>
          </table:table-cell>
          <table:table-cell table:formula="of:=&quot;--&quot;&amp;CHAR(10)&amp;[$master.L14]&amp;CHAR(10)&amp;[$master.K14]" office:value-type="string" office:string-value="--&#10;Director, Prod Mgmt&#10;Swift Construction Company">
            <text:p>--<text:line-break/>Director, Prod Mgmt<text:line-break/>Swift Construction Company</text:p>
          </table:table-cell>
        </table:table-row>
        <table:table-row table:style-name="ro5">
          <table:table-cell table:formula="of:=[$master.F15]" office:value-type="string" office:string-value="mbaggert">
            <text:p>mbaggert</text:p>
          </table:table-cell>
          <table:table-cell table:formula="of:=[$master.A15]" office:value-type="float" office:value="1">
            <text:p>1</text:p>
          </table:table-cell>
          <table:table-cell table:formula="of:=CONCATENATE([$master.B15];&quot; &quot;;[$master.C15])" office:value-type="string" office:string-value="Martha Baggert">
            <text:p>Martha Baggert</text:p>
          </table:table-cell>
          <table:table-cell table:formula="of:=[$master.G15]" office:value-type="string" office:string-value="appleton">
            <text:p>appleton</text:p>
          </table:table-cell>
          <table:table-cell table:formula="of:=&quot;--&quot;&amp;CHAR(10)&amp;[$master.L15]&amp;CHAR(10)&amp;[$master.K15]" office:value-type="string" office:string-value="--&#10;Director, Human Resources&#10;Swift Construction Company">
            <text:p>--<text:line-break/>Director, Human Resources<text:line-break/>Swift Construction Company</text:p>
          </table:table-cell>
        </table:table-row>
        <table:table-row table:style-name="ro5">
          <table:table-cell table:formula="of:=[$master.F16]" office:value-type="string" office:string-value="mnestor">
            <text:p>mnestor</text:p>
          </table:table-cell>
          <table:table-cell table:formula="of:=[$master.A16]" office:value-type="float" office:value="1">
            <text:p>1</text:p>
          </table:table-cell>
          <table:table-cell table:formula="of:=CONCATENATE([$master.B16];&quot; &quot;;[$master.C16])" office:value-type="string" office:string-value="Mary Nestor">
            <text:p>Mary Nestor</text:p>
          </table:table-cell>
          <table:table-cell table:formula="of:=[$master.G16]" office:value-type="string" office:string-value="appleton">
            <text:p>appleton</text:p>
          </table:table-cell>
          <table:table-cell table:formula="of:=&quot;--&quot;&amp;CHAR(10)&amp;[$master.L16]&amp;CHAR(10)&amp;[$master.K16]" office:value-type="string" office:string-value="--&#10;Director, MIS-IT&#10;Swift Construction Company">
            <text:p>--<text:line-break/>Director, MIS-IT<text:line-break/>Swift Construction Company</text:p>
          </table:table-cell>
        </table:table-row>
        <table:table-row table:style-name="ro5">
          <table:table-cell table:formula="of:=[$master.F17]" office:value-type="string" office:string-value="mblair">
            <text:p>mblair</text:p>
          </table:table-cell>
          <table:table-cell table:formula="of:=[$master.A17]" office:value-type="float" office:value="1">
            <text:p>1</text:p>
          </table:table-cell>
          <table:table-cell table:formula="of:=CONCATENATE([$master.B17];&quot; &quot;;[$master.C17])" office:value-type="string" office:string-value="Minnie Blair">
            <text:p>Minnie Blair</text:p>
          </table:table-cell>
          <table:table-cell table:formula="of:=[$master.G17]" office:value-type="string" office:string-value="appleton">
            <text:p>appleton</text:p>
          </table:table-cell>
          <table:table-cell table:formula="of:=&quot;--&quot;&amp;CHAR(10)&amp;[$master.L17]&amp;CHAR(10)&amp;[$master.K17]" office:value-type="string" office:string-value="--&#10;Software Engineer&#10;Swift Construction Company">
            <text:p>--<text:line-break/>Software Engineer<text:line-break/>Swift Construction Company</text:p>
          </table:table-cell>
        </table:table-row>
        <table:table-row table:style-name="ro5">
          <table:table-cell table:formula="of:=[$master.F18]" office:value-type="string" office:string-value="mdelazes">
            <text:p>mdelazes</text:p>
          </table:table-cell>
          <table:table-cell table:formula="of:=[$master.A18]" office:value-type="float" office:value="1">
            <text:p>1</text:p>
          </table:table-cell>
          <table:table-cell table:formula="of:=CONCATENATE([$master.B18];&quot; &quot;;[$master.C18])" office:value-type="string" office:string-value="Miquel DeLazes">
            <text:p>Miquel DeLazes</text:p>
          </table:table-cell>
          <table:table-cell table:formula="of:=[$master.G18]" office:value-type="string" office:string-value="appleton">
            <text:p>appleton</text:p>
          </table:table-cell>
          <table:table-cell table:formula="of:=&quot;--&quot;&amp;CHAR(10)&amp;[$master.L18]&amp;CHAR(10)&amp;[$master.K18]" office:value-type="string" office:string-value="--&#10;Director, Manufacturing&#10;Swift Construction Company">
            <text:p>--<text:line-break/>Director, Manufacturing<text:line-break/>Swift Construction Company</text:p>
          </table:table-cell>
        </table:table-row>
        <table:table-row table:style-name="ro5">
          <table:table-cell table:formula="of:=[$master.F19]" office:value-type="string" office:string-value="nnewton">
            <text:p>nnewton</text:p>
          </table:table-cell>
          <table:table-cell table:formula="of:=[$master.A19]" office:value-type="float" office:value="1">
            <text:p>1</text:p>
          </table:table-cell>
          <table:table-cell table:formula="of:=CONCATENATE([$master.B19];&quot; &quot;;[$master.C19])" office:value-type="string" office:string-value="Ned Newton">
            <text:p>Ned Newton</text:p>
          </table:table-cell>
          <table:table-cell table:formula="of:=[$master.G19]" office:value-type="string" office:string-value="appleton">
            <text:p>appleton</text:p>
          </table:table-cell>
          <table:table-cell table:formula="of:=&quot;--&quot;&amp;CHAR(10)&amp;[$master.L19]&amp;CHAR(10)&amp;[$master.K19]" office:value-type="string" office:string-value="--&#10;Chief Financial Officer&#10;Swift Construction Company">
            <text:p>--<text:line-break/>Chief Financial Officer<text:line-break/>Swift Construction Company</text:p>
          </table:table-cell>
        </table:table-row>
        <table:table-row table:style-name="ro5">
          <table:table-cell table:formula="of:=[$master.F20]" office:value-type="string" office:string-value="rsampson">
            <text:p>rsampson</text:p>
          </table:table-cell>
          <table:table-cell table:formula="of:=[$master.A20]" office:value-type="float" office:value="1">
            <text:p>1</text:p>
          </table:table-cell>
          <table:table-cell table:formula="of:=CONCATENATE([$master.B20];&quot; &quot;;[$master.C20])" office:value-type="string" office:string-value="Rad Sampson">
            <text:p>Rad Sampson</text:p>
          </table:table-cell>
          <table:table-cell table:formula="of:=[$master.G20]" office:value-type="string" office:string-value="appleton">
            <text:p>appleton</text:p>
          </table:table-cell>
          <table:table-cell table:formula="of:=&quot;--&quot;&amp;CHAR(10)&amp;[$master.L20]&amp;CHAR(10)&amp;[$master.K20]" office:value-type="string" office:string-value="--&#10;Director, Quality&#10;Swift Construction Company">
            <text:p>--<text:line-break/>Director, Quality<text:line-break/>Swift Construction Company</text:p>
          </table:table-cell>
        </table:table-row>
        <table:table-row table:style-name="ro5">
          <table:table-cell table:formula="of:=[$master.F21]" office:value-type="string" office:string-value="smalloy">
            <text:p>smalloy</text:p>
          </table:table-cell>
          <table:table-cell table:formula="of:=[$master.A21]" office:value-type="float" office:value="1">
            <text:p>1</text:p>
          </table:table-cell>
          <table:table-cell table:formula="of:=CONCATENATE([$master.B21];&quot; &quot;;[$master.C21])" office:value-type="string" office:string-value="Sarah Malloy">
            <text:p>Sarah Malloy</text:p>
          </table:table-cell>
          <table:table-cell table:formula="of:=[$master.G21]" office:value-type="string" office:string-value="appleton">
            <text:p>appleton</text:p>
          </table:table-cell>
          <table:table-cell table:formula="of:=&quot;--&quot;&amp;CHAR(10)&amp;[$master.L21]&amp;CHAR(10)&amp;[$master.K21]" office:value-type="string" office:string-value="--&#10;Receiver&#10;Swift Construction Company">
            <text:p>--<text:line-break/>Receiver<text:line-break/>Swift Construction Company</text:p>
          </table:table-cell>
        </table:table-row>
        <table:table-row table:style-name="ro5">
          <table:table-cell table:formula="of:=[$master.F22]" office:value-type="string" office:string-value="tswift">
            <text:p>tswift</text:p>
          </table:table-cell>
          <table:table-cell table:formula="of:=[$master.A22]" office:value-type="float" office:value="1">
            <text:p>1</text:p>
          </table:table-cell>
          <table:table-cell table:formula="of:=CONCATENATE([$master.B22];&quot; &quot;;[$master.C22])" office:value-type="string" office:string-value="Tom Swift">
            <text:p>Tom Swift</text:p>
          </table:table-cell>
          <table:table-cell table:formula="of:=[$master.G22]" office:value-type="string" office:string-value="appleton">
            <text:p>appleton</text:p>
          </table:table-cell>
          <table:table-cell table:formula="of:=&quot;--&quot;&amp;CHAR(10)&amp;[$master.L22]&amp;CHAR(10)&amp;[$master.K22]" office:value-type="string" office:string-value="--&#10;Director, Engineering&#10;Swift Construction Company">
            <text:p>--<text:line-break/>Director, Engineering<text:line-break/>Swift Construction Company</text:p>
          </table:table-cell>
        </table:table-row>
        <table:table-row table:style-name="ro5">
          <table:table-cell table:formula="of:=[$master.F23]" office:value-type="string" office:string-value="wdamon">
            <text:p>wdamon</text:p>
          </table:table-cell>
          <table:table-cell table:formula="of:=[$master.A23]" office:value-type="float" office:value="1">
            <text:p>1</text:p>
          </table:table-cell>
          <table:table-cell table:formula="of:=CONCATENATE([$master.B23];&quot; &quot;;[$master.C23])" office:value-type="string" office:string-value="Wakefield Damon">
            <text:p>Wakefield Damon</text:p>
          </table:table-cell>
          <table:table-cell table:formula="of:=[$master.G23]" office:value-type="string" office:string-value="appleton">
            <text:p>appleton</text:p>
          </table:table-cell>
          <table:table-cell table:formula="of:=&quot;--&quot;&amp;CHAR(10)&amp;[$master.L23]&amp;CHAR(10)&amp;[$master.K23]" office:value-type="string" office:string-value="--&#10;Technical Writer&#10;Swift Construction Company">
            <text:p>--<text:line-break/>Technical Writer<text:line-break/>Swift Construction Company</text:p>
          </table:table-cell>
        </table:table-row>
        <table:table-row table:style-name="ro5">
          <table:table-cell table:formula="of:=[$master.F24]" office:value-type="string" office:string-value="wcrawford">
            <text:p>wcrawford</text:p>
          </table:table-cell>
          <table:table-cell table:formula="of:=[$master.A24]" office:value-type="float" office:value="1">
            <text:p>1</text:p>
          </table:table-cell>
          <table:table-cell table:formula="of:=CONCATENATE([$master.B24];&quot; &quot;;[$master.C24])" office:value-type="string" office:string-value="William Crawford">
            <text:p>William Crawford</text:p>
          </table:table-cell>
          <table:table-cell table:formula="of:=[$master.G24]" office:value-type="string" office:string-value="appleton">
            <text:p>appleton</text:p>
          </table:table-cell>
          <table:table-cell table:formula="of:=&quot;--&quot;&amp;CHAR(10)&amp;[$master.L24]&amp;CHAR(10)&amp;[$master.K24]" office:value-type="string" office:string-value="--&#10;Director, Legal&#10;Swift Construction Company">
            <text:p>--<text:line-break/>Director, Legal<text:line-break/>Swift Construction Company</text:p>
          </table:table-cell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  <table:named-expressions/>
      </table:table>
      <table:table table:name="ldap" table:style-name="ta2" table:print="false">
        <office:forms form:automatic-focus="false" form:apply-design-mode="false"/>
        <table:table-column table:style-name="co70" table:default-cell-style-name="Default"/>
        <table:table-column table:style-name="co10" table:default-cell-style-name="Default"/>
        <table:table-column table:style-name="co3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1" table:default-cell-style-name="Default"/>
        <table:table-column table:style-name="co8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">
          <table:table-cell office:value-type="string">
            <text:p>cn</text:p>
          </table:table-cell>
          <table:table-cell office:value-type="string">
            <text:p>givenName</text:p>
          </table:table-cell>
          <table:table-cell office:value-type="string">
            <text:p>sn</text:p>
          </table:table-cell>
          <table:table-cell office:value-type="string">
            <text:p>title</text:p>
          </table:table-cell>
          <table:table-cell office:value-type="string">
            <text:p>mail</text:p>
          </table:table-cell>
          <table:table-cell office:value-type="string">
            <text:p>manager</text:p>
          </table:table-cell>
          <table:table-cell office:value-type="string">
            <text:p>objectClass</text:p>
          </table:table-cell>
          <table:table-cell office:value-type="string">
            <text:p>objectClass</text:p>
          </table:table-cell>
          <table:table-cell office:value-type="string">
            <text:p>uid</text:p>
          </table:table-cell>
          <table:table-cell office:value-type="string">
            <office:annotation draw:style-name="gr3" draw:text-style-name="P2" svg:width="1.1413in" svg:height="0.4209in" svg:x="18.7201in" svg:y="0in" draw:caption-point-x="-0.3091in" draw:caption-point-y="0.0039in">
              <dc:date>2014-08-27T00:00:00</dc:date>
              <text:p text:style-name="P2"><text:span text:style-name="T3">slappasswd -s appleton</text:span></text:p>
            </office:annotation>
            <text:p>userPassword</text:p>
          </table:table-cell>
        </table:table-row>
        <table:table-row table:style-name="ro1">
          <table:table-cell office:value-type="string">
            <text:p>Administrator User</text:p>
          </table:table-cell>
          <table:table-cell office:value-type="string">
            <text:p>Administrator</text:p>
          </table:table-cell>
          <table:table-cell office:value-type="string">
            <text:p>User</text:p>
          </table:table-cell>
          <table:table-cell table:number-columns-repeated="3"/>
          <table:table-cell office:value-type="string">
            <text:p>inetOrgPerson</text:p>
          </table:table-cell>
          <table:table-cell office:value-type="string">
            <text:p>top</text:p>
          </table:table-cell>
          <table:table-cell office:value-type="string">
            <text:p>administrator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office:value-type="string">
            <text:p>Administrator User</text:p>
          </table:table-cell>
          <table:table-cell office:value-type="string">
            <text:p>Administrator</text:p>
          </table:table-cell>
          <table:table-cell office:value-type="string">
            <text:p>User</text:p>
          </table:table-cell>
          <table:table-cell table:number-columns-repeated="3"/>
          <table:table-cell office:value-type="string">
            <text:p>inetOrgPerson</text:p>
          </table:table-cell>
          <table:table-cell office:value-type="string">
            <text:p>top</text:p>
          </table:table-cell>
          <table:table-cell office:value-type="string">
            <text:p>admin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[$master.B3]; &quot; &quot;;[$master.C3])" office:value-type="string" office:string-value="Barcoe Jenks">
            <text:p>Barcoe Jenks</text:p>
          </table:table-cell>
          <table:table-cell table:formula="of:=[$master.B3]" office:value-type="string" office:string-value="Barcoe">
            <text:p>Barcoe</text:p>
          </table:table-cell>
          <table:table-cell table:formula="of:=[$master.C3]" office:value-type="string" office:string-value="Jenks">
            <text:p>Jenks</text:p>
          </table:table-cell>
          <table:table-cell table:formula="of:=[$master.L3]" office:value-type="string" office:string-value="Electronics Engineer">
            <text:p>Electronics Engineer</text:p>
          </table:table-cell>
          <table:table-cell table:formula="of:=[$master.M3]" office:value-type="string" office:string-value="bjenks@whizzer.local">
            <text:p>bjenks@whizzer.local</text:p>
          </table:table-cell>
          <table:table-cell table:formula="of:=CONCATENATE(&quot;cn=&quot;;[$master.Q3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3]" office:value-type="string" office:string-value="bjenks">
            <text:p>bjenks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[$master.B4]; &quot; &quot;;[$master.C4])" office:value-type="string" office:string-value="Barton Swift">
            <text:p>Barton Swift</text:p>
          </table:table-cell>
          <table:table-cell table:formula="of:=[$master.B4]" office:value-type="string" office:string-value="Barton">
            <text:p>Barton</text:p>
          </table:table-cell>
          <table:table-cell table:formula="of:=[$master.C4]" office:value-type="string" office:string-value="Swift">
            <text:p>Swift</text:p>
          </table:table-cell>
          <table:table-cell table:formula="of:=[$master.L4]" office:value-type="string" office:string-value="President">
            <text:p>President</text:p>
          </table:table-cell>
          <table:table-cell table:formula="of:=[$master.M4]" office:value-type="string" office:string-value="bswift@whizzer.local">
            <text:p>bswift@whizzer.local</text:p>
          </table:table-cell>
          <table:table-cell>
            <office:annotation draw:style-name="gr4" draw:text-style-name="P2" svg:width="1.1413in" svg:height="0.5917in" svg:x="11.7535in" svg:y="0.3in" draw:caption-point-x="-0.2835in" draw:caption-point-y="0.5921in">
              <dc:date>2014-08-28T00:00:00</dc:date>
              <text:p text:style-name="P2"><text:span text:style-name="T3">Barton Swift has no manager</text:span></text:p>
            </office:annotation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4]" office:value-type="string" office:string-value="bswift">
            <text:p>bswift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[$master.B5]; &quot; &quot;;[$master.C5])" office:value-type="string" office:string-value="Bub Armstrong">
            <text:p>Bub Armstrong</text:p>
          </table:table-cell>
          <table:table-cell table:formula="of:=[$master.B5]" office:value-type="string" office:string-value="Bub">
            <text:p>Bub</text:p>
          </table:table-cell>
          <table:table-cell table:formula="of:=[$master.C5]" office:value-type="string" office:string-value="Armstrong">
            <text:p>Armstrong</text:p>
          </table:table-cell>
          <table:table-cell table:formula="of:=[$master.L5]" office:value-type="string" office:string-value="Mechanical Engineer">
            <text:p>Mechanical Engineer</text:p>
          </table:table-cell>
          <table:table-cell table:formula="of:=[$master.M5]" office:value-type="string" office:string-value="barmstrong@whizzer.local">
            <text:p>barmstrong@whizzer.local</text:p>
          </table:table-cell>
          <table:table-cell table:formula="of:=CONCATENATE(&quot;cn=&quot;;[$master.Q5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5]" office:value-type="string" office:string-value="barmstrong">
            <text:p>barmstrong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[$master.B6]; &quot; &quot;;[$master.C6])" office:value-type="string" office:string-value="Frank Mason">
            <text:p>Frank Mason</text:p>
          </table:table-cell>
          <table:table-cell table:formula="of:=[$master.B6]" office:value-type="string" office:string-value="Frank">
            <text:p>Frank</text:p>
          </table:table-cell>
          <table:table-cell table:formula="of:=[$master.C6]" office:value-type="string" office:string-value="Mason">
            <text:p>Mason</text:p>
          </table:table-cell>
          <table:table-cell table:formula="of:=[$master.L6]" office:value-type="string" office:string-value="Engineering Project Coordinator">
            <text:p>Engineering Project Coordinator</text:p>
          </table:table-cell>
          <table:table-cell table:formula="of:=[$master.M6]" office:value-type="string" office:string-value="fmason@whizzer.local">
            <text:p>fmason@whizzer.local</text:p>
          </table:table-cell>
          <table:table-cell table:formula="of:=CONCATENATE(&quot;cn=&quot;;[$master.Q6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6]" office:value-type="string" office:string-value="fmason">
            <text:p>fmason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[$master.B7]; &quot; &quot;;[$master.C7])" office:value-type="string" office:string-value="Garret Jackson">
            <text:p>Garret Jackson</text:p>
          </table:table-cell>
          <table:table-cell table:formula="of:=[$master.B7]" office:value-type="string" office:string-value="Garret">
            <text:p>Garret</text:p>
          </table:table-cell>
          <table:table-cell table:formula="of:=[$master.C7]" office:value-type="string" office:string-value="Jackson">
            <text:p>Jackson</text:p>
          </table:table-cell>
          <table:table-cell table:formula="of:=[$master.L7]" office:value-type="string" office:string-value="Production Planner">
            <text:p>Production Planner</text:p>
          </table:table-cell>
          <table:table-cell table:formula="of:=[$master.M7]" office:value-type="string" office:string-value="gjackson@whizzer.local">
            <text:p>gjackson@whizzer.local</text:p>
          </table:table-cell>
          <table:table-cell table:formula="of:=CONCATENATE(&quot;cn=&quot;;[$master.Q7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7]" office:value-type="string" office:string-value="gjackson">
            <text:p>gjackson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[$master.B8]; &quot; &quot;;[$master.C8])" office:value-type="string" office:string-value="Hank Baldwin">
            <text:p>Hank Baldwin</text:p>
          </table:table-cell>
          <table:table-cell table:formula="of:=[$master.B8]" office:value-type="string" office:string-value="Hank">
            <text:p>Hank</text:p>
          </table:table-cell>
          <table:table-cell table:formula="of:=[$master.C8]" office:value-type="string" office:string-value="Baldwin">
            <text:p>Baldwin</text:p>
          </table:table-cell>
          <table:table-cell table:formula="of:=[$master.L8]" office:value-type="string" office:string-value="Lead Hand">
            <text:p>Lead Hand</text:p>
          </table:table-cell>
          <table:table-cell table:formula="of:=[$master.M8]" office:value-type="string" office:string-value="hbaldwin@whizzer.local">
            <text:p>hbaldwin@whizzer.local</text:p>
          </table:table-cell>
          <table:table-cell table:formula="of:=CONCATENATE(&quot;cn=&quot;;[$master.Q8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8]" office:value-type="string" office:string-value="hbaldwin">
            <text:p>hbaldwin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[$master.B9]; &quot; &quot;;[$master.C9])" office:value-type="string" office:string-value="Helen Randall">
            <text:p>Helen Randall</text:p>
          </table:table-cell>
          <table:table-cell table:formula="of:=[$master.B9]" office:value-type="string" office:string-value="Helen">
            <text:p>Helen</text:p>
          </table:table-cell>
          <table:table-cell table:formula="of:=[$master.C9]" office:value-type="string" office:string-value="Randall">
            <text:p>Randall</text:p>
          </table:table-cell>
          <table:table-cell table:formula="of:=[$master.L9]" office:value-type="string" office:string-value="AP Clerk">
            <text:p>AP Clerk</text:p>
          </table:table-cell>
          <table:table-cell table:formula="of:=[$master.M9]" office:value-type="string" office:string-value="hrandall@whizzer.local">
            <text:p>hrandall@whizzer.local</text:p>
          </table:table-cell>
          <table:table-cell table:formula="of:=CONCATENATE(&quot;cn=&quot;;[$master.Q9];&quot;,ou=People,dc=root,dc=org&quot;)" office:value-type="string" office:string-value="cn=Ned Newton,ou=People,dc=root,dc=org">
            <text:p>cn=Ned Newton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9]" office:value-type="string" office:string-value="hrandall">
            <text:p>hrandall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[$master.B10]; &quot; &quot;;[$master.C10])" office:value-type="string" office:string-value="Jacab Wood">
            <text:p>Jacab Wood</text:p>
          </table:table-cell>
          <table:table-cell table:formula="of:=[$master.B10]" office:value-type="string" office:string-value="Jacab">
            <text:p>Jacab</text:p>
          </table:table-cell>
          <table:table-cell table:formula="of:=[$master.C10]" office:value-type="string" office:string-value="Wood">
            <text:p>Wood</text:p>
          </table:table-cell>
          <table:table-cell table:formula="of:=[$master.L10]" office:value-type="string" office:string-value="Sales Agent">
            <text:p>Sales Agent</text:p>
          </table:table-cell>
          <table:table-cell table:formula="of:=[$master.M10]" office:value-type="string" office:string-value="jwood@whizzer.local">
            <text:p>jwood@whizzer.local</text:p>
          </table:table-cell>
          <table:table-cell table:formula="of:=CONCATENATE(&quot;cn=&quot;;[$master.Q10];&quot;,ou=People,dc=root,dc=org&quot;)" office:value-type="string" office:string-value="cn=James Period,ou=People,dc=root,dc=org">
            <text:p>cn=James Period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0]" office:value-type="string" office:string-value="jwood">
            <text:p>jwood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[$master.B11]; &quot; &quot;;[$master.C11])" office:value-type="string" office:string-value="James Period">
            <text:p>James Period</text:p>
          </table:table-cell>
          <table:table-cell table:formula="of:=[$master.B11]" office:value-type="string" office:string-value="James">
            <text:p>James</text:p>
          </table:table-cell>
          <table:table-cell table:formula="of:=[$master.C11]" office:value-type="string" office:string-value="Period">
            <text:p>Period</text:p>
          </table:table-cell>
          <table:table-cell table:formula="of:=[$master.L11]" office:value-type="string" office:string-value="Director, Sales &amp; Marketing">
            <text:p>Director, Sales &amp; Marketing</text:p>
          </table:table-cell>
          <table:table-cell table:formula="of:=[$master.M11]" office:value-type="string" office:string-value="jperiod@whizzer.local">
            <text:p>jperiod@whizzer.local</text:p>
          </table:table-cell>
          <table:table-cell table:formula="of:=CONCATENATE(&quot;cn=&quot;;[$master.Q11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1]" office:value-type="string" office:string-value="jperiod">
            <text:p>jperiod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[$master.B12]; &quot; &quot;;[$master.C12])" office:value-type="string" office:string-value="Jennie Haddon">
            <text:p>Jennie Haddon</text:p>
          </table:table-cell>
          <table:table-cell table:formula="of:=[$master.B12]" office:value-type="string" office:string-value="Jennie">
            <text:p>Jennie</text:p>
          </table:table-cell>
          <table:table-cell table:formula="of:=[$master.C12]" office:value-type="string" office:string-value="Haddon">
            <text:p>Haddon</text:p>
          </table:table-cell>
          <table:table-cell table:formula="of:=[$master.L12]" office:value-type="string" office:string-value="Buyer">
            <text:p>Buyer</text:p>
          </table:table-cell>
          <table:table-cell table:formula="of:=[$master.M12]" office:value-type="string" office:string-value="jhaddon@whizzer.local">
            <text:p>jhaddon@whizzer.local</text:p>
          </table:table-cell>
          <table:table-cell table:formula="of:=CONCATENATE(&quot;cn=&quot;;[$master.Q12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2]" office:value-type="string" office:string-value="jhaddon">
            <text:p>jhaddon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[$master.B13]; &quot; &quot;;[$master.C13])" office:value-type="string" office:string-value="Jennie Morse">
            <text:p>Jennie Morse</text:p>
          </table:table-cell>
          <table:table-cell table:formula="of:=[$master.B13]" office:value-type="string" office:string-value="Jennie">
            <text:p>Jennie</text:p>
          </table:table-cell>
          <table:table-cell table:formula="of:=[$master.C13]" office:value-type="string" office:string-value="Morse">
            <text:p>Morse</text:p>
          </table:table-cell>
          <table:table-cell table:formula="of:=[$master.L13]" office:value-type="string" office:string-value="AR Clerk">
            <text:p>AR Clerk</text:p>
          </table:table-cell>
          <table:table-cell table:formula="of:=[$master.M13]" office:value-type="string" office:string-value="jmorse@whizzer.local">
            <text:p>jmorse@whizzer.local</text:p>
          </table:table-cell>
          <table:table-cell table:formula="of:=CONCATENATE(&quot;cn=&quot;;[$master.Q13];&quot;,ou=People,dc=root,dc=org&quot;)" office:value-type="string" office:string-value="cn=Ned Newton,ou=People,dc=root,dc=org">
            <text:p>cn=Ned Newton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3]" office:value-type="string" office:string-value="jmorse">
            <text:p>jmorse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[$master.B14]; &quot; &quot;;[$master.C14])" office:value-type="string" office:string-value="John Sharp">
            <text:p>John Sharp</text:p>
          </table:table-cell>
          <table:table-cell table:formula="of:=[$master.B14]" office:value-type="string" office:string-value="John">
            <text:p>John</text:p>
          </table:table-cell>
          <table:table-cell table:formula="of:=[$master.C14]" office:value-type="string" office:string-value="Sharp">
            <text:p>Sharp</text:p>
          </table:table-cell>
          <table:table-cell table:formula="of:=[$master.L14]" office:value-type="string" office:string-value="Director, Prod Mgmt">
            <text:p>Director, Prod Mgmt</text:p>
          </table:table-cell>
          <table:table-cell table:formula="of:=[$master.M14]" office:value-type="string" office:string-value="jsharp@whizzer.local">
            <text:p>jsharp@whizzer.local</text:p>
          </table:table-cell>
          <table:table-cell table:formula="of:=CONCATENATE(&quot;cn=&quot;;[$master.Q14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4]" office:value-type="string" office:string-value="jsharp">
            <text:p>jsharp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[$master.B15]; &quot; &quot;;[$master.C15])" office:value-type="string" office:string-value="Martha Baggert">
            <text:p>Martha Baggert</text:p>
          </table:table-cell>
          <table:table-cell table:formula="of:=[$master.B15]" office:value-type="string" office:string-value="Martha">
            <text:p>Martha</text:p>
          </table:table-cell>
          <table:table-cell table:formula="of:=[$master.C15]" office:value-type="string" office:string-value="Baggert">
            <text:p>Baggert</text:p>
          </table:table-cell>
          <table:table-cell table:formula="of:=[$master.L15]" office:value-type="string" office:string-value="Director, Human Resources">
            <text:p>Director, Human Resources</text:p>
          </table:table-cell>
          <table:table-cell table:formula="of:=[$master.M15]" office:value-type="string" office:string-value="mbaggert@whizzer.local">
            <text:p>mbaggert@whizzer.local</text:p>
          </table:table-cell>
          <table:table-cell table:formula="of:=CONCATENATE(&quot;cn=&quot;;[$master.Q15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5]" office:value-type="string" office:string-value="mbaggert">
            <text:p>mbaggert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[$master.B16]; &quot; &quot;;[$master.C16])" office:value-type="string" office:string-value="Mary Nestor">
            <text:p>Mary Nestor</text:p>
          </table:table-cell>
          <table:table-cell table:formula="of:=[$master.B16]" office:value-type="string" office:string-value="Mary">
            <text:p>Mary</text:p>
          </table:table-cell>
          <table:table-cell table:formula="of:=[$master.C16]" office:value-type="string" office:string-value="Nestor">
            <text:p>Nestor</text:p>
          </table:table-cell>
          <table:table-cell table:formula="of:=[$master.L16]" office:value-type="string" office:string-value="Director, MIS-IT">
            <text:p>Director, MIS-IT</text:p>
          </table:table-cell>
          <table:table-cell table:formula="of:=[$master.M16]" office:value-type="string" office:string-value="mnestor@whizzer.local">
            <text:p>mnestor@whizzer.local</text:p>
          </table:table-cell>
          <table:table-cell table:formula="of:=CONCATENATE(&quot;cn=&quot;;[$master.Q16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6]" office:value-type="string" office:string-value="mnestor">
            <text:p>mnestor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[$master.B17]; &quot; &quot;;[$master.C17])" office:value-type="string" office:string-value="Minnie Blair">
            <text:p>Minnie Blair</text:p>
          </table:table-cell>
          <table:table-cell table:formula="of:=[$master.B17]" office:value-type="string" office:string-value="Minnie">
            <text:p>Minnie</text:p>
          </table:table-cell>
          <table:table-cell table:formula="of:=[$master.C17]" office:value-type="string" office:string-value="Blair">
            <text:p>Blair</text:p>
          </table:table-cell>
          <table:table-cell table:formula="of:=[$master.L17]" office:value-type="string" office:string-value="Software Engineer">
            <text:p>Software Engineer</text:p>
          </table:table-cell>
          <table:table-cell table:formula="of:=[$master.M17]" office:value-type="string" office:string-value="mblair@whizzer.local">
            <text:p>mblair@whizzer.local</text:p>
          </table:table-cell>
          <table:table-cell table:formula="of:=CONCATENATE(&quot;cn=&quot;;[$master.Q17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7]" office:value-type="string" office:string-value="mblair">
            <text:p>mblair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[$master.B18]; &quot; &quot;;[$master.C18])" office:value-type="string" office:string-value="Miquel DeLazes">
            <text:p>Miquel DeLazes</text:p>
          </table:table-cell>
          <table:table-cell table:formula="of:=[$master.B18]" office:value-type="string" office:string-value="Miquel">
            <text:p>Miquel</text:p>
          </table:table-cell>
          <table:table-cell table:formula="of:=[$master.C18]" office:value-type="string" office:string-value="DeLazes">
            <text:p>DeLazes</text:p>
          </table:table-cell>
          <table:table-cell table:formula="of:=[$master.L18]" office:value-type="string" office:string-value="Director, Manufacturing">
            <text:p>Director, Manufacturing</text:p>
          </table:table-cell>
          <table:table-cell table:formula="of:=[$master.M18]" office:value-type="string" office:string-value="mdelazes@whizzer.local">
            <text:p>mdelazes@whizzer.local</text:p>
          </table:table-cell>
          <table:table-cell table:formula="of:=CONCATENATE(&quot;cn=&quot;;[$master.Q18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8]" office:value-type="string" office:string-value="mdelazes">
            <text:p>mdelazes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[$master.B19]; &quot; &quot;;[$master.C19])" office:value-type="string" office:string-value="Ned Newton">
            <text:p>Ned Newton</text:p>
          </table:table-cell>
          <table:table-cell table:formula="of:=[$master.B19]" office:value-type="string" office:string-value="Ned">
            <text:p>Ned</text:p>
          </table:table-cell>
          <table:table-cell table:formula="of:=[$master.C19]" office:value-type="string" office:string-value="Newton">
            <text:p>Newton</text:p>
          </table:table-cell>
          <table:table-cell table:formula="of:=[$master.L19]" office:value-type="string" office:string-value="Chief Financial Officer">
            <text:p>Chief Financial Officer</text:p>
          </table:table-cell>
          <table:table-cell table:formula="of:=[$master.M19]" office:value-type="string" office:string-value="nnewton@whizzer.local">
            <text:p>nnewton@whizzer.local</text:p>
          </table:table-cell>
          <table:table-cell table:formula="of:=CONCATENATE(&quot;cn=&quot;;[$master.Q19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9]" office:value-type="string" office:string-value="nnewton">
            <text:p>nnewton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[$master.B20]; &quot; &quot;;[$master.C20])" office:value-type="string" office:string-value="Rad Sampson">
            <text:p>Rad Sampson</text:p>
          </table:table-cell>
          <table:table-cell table:formula="of:=[$master.B20]" office:value-type="string" office:string-value="Rad">
            <text:p>Rad</text:p>
          </table:table-cell>
          <table:table-cell table:formula="of:=[$master.C20]" office:value-type="string" office:string-value="Sampson">
            <text:p>Sampson</text:p>
          </table:table-cell>
          <table:table-cell table:formula="of:=[$master.L20]" office:value-type="string" office:string-value="Director, Quality">
            <text:p>Director, Quality</text:p>
          </table:table-cell>
          <table:table-cell table:formula="of:=[$master.M20]" office:value-type="string" office:string-value="rsampson@whizzer.local">
            <text:p>rsampson@whizzer.local</text:p>
          </table:table-cell>
          <table:table-cell table:formula="of:=CONCATENATE(&quot;cn=&quot;;[$master.Q20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0]" office:value-type="string" office:string-value="rsampson">
            <text:p>rsampson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[$master.B21]; &quot; &quot;;[$master.C21])" office:value-type="string" office:string-value="Sarah Malloy">
            <text:p>Sarah Malloy</text:p>
          </table:table-cell>
          <table:table-cell table:formula="of:=[$master.B21]" office:value-type="string" office:string-value="Sarah">
            <text:p>Sarah</text:p>
          </table:table-cell>
          <table:table-cell table:formula="of:=[$master.C21]" office:value-type="string" office:string-value="Malloy">
            <text:p>Malloy</text:p>
          </table:table-cell>
          <table:table-cell table:formula="of:=[$master.L21]" office:value-type="string" office:string-value="Receiver">
            <text:p>Receiver</text:p>
          </table:table-cell>
          <table:table-cell table:formula="of:=[$master.M21]" office:value-type="string" office:string-value="smalloy@whizzer.local">
            <text:p>smalloy@whizzer.local</text:p>
          </table:table-cell>
          <table:table-cell table:formula="of:=CONCATENATE(&quot;cn=&quot;;[$master.Q21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1]" office:value-type="string" office:string-value="smalloy">
            <text:p>smalloy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[$master.B22]; &quot; &quot;;[$master.C22])" office:value-type="string" office:string-value="Tom Swift">
            <text:p>Tom Swift</text:p>
          </table:table-cell>
          <table:table-cell table:formula="of:=[$master.B22]" office:value-type="string" office:string-value="Tom">
            <text:p>Tom</text:p>
          </table:table-cell>
          <table:table-cell table:formula="of:=[$master.C22]" office:value-type="string" office:string-value="Swift">
            <text:p>Swift</text:p>
          </table:table-cell>
          <table:table-cell table:formula="of:=[$master.L22]" office:value-type="string" office:string-value="Director, Engineering">
            <text:p>Director, Engineering</text:p>
          </table:table-cell>
          <table:table-cell table:formula="of:=[$master.M22]" office:value-type="string" office:string-value="tswift@whizzer.local">
            <text:p>tswift@whizzer.local</text:p>
          </table:table-cell>
          <table:table-cell table:formula="of:=CONCATENATE(&quot;cn=&quot;;[$master.Q22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2]" office:value-type="string" office:string-value="tswift">
            <text:p>tswift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[$master.B23]; &quot; &quot;;[$master.C23])" office:value-type="string" office:string-value="Wakefield Damon">
            <text:p>Wakefield Damon</text:p>
          </table:table-cell>
          <table:table-cell table:formula="of:=[$master.B23]" office:value-type="string" office:string-value="Wakefield">
            <text:p>Wakefield</text:p>
          </table:table-cell>
          <table:table-cell table:formula="of:=[$master.C23]" office:value-type="string" office:string-value="Damon">
            <text:p>Damon</text:p>
          </table:table-cell>
          <table:table-cell table:formula="of:=[$master.L23]" office:value-type="string" office:string-value="Technical Writer">
            <text:p>Technical Writer</text:p>
          </table:table-cell>
          <table:table-cell table:formula="of:=[$master.M23]" office:value-type="string" office:string-value="wdamon@whizzer.local">
            <text:p>wdamon@whizzer.local</text:p>
          </table:table-cell>
          <table:table-cell table:formula="of:=CONCATENATE(&quot;cn=&quot;;[$master.Q23];&quot;,ou=People,dc=root,dc=org&quot;)" office:value-type="string" office:string-value="cn=John Sharp,ou=People,dc=root,dc=org">
            <text:p>cn=John Sharp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3]" office:value-type="string" office:string-value="wdamon">
            <text:p>wdamon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[$master.B24]; &quot; &quot;;[$master.C24])" office:value-type="string" office:string-value="William Crawford">
            <text:p>William Crawford</text:p>
          </table:table-cell>
          <table:table-cell table:formula="of:=[$master.B24]" office:value-type="string" office:string-value="William">
            <text:p>William</text:p>
          </table:table-cell>
          <table:table-cell table:formula="of:=[$master.C24]" office:value-type="string" office:string-value="Crawford">
            <text:p>Crawford</text:p>
          </table:table-cell>
          <table:table-cell table:formula="of:=[$master.L24]" office:value-type="string" office:string-value="Director, Legal">
            <text:p>Director, Legal</text:p>
          </table:table-cell>
          <table:table-cell table:formula="of:=[$master.M24]" office:value-type="string" office:string-value="wcrawford@whizzer.local">
            <text:p>wcrawford@whizzer.local</text:p>
          </table:table-cell>
          <table:table-cell table:formula="of:=CONCATENATE(&quot;cn=&quot;;[$master.Q24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4]" office:value-type="string" office:string-value="wcrawford">
            <text:p>wcrawford</text:p>
          </table:table-cell>
          <table:table-cell office:value-type="string">
            <text:p>{SSHA}cAvUmw90CDKPDmPlym92Ym/GGDEdgvWU</text:p>
          </table:table-cell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  <table:named-expressions/>
      </table:table>
      <table:named-expressions>
        <table:named-expression table:name="Print_Area_1" table:base-cell-address="$master.$A$1" table:expression="NA()"/>
        <table:named-expression table:name="_xlnm.Print_Area" table:base-cell-address="$master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 number:style="long"/>
      <number:text>-</number:text>
      <number:month number:style="long"/>
      <number:text>-</number:text>
      <number:year number:style="long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1P0"/>
    </number:currency-style>
    <number:currency-style style:name="N8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4P0"/>
    </number:currency-style>
    <number:date-style style:name="N16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CA">
      <number:day number:style="long"/>
      <number:text>-</number:text>
      <number:month number:textual="true"/>
    </number:date-style>
    <number:date-style style:name="N16108" number:language="en" number:country="CA">
      <number:month number:textual="true"/>
      <number:text>-</number:text>
      <number:year/>
    </number:date-style>
    <number:time-style style:name="N16109" number:language="en" number:country="CA">
      <number:hours/>
      <number:text>:</number:text>
      <number:minutes number:style="long"/>
      <number:text> </number:text>
      <number:am-pm/>
    </number:time-style>
    <number:time-style style:name="N16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1" number:language="en" number:country="CA">
      <number:hours/>
      <number:text>:</number:text>
      <number:minutes number:style="long"/>
    </number:time-style>
    <number:time-style style:name="N16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6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fo:color="#333333" style:font-name="Arial" fo:font-size="11pt" style:font-name-asian="Microsoft YaHei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ableStyleLight1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draw:marker draw:name="Arrowheads_20_1" draw:display-name="Arrowheads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ltr" style:scale-to="100%" style:writing-mode="lr-tb"/>
      <style:header-style>
        <style:header-footer-properties fo:min-height="0.2957in" fo:margin-left="0.748in" fo:margin-right="0.748in" fo:margin-bottom="0.2417in"/>
      </style:header-style>
      <style:footer-style>
        <style:header-footer-properties fo:min-height="0.2957in" fo:margin-left="0.748in" fo:margin-right="0.748in" fo:margin-top="0.2417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ltr" style:scale-to-X="1" style:writing-mode="lr-tb"/>
      <style:header-style>
        <style:header-footer-properties fo:min-height="0.2957in" fo:margin-left="0.748in" fo:margin-right="0.748in" fo:margin-bottom="0.2409in"/>
      </style:header-style>
      <style:footer-style>
        <style:header-footer-properties fo:min-height="0.2957in" fo:margin-left="0.748in" fo:margin-right="0.748in" fo:margin-top="0.0189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7">
      <style:page-layout-properties fo:margin-top="0in" fo:margin-bottom="0in" fo:margin-left="0in" fo:margin-right="0in" style:print-page-order="ltr" style:scale-to-X="1" style:writing-mode="lr-tb"/>
      <style:header-style>
        <style:header-footer-properties fo:min-height="0.2953in" fo:margin-left="0.748in" fo:margin-right="0.748in" fo:margin-bottom="0.2409in"/>
      </style:header-style>
      <style:footer-style>
        <style:header-footer-properties fo:min-height="0.2953in" fo:margin-left="0.748in" fo:margin-right="0.748in" fo:margin-top="0.0189in"/>
      </style:footer-style>
    </style:page-layout>
    <style:page-layout style:name="Mpm8">
      <style:page-layout-properties fo:margin-top="0in" fo:margin-bottom="0in" fo:margin-left="0in" fo:margin-right="0in" style:print-page-order="ltr"/>
      <style:header-style>
        <style:header-footer-properties fo:margin-left="0.748in" fo:margin-right="0.748in" fo:margin-bottom="0.2417in"/>
      </style:header-style>
      <style:footer-style>
        <style:header-footer-properties fo:margin-left="0.748in" fo:margin-right="0.748in" fo:margin-top="0.2417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4" style:family="text">
      <style:text-properties fo:color="#333333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5" style:family="text">
      <style:text-properties fo:color="#333333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11/25/2014</text:date>, <text:time>01:5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ter" style:display-name="PageStyle_mas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estro-yii-person" style:display-name="PageStyle_maestro-yii-pers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>
      <style:footer-left style:display="false"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-left>
    </style:master-page>
    <style:master-page style:name="PageStyle_5f_oo7-res.users" style:display-name="PageStyle_oo7-res.user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yton-users" style:display-name="PageStyle_tryton-users" style:page-layout-name="Mpm6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Achievo" style:display-name="PageStyle_Achievo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style:region-left>
          <text:p><text:span text:style-name="MT5">(C) 2010 by Dale R. Scott. This work is licensed under a</text:span></text:p>
          <text:p><text:span text:style-name="MT5">Creative Commons Attribution 3.0 Unported License.</text:span></text:p>
          <text:p><text:span text:style-name="MT5">http://creativecommons.org/licenses/by/3.0/</text:span></text:p>
        </style:region-left>
        <style:region-center>
          <text:p><text:span text:style-name="MT5">Page </text:span><text:span text:style-name="MT5"><text:page-number>1</text:page-number></text:span></text:p>
        </style:region-center>
        <style:region-right>
          <text:p><text:span text:style-name="MT5"><text:file-name text:display="name-and-extension">???</text:file-name></text:span><text:span text:style-name="MT5">, </text:span><text:span text:style-name="MT5"><text:sheet-name>???</text:sheet-name></text:span></text:p>
        </style:region-right>
      </style:footer>
      <style:footer-left style:display="false">
        <style:region-left>
          <text:p><text:span text:style-name="MT5">(C) 2010 by Dale R. Scott. This work is licensed under a</text:span></text:p>
          <text:p><text:span text:style-name="MT5">Creative Commons Attribution 3.0 Unported License.</text:span></text:p>
          <text:p><text:span text:style-name="MT5">http://creativecommons.org/licenses/by/3.0/</text:span></text:p>
        </style:region-left>
        <style:region-center>
          <text:p><text:span text:style-name="MT5">Page </text:span><text:span text:style-name="MT5"><text:page-number>1</text:page-number></text:span></text:p>
        </style:region-center>
        <style:region-right>
          <text:p><text:span text:style-name="MT5"><text:file-name text:display="name-and-extension">???</text:file-name></text:span><text:span text:style-name="MT5">, </text:span><text:span text:style-name="MT5"><text:sheet-name>???</text:sheet-name></text:span></text:p>
        </style:region-right>
      </style:footer-left>
    </style:master-page>
    <style:master-page style:name="PageStyle_5f_Parts_26_Vendors" style:display-name="PageStyle_Parts&amp;Vendors" style:page-layout-name="Mpm8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5T01:51:02.08</dc:date>
    <meta:editing-cycles>27</meta:editing-cycles>
    <meta:editing-duration>PT3H52M16S</meta:editing-duration>
    <meta:generator>OpenOffice/4.1.1$Win32 OpenOffice.org_project/411m6$Build-9775</meta:generator>
    <dc:creator>Dale Scott</dc:creator>
    <meta:document-statistic meta:table-count="11" meta:cell-count="2930" meta:object-count="0"/>
  </office:meta>
</office:document-meta>
</file>